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54cm"/>
    </style:style>
    <style:style style:name="Table1.B" style:family="table-column">
      <style:table-column-properties style:column-width="4.101cm"/>
    </style:style>
    <style:style style:name="Table1.C" style:family="table-column">
      <style:table-column-properties style:column-width="10.372cm"/>
    </style:style>
    <style:style style:name="Table1.A1" style:family="table-cell">
      <style:table-cell-properties style:vertical-align="middle" fo:padding="0.049cm" fo:border="none"/>
    </style:style>
    <style:style style:name="Table2" style:family="table">
      <style:table-properties style:width="17.013cm" fo:margin-left="0cm" table:align="left"/>
    </style:style>
    <style:style style:name="Table2.A" style:family="table-column">
      <style:table-column-properties style:column-width="2.54cm"/>
    </style:style>
    <style:style style:name="Table2.B" style:family="table-column">
      <style:table-column-properties style:column-width="4.133cm"/>
    </style:style>
    <style:style style:name="Table2.C" style:family="table-column">
      <style:table-column-properties style:column-width="10.34cm"/>
    </style:style>
    <style:style style:name="Table2.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2.54cm"/>
    </style:style>
    <style:style style:name="Table6.B" style:family="table-column">
      <style:table-column-properties style:column-width="4.133cm"/>
    </style:style>
    <style:style style:name="Table6.C" style:family="table-column">
      <style:table-column-properties style:column-width="10.34cm"/>
    </style:style>
    <style:style style:name="Table6.A1" style:family="table-cell">
      <style:table-cell-properties style:vertical-align="middle" fo:padding="0.049cm" fo:border="none"/>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4.207cm"/>
    </style:style>
    <style:style style:name="Table3.C" style:family="table-column">
      <style:table-column-properties style:column-width="10.266cm"/>
    </style:style>
    <style:style style:name="Table3.A1" style:family="table-cell">
      <style:table-cell-properties style:vertical-align="middle" fo:padding="0.049cm" fo:border="none"/>
    </style:style>
    <style:style style:name="Table4" style:family="table">
      <style:table-properties style:width="17.013cm" fo:margin-left="0cm" table:align="left"/>
    </style:style>
    <style:style style:name="Table4.A" style:family="table-column">
      <style:table-column-properties style:column-width="2.54cm"/>
    </style:style>
    <style:style style:name="Table4.B" style:family="table-column">
      <style:table-column-properties style:column-width="4.207cm"/>
    </style:style>
    <style:style style:name="Table4.C" style:family="table-column">
      <style:table-column-properties style:column-width="10.266cm"/>
    </style:style>
    <style:style style:name="Table4.A1" style:family="table-cell">
      <style:table-cell-properties style:vertical-align="middle" fo:padding="0.049cm" fo:border="none"/>
    </style:style>
    <style:style style:name="Table5" style:family="table">
      <style:table-properties style:width="17.013cm" fo:margin-left="0cm" table:align="left"/>
    </style:style>
    <style:style style:name="Table5.A" style:family="table-column">
      <style:table-column-properties style:column-width="2.54cm"/>
    </style:style>
    <style:style style:name="Table5.B" style:family="table-column">
      <style:table-column-properties style:column-width="4.207cm"/>
    </style:style>
    <style:style style:name="Table5.C" style:family="table-column">
      <style:table-column-properties style:column-width="10.266cm"/>
    </style:style>
    <style:style style:name="Table5.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711cm"/>
    </style:style>
    <style:style style:name="Table7.B" style:family="table-column">
      <style:table-column-properties style:column-width="2.656cm"/>
    </style:style>
    <style:style style:name="Table7.C" style:family="table-column">
      <style:table-column-properties style:column-width="3.2cm"/>
    </style:style>
    <style:style style:name="Table7.D" style:family="table-column">
      <style:table-column-properties style:column-width="5.203cm"/>
    </style:style>
    <style:style style:name="Table7.E" style:family="table-column">
      <style:table-column-properties style:column-width="4.2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535cm"/>
    </style:style>
    <style:style style:name="Table8.B" style:family="table-column">
      <style:table-column-properties style:column-width="4.609cm"/>
    </style:style>
    <style:style style:name="Table8.C" style:family="table-column">
      <style:table-column-properties style:column-width="10.85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804cm"/>
    </style:style>
    <style:style style:name="Table9.B" style:family="table-column">
      <style:table-column-properties style:column-width="3.683cm"/>
    </style:style>
    <style:style style:name="Table9.C" style:family="table-column">
      <style:table-column-properties style:column-width="3.842cm"/>
    </style:style>
    <style:style style:name="Table9.D" style:family="table-column">
      <style:table-column-properties style:column-width="7.671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826cm"/>
    </style:style>
    <style:style style:name="Table10.B" style:family="table-column">
      <style:table-column-properties style:column-width="3.755cm"/>
    </style:style>
    <style:style style:name="Table10.C" style:family="table-column">
      <style:table-column-properties style:column-width="4.946cm"/>
    </style:style>
    <style:style style:name="Table10.D" style:family="table-column">
      <style:table-column-properties style:column-width="4.473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3.484cm"/>
    </style:style>
    <style:style style:name="Table11.B" style:family="table-column">
      <style:table-column-properties style:column-width="3.965cm"/>
    </style:style>
    <style:style style:name="Table11.C" style:family="table-column">
      <style:table-column-properties style:column-width="4.383cm"/>
    </style:style>
    <style:style style:name="Table11.D" style:family="table-column">
      <style:table-column-properties style:column-width="5.168cm"/>
    </style:style>
    <style:style style:name="Table11.A1" style:family="table-cell">
      <style:table-cell-properties style:vertical-align="middle" fo:padding="0.049cm" fo:border="none"/>
    </style:style>
    <style:style style:name="Table14" style:family="table">
      <style:table-properties style:width="16.117cm" table:align="left"/>
    </style:style>
    <style:style style:name="Table14.A" style:family="table-column">
      <style:table-column-properties style:column-width="3.812cm"/>
    </style:style>
    <style:style style:name="Table14.B" style:family="table-column">
      <style:table-column-properties style:column-width="12.305cm"/>
    </style:style>
    <style:style style:name="Table14.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7.299cm"/>
    </style:style>
    <style:style style:name="Table16.B" style:family="table-column">
      <style:table-column-properties style:column-width="9.701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7.761cm"/>
    </style:style>
    <style:style style:name="Table17.B" style:family="table-column">
      <style:table-column-properties style:column-width="9.239cm"/>
    </style:style>
    <style:style style:name="Table17.A1" style:family="table-cell">
      <style:table-cell-properties style:vertical-align="middle" fo:padding="0.049cm" fo:border="none"/>
    </style:style>
    <style:style style:name="Table18" style:family="table">
      <style:table-properties style:width="16.944cm" table:align="left"/>
    </style:style>
    <style:style style:name="Table18.A" style:family="table-column">
      <style:table-column-properties style:column-width="5.2cm"/>
    </style:style>
    <style:style style:name="Table18.B" style:family="table-column">
      <style:table-column-properties style:column-width="11.744cm"/>
    </style:style>
    <style:style style:name="Table18.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538cm"/>
    </style:style>
    <style:style style:name="Table12.B" style:family="table-column">
      <style:table-column-properties style:column-width="14.4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4.253cm"/>
    </style:style>
    <style:style style:name="Table13.B" style:family="table-column">
      <style:table-column-properties style:column-width="12.748cm"/>
    </style:style>
    <style:style style:name="Table13.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5.045cm"/>
    </style:style>
    <style:style style:name="Table15.B" style:family="table-column">
      <style:table-column-properties style:column-width="4.916cm"/>
    </style:style>
    <style:style style:name="Table15.C" style:family="table-column">
      <style:table-column-properties style:column-width="7.04cm"/>
    </style:style>
    <style:style style:name="Table15.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4.657cm"/>
    </style:style>
    <style:style style:name="Table19.B" style:family="table-column">
      <style:table-column-properties style:column-width="12.344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4.041cm"/>
    </style:style>
    <style:style style:name="Table20.B" style:family="table-column">
      <style:table-column-properties style:column-width="12.959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5.452cm"/>
    </style:style>
    <style:style style:name="Table21.B" style:family="table-column">
      <style:table-column-properties style:column-width="11.548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4.131cm"/>
    </style:style>
    <style:style style:name="Table22.B" style:family="table-column">
      <style:table-column-properties style:column-width="12.869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1.63cm"/>
    </style:style>
    <style:style style:name="Table23.B" style:family="table-column">
      <style:table-column-properties style:column-width="5.916cm"/>
    </style:style>
    <style:style style:name="Table23.C" style:family="table-column">
      <style:table-column-properties style:column-width="9.454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1.538cm"/>
    </style:style>
    <style:style style:name="Table24.B" style:family="table-column">
      <style:table-column-properties style:column-width="6.267cm"/>
    </style:style>
    <style:style style:name="Table24.C" style:family="table-column">
      <style:table-column-properties style:column-width="9.195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1.864cm"/>
    </style:style>
    <style:style style:name="Table25.B" style:family="table-column">
      <style:table-column-properties style:column-width="6.105cm"/>
    </style:style>
    <style:style style:name="Table25.C" style:family="table-column">
      <style:table-column-properties style:column-width="9.031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3.983cm"/>
    </style:style>
    <style:style style:name="Table26.B" style:family="table-column">
      <style:table-column-properties style:column-width="4.14cm"/>
    </style:style>
    <style:style style:name="Table26.C" style:family="table-column">
      <style:table-column-properties style:column-width="4.322cm"/>
    </style:style>
    <style:style style:name="Table26.D" style:family="table-column">
      <style:table-column-properties style:column-width="4.556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3.815cm"/>
    </style:style>
    <style:style style:name="Table27.B" style:family="table-column">
      <style:table-column-properties style:column-width="4.537cm"/>
    </style:style>
    <style:style style:name="Table27.C" style:family="table-column">
      <style:table-column-properties style:column-width="4.068cm"/>
    </style:style>
    <style:style style:name="Table27.D" style:family="table-column">
      <style:table-column-properties style:column-width="4.581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7.812cm"/>
    </style:style>
    <style:style style:name="Table28.B" style:family="table-column">
      <style:table-column-properties style:column-width="4.496cm"/>
    </style:style>
    <style:style style:name="Table28.C" style:family="table-column">
      <style:table-column-properties style:column-width="4.692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3.256cm"/>
    </style:style>
    <style:style style:name="Table29.B" style:family="table-column">
      <style:table-column-properties style:column-width="3.567cm"/>
    </style:style>
    <style:style style:name="Table29.C" style:family="table-column">
      <style:table-column-properties style:column-width="3.392cm"/>
    </style:style>
    <style:style style:name="Table29.D" style:family="table-column">
      <style:table-column-properties style:column-width="3.838cm"/>
    </style:style>
    <style:style style:name="Table29.E" style:family="table-column">
      <style:table-column-properties style:column-width="2.947cm"/>
    </style:style>
    <style:style style:name="Table29.A1" style:family="table-cell">
      <style:table-cell-properties style:vertical-align="middle" fo:padding="0.049cm" fo:border="none"/>
    </style:style>
    <style:style style:name="P1" style:family="paragraph" style:parent-style-name="Heading_20_2">
      <style:paragraph-properties fo:text-align="justify" style:justify-single-word="false"/>
      <style:text-properties officeooo:paragraph-rsid="00092163"/>
    </style:style>
    <style:style style:name="P2" style:family="paragraph" style:parent-style-name="Text_20_body">
      <style:paragraph-properties fo:text-align="justify" style:justify-single-word="false"/>
      <style:text-properties officeooo:paragraph-rsid="00092163"/>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text-properties officeooo:paragraph-rsid="002a1bf3"/>
    </style:style>
    <style:style style:name="P5" style:family="paragraph" style:parent-style-name="Text_20_body">
      <style:paragraph-properties fo:text-align="justify" style:justify-single-word="false"/>
      <style:text-properties officeooo:paragraph-rsid="002a1bf3"/>
    </style:style>
    <style:style style:name="P6" style:family="paragraph" style:parent-style-name="Heading_20_3">
      <style:paragraph-properties fo:text-align="justify" style:justify-single-word="false"/>
      <style:text-properties officeooo:paragraph-rsid="00537ded"/>
    </style:style>
    <style:style style:name="P7" style:family="paragraph" style:parent-style-name="Table_20_Contents">
      <style:paragraph-properties fo:text-align="justify" style:justify-single-word="false"/>
    </style:style>
    <style:style style:name="P8" style:family="paragraph" style:parent-style-name="Table_20_Heading">
      <style:paragraph-properties fo:text-align="justify" style:justify-single-word="false"/>
    </style:style>
    <style:style style:name="P9" style:family="paragraph" style:parent-style-name="Text_20_body">
      <style:paragraph-properties fo:text-align="justify" style:justify-single-word="false"/>
      <style:text-properties officeooo:paragraph-rsid="001ee733"/>
    </style:style>
    <style:style style:name="P10" style:family="paragraph" style:parent-style-name="Text_20_body">
      <style:paragraph-properties fo:text-align="justify" style:justify-single-word="false"/>
      <style:text-properties officeooo:paragraph-rsid="001c8293"/>
    </style:style>
    <style:style style:name="P11" style:family="paragraph" style:parent-style-name="Text_20_body">
      <style:paragraph-properties fo:text-align="justify" style:justify-single-word="false"/>
      <style:text-properties officeooo:paragraph-rsid="0022064e"/>
    </style:style>
    <style:style style:name="P12" style:family="paragraph" style:parent-style-name="Text_20_body">
      <style:paragraph-properties fo:text-align="justify" style:justify-single-word="false"/>
      <style:text-properties officeooo:paragraph-rsid="00259fae"/>
    </style:style>
    <style:style style:name="P13" style:family="paragraph" style:parent-style-name="Text_20_body">
      <style:paragraph-properties fo:text-align="justify" style:justify-single-word="false"/>
      <style:text-properties officeooo:paragraph-rsid="00267153"/>
    </style:style>
    <style:style style:name="P14" style:family="paragraph" style:parent-style-name="Text_20_body">
      <style:paragraph-properties fo:text-align="justify" style:justify-single-word="false"/>
      <style:text-properties officeooo:paragraph-rsid="00293e62"/>
    </style:style>
    <style:style style:name="P15" style:family="paragraph" style:parent-style-name="Text_20_body">
      <style:paragraph-properties fo:text-align="justify" style:justify-single-word="false"/>
      <style:text-properties officeooo:paragraph-rsid="0051ed25"/>
    </style:style>
    <style:style style:name="P16" style:family="paragraph" style:parent-style-name="Text_20_body">
      <style:paragraph-properties fo:text-align="justify" style:justify-single-word="false"/>
      <style:text-properties officeooo:paragraph-rsid="002baa8d"/>
    </style:style>
    <style:style style:name="P17" style:family="paragraph" style:parent-style-name="Text_20_body">
      <style:paragraph-properties fo:text-align="justify" style:justify-single-word="false"/>
      <style:text-properties officeooo:paragraph-rsid="006173f7"/>
    </style:style>
    <style:style style:name="P18" style:family="paragraph" style:parent-style-name="Text_20_body">
      <style:paragraph-properties fo:text-align="justify" style:justify-single-word="false"/>
      <style:text-properties officeooo:paragraph-rsid="00620e88"/>
    </style:style>
    <style:style style:name="P19" style:family="paragraph" style:parent-style-name="Text_20_body">
      <style:paragraph-properties fo:text-align="justify" style:justify-single-word="false"/>
      <style:text-properties officeooo:paragraph-rsid="0064e91f"/>
    </style:style>
    <style:style style:name="P20" style:family="paragraph" style:parent-style-name="Text_20_body">
      <style:paragraph-properties fo:text-align="justify" style:justify-single-word="false"/>
      <style:text-properties officeooo:paragraph-rsid="0060a728"/>
    </style:style>
    <style:style style:name="P21" style:family="paragraph" style:parent-style-name="Text_20_body">
      <style:paragraph-properties fo:text-align="justify" style:justify-single-word="false"/>
      <style:text-properties officeooo:paragraph-rsid="00678bc1"/>
    </style:style>
    <style:style style:name="P22" style:family="paragraph" style:parent-style-name="Text_20_body">
      <style:paragraph-properties fo:text-align="justify" style:justify-single-word="false"/>
      <style:text-properties officeooo:paragraph-rsid="007f58b1"/>
    </style:style>
    <style:style style:name="P23" style:family="paragraph" style:parent-style-name="Text_20_body">
      <style:paragraph-properties fo:text-align="justify" style:justify-single-word="false"/>
      <style:text-properties officeooo:paragraph-rsid="007cffa9"/>
    </style:style>
    <style:style style:name="P24" style:family="paragraph" style:parent-style-name="Text_20_body">
      <style:paragraph-properties fo:text-align="justify" style:justify-single-word="false"/>
      <style:text-properties officeooo:paragraph-rsid="008286dc"/>
    </style:style>
    <style:style style:name="P25" style:family="paragraph" style:parent-style-name="Text_20_body">
      <style:paragraph-properties fo:text-align="justify" style:justify-single-word="false"/>
      <style:text-properties officeooo:paragraph-rsid="008f3587"/>
    </style:style>
    <style:style style:name="P26" style:family="paragraph" style:parent-style-name="Text_20_body">
      <style:paragraph-properties fo:text-align="justify" style:justify-single-word="false"/>
      <style:text-properties officeooo:paragraph-rsid="00900c4b"/>
    </style:style>
    <style:style style:name="P27" style:family="paragraph" style:parent-style-name="Text_20_body">
      <style:paragraph-properties fo:text-align="justify" style:justify-single-word="false"/>
      <style:text-properties officeooo:paragraph-rsid="00908878"/>
    </style:style>
    <style:style style:name="P28" style:family="paragraph" style:parent-style-name="Standard">
      <style:paragraph-properties fo:margin-left="1.251cm" fo:text-align="justify" style:justify-single-word="false" fo:text-indent="0cm" style:auto-text-indent="false"/>
      <style:text-properties fo:color="#2a6099" loext:opacity="100%" fo:font-size="10pt" officeooo:paragraph-rsid="0066b93a" style:font-size-asian="10pt" style:font-size-complex="10pt"/>
    </style:style>
    <style:style style:name="P29" style:family="paragraph" style:parent-style-name="Text_20_body">
      <style:paragraph-properties fo:margin-left="1.251cm" fo:text-align="justify" style:justify-single-word="false" fo:text-indent="0cm" style:auto-text-indent="false"/>
      <style:text-properties fo:color="#2a6099" loext:opacity="100%" fo:font-size="10pt" fo:font-weight="normal" officeooo:paragraph-rsid="00357a4a" style:font-size-asian="10pt" style:font-weight-asian="normal" style:font-size-complex="10pt" style:font-weight-complex="normal"/>
    </style:style>
    <style:style style:name="P30" style:family="paragraph" style:parent-style-name="Text_20_body">
      <style:paragraph-properties fo:margin-left="1.251cm" fo:text-align="justify" style:justify-single-word="false" fo:text-indent="0cm" style:auto-text-indent="false"/>
      <style:text-properties fo:color="#2a6099" loext:opacity="100%" fo:font-size="10pt" fo:font-weight="normal" officeooo:paragraph-rsid="0066b93a"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2pt" fo:font-weight="normal" officeooo:paragraph-rsid="00092163"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size="12pt" fo:font-weight="normal" officeooo:paragraph-rsid="0022064e"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fo:font-weight="normal" officeooo:paragraph-rsid="00259fae"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fo:font-size="12pt" fo:font-weight="normal" officeooo:paragraph-rsid="002a1bf3"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fo:font-weight="normal" officeooo:paragraph-rsid="002baa8d" style:font-size-asian="12pt" style:font-weight-asian="normal" style:font-size-complex="12pt" style:font-weight-complex="normal"/>
    </style:style>
    <style:style style:name="P36" style:family="paragraph" style:parent-style-name="Text_20_body">
      <style:paragraph-properties fo:text-align="justify" style:justify-single-word="false"/>
      <style:text-properties fo:font-size="12pt" fo:font-weight="normal" officeooo:paragraph-rsid="0058e44f"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fo:font-size="12pt" fo:font-weight="normal" officeooo:rsid="0051ed25" officeooo:paragraph-rsid="00537ded"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officeooo:paragraph-rsid="00267153" style:font-size-asian="12pt" style:font-size-complex="12pt"/>
    </style:style>
    <style:style style:name="P39" style:family="paragraph" style:parent-style-name="Text_20_body">
      <style:paragraph-properties fo:text-align="justify" style:justify-single-word="false"/>
      <style:text-properties fo:font-size="12pt" officeooo:paragraph-rsid="00a45e82" style:font-size-asian="12pt" style:font-size-complex="12pt"/>
    </style:style>
    <style:style style:name="P40" style:family="paragraph" style:parent-style-name="Heading_20_3">
      <style:paragraph-properties fo:text-align="justify" style:justify-single-word="false"/>
      <style:text-properties fo:font-weight="normal" style:font-weight-asian="normal" style:font-weight-complex="normal"/>
    </style:style>
    <style:style style:name="P41" style:family="paragraph" style:parent-style-name="Table_20_Contents">
      <style:paragraph-properties fo:text-align="justify" style:justify-single-word="false"/>
      <style:text-properties fo:font-weight="normal" style:font-weight-asian="normal" style:font-weight-complex="normal"/>
    </style:style>
    <style:style style:name="P42" style:family="paragraph" style:parent-style-name="Table_20_Contents">
      <style:paragraph-properties fo:text-align="justify" style:justify-single-word="false"/>
      <style:text-properties fo:font-weight="normal" officeooo:paragraph-rsid="001c8293" style:font-weight-asian="normal" style:font-weight-complex="normal"/>
    </style:style>
    <style:style style:name="P43" style:family="paragraph" style:parent-style-name="Table_20_Heading">
      <style:paragraph-properties fo:text-align="justify" style:justify-single-word="false"/>
      <style:text-properties fo:font-weight="normal" officeooo:paragraph-rsid="001c8293" style:font-weight-asian="normal" style:font-weight-complex="normal"/>
    </style:style>
    <style:style style:name="P44" style:family="paragraph" style:parent-style-name="Table_20_Heading">
      <style:paragraph-properties fo:text-align="justify" style:justify-single-word="false"/>
      <style:text-properties fo:font-weight="normal" style:font-weight-asian="normal" style:font-weight-complex="normal"/>
    </style:style>
    <style:style style:name="P45" style:family="paragraph" style:parent-style-name="Text_20_body">
      <style:paragraph-properties fo:text-align="justify" style:justify-single-word="false"/>
      <style:text-properties fo:font-weight="normal" style:font-weight-asian="normal" style:font-weight-complex="normal"/>
    </style:style>
    <style:style style:name="P46" style:family="paragraph" style:parent-style-name="Text_20_body">
      <style:paragraph-properties fo:text-align="justify" style:justify-single-word="false"/>
      <style:text-properties fo:font-weight="normal" officeooo:paragraph-rsid="0022064e" style:font-weight-asian="normal" style:font-weight-complex="normal"/>
    </style:style>
    <style:style style:name="P47" style:family="paragraph" style:parent-style-name="Text_20_body">
      <style:paragraph-properties fo:text-align="justify" style:justify-single-word="false"/>
      <style:text-properties fo:font-weight="normal" officeooo:paragraph-rsid="00293e62" style:font-weight-asian="normal" style:font-weight-complex="normal"/>
    </style:style>
    <style:style style:name="P48" style:family="paragraph" style:parent-style-name="Text_20_body">
      <style:paragraph-properties fo:text-align="justify" style:justify-single-word="false"/>
      <style:text-properties fo:font-weight="normal" officeooo:paragraph-rsid="00537ded" style:font-weight-asian="normal" style:font-weight-complex="normal"/>
    </style:style>
    <style:style style:name="P49" style:family="paragraph" style:parent-style-name="Text_20_body">
      <style:paragraph-properties fo:text-align="justify" style:justify-single-word="false"/>
      <style:text-properties fo:font-weight="normal" officeooo:paragraph-rsid="0066b93a" style:font-weight-asian="normal" style:font-weight-complex="normal"/>
    </style:style>
    <style:style style:name="P50" style:family="paragraph" style:parent-style-name="Text_20_body">
      <style:paragraph-properties fo:text-align="justify" style:justify-single-word="false"/>
      <style:text-properties fo:font-weight="normal" officeooo:paragraph-rsid="00a25b51" style:font-weight-asian="normal" style:font-weight-complex="normal"/>
    </style:style>
    <style:style style:name="P51" style:family="paragraph" style:parent-style-name="Table_20_Contents">
      <style:paragraph-properties fo:text-align="justify" style:justify-single-word="false"/>
      <style:text-properties fo:font-weight="normal" officeooo:rsid="0022064e" officeooo:paragraph-rsid="0022064e" style:font-weight-asian="normal" style:font-weight-complex="normal"/>
    </style:style>
    <style:style style:name="P52" style:family="paragraph" style:parent-style-name="Table_20_Contents">
      <style:paragraph-properties fo:text-align="justify" style:justify-single-word="false"/>
      <style:text-properties fo:font-weight="normal" officeooo:rsid="004fcc16" officeooo:paragraph-rsid="004fcc16" style:font-weight-asian="normal" style:font-weight-complex="normal"/>
    </style:style>
    <style:style style:name="P53"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54" style:family="paragraph" style:parent-style-name="Table_20_Heading">
      <style:paragraph-properties fo:text-align="justify" style:justify-single-word="false"/>
      <style:text-properties fo:font-size="11pt" fo:font-weight="normal" style:font-size-asian="11pt" style:font-weight-asian="normal" style:font-size-complex="11pt" style:font-weight-complex="normal"/>
    </style:style>
    <style:style style:name="P55" style:family="paragraph" style:parent-style-name="Table_20_Contents">
      <style:paragraph-properties fo:text-align="justify" style:justify-single-word="false"/>
      <style:text-properties fo:font-size="11pt" fo:font-weight="normal" officeooo:rsid="006b8b29" officeooo:paragraph-rsid="006dac39" style:font-size-asian="11pt" style:font-weight-asian="normal" style:font-size-complex="11pt" style:font-weight-complex="normal"/>
    </style:style>
    <style:style style:name="P56" style:family="paragraph" style:parent-style-name="Text_20_body">
      <style:paragraph-properties fo:text-align="justify" style:justify-single-word="false"/>
      <style:text-properties fo:color="#c9211e" loext:opacity="100%" officeooo:paragraph-rsid="00972c6d"/>
    </style:style>
    <style:style style:name="P57" style:family="paragraph" style:parent-style-name="Heading_20_3">
      <style:paragraph-properties fo:text-align="start" style:justify-single-word="false"/>
      <style:text-properties fo:font-weight="bold" officeooo:rsid="00357a4a" officeooo:paragraph-rsid="00357a4a" style:font-weight-asian="bold" style:font-weight-complex="bold"/>
    </style:style>
    <style:style style:name="P58" style:family="paragraph" style:parent-style-name="Table_20_Heading">
      <style:paragraph-properties fo:text-align="justify" style:justify-single-word="false"/>
      <style:text-properties fo:font-weight="bold" style:font-weight-asian="bold" style:font-weight-complex="bold"/>
    </style:style>
    <style:style style:name="P59"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60" style:family="paragraph" style:parent-style-name="Table_20_Contents">
      <style:paragraph-properties fo:text-align="justify" style:justify-single-word="false"/>
      <style:text-properties fo:font-size="11pt" fo:font-weight="normal" officeooo:rsid="00b118f2" officeooo:paragraph-rsid="00b118f2" style:font-size-asian="11pt" style:font-weight-asian="normal" style:font-size-complex="11pt" style:font-weight-complex="normal"/>
    </style:style>
    <style:style style:name="P61" style:family="paragraph" style:parent-style-name="Table_20_Contents">
      <style:paragraph-properties fo:text-align="justify" style:justify-single-word="false"/>
      <style:text-properties fo:color="#000000" loext:opacity="100%" fo:font-size="11pt" fo:font-weight="normal" officeooo:rsid="00b118f2" officeooo:paragraph-rsid="00b118f2" style:font-size-asian="11pt" style:font-weight-asian="normal" style:font-size-complex="11pt" style:font-weight-complex="normal"/>
    </style:style>
    <style:style style:name="P62" style:family="paragraph" style:parent-style-name="Table_20_Contents">
      <style:paragraph-properties fo:text-align="justify" style:justify-single-word="false"/>
      <style:text-properties fo:font-weight="normal" style:font-weight-asian="normal" style:font-weight-complex="normal"/>
    </style:style>
    <style:style style:name="P63" style:family="paragraph" style:parent-style-name="Text_20_body">
      <style:paragraph-properties fo:text-align="justify" style:justify-single-word="false"/>
      <style:text-properties fo:font-size="12pt" fo:font-weight="normal" officeooo:paragraph-rsid="0058e44f"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font-weight="normal" officeooo:paragraph-rsid="00537ded" style:font-weight-asian="normal" style:font-weight-complex="normal"/>
    </style:style>
    <style:style style:name="P65" style:family="paragraph" style:parent-style-name="Text_20_body">
      <style:paragraph-properties fo:text-align="justify" style:justify-single-word="false"/>
      <style:text-properties fo:font-weight="normal" officeooo:paragraph-rsid="00b5d498" style:font-weight-asian="normal" style:font-weight-complex="normal"/>
    </style:style>
    <style:style style:name="P66" style:family="paragraph" style:parent-style-name="Text_20_body">
      <style:paragraph-properties fo:text-align="justify" style:justify-single-word="false"/>
      <style:text-properties fo:font-weight="normal" style:font-weight-asian="normal" style:font-weight-complex="normal"/>
    </style:style>
    <style:style style:name="P67"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68" style:family="paragraph" style:parent-style-name="Text_20_body">
      <style:paragraph-properties fo:text-align="justify" style:justify-single-word="false"/>
      <style:text-properties fo:font-weight="bold" style:font-weight-asian="bold" style:font-weight-complex="bold"/>
    </style:style>
    <style:style style:name="P69" style:family="paragraph" style:parent-style-name="Text_20_body">
      <style:paragraph-properties fo:text-align="justify" style:justify-single-word="false"/>
      <style:text-properties officeooo:paragraph-rsid="00b1d44c"/>
    </style:style>
    <style:style style:name="P70" style:family="paragraph" style:parent-style-name="Text_20_body">
      <style:paragraph-properties fo:text-align="justify" style:justify-single-word="false"/>
      <style:text-properties fo:color="#000000" loext:opacity="100%" fo:font-weight="normal" officeooo:rsid="00974998" officeooo:paragraph-rsid="00974998" style:font-weight-asian="normal" style:font-weight-complex="normal"/>
    </style:style>
    <style:style style:name="P71" style:family="paragraph" style:parent-style-name="Text_20_body">
      <style:paragraph-properties fo:text-align="start" style:justify-single-word="false"/>
      <style:text-properties officeooo:paragraph-rsid="00b9de18"/>
    </style:style>
    <style:style style:name="T1" style:family="text">
      <style:text-properties style:font-name="Times New Roman" fo:font-size="14pt" style:font-name-asian="Times New Roman" style:font-size-asian="14pt" style:font-name-complex="Times New Roman" style:font-size-complex="14pt"/>
    </style:style>
    <style:style style:name="T2" style:family="text">
      <style:text-properties style:font-name="Times New Roman" fo:font-size="14pt" officeooo:rsid="00153339" style:font-name-asian="Times New Roman" style:font-size-asian="14pt" style:font-name-complex="Times New Roman" style:font-size-complex="14pt"/>
    </style:style>
    <style:style style:name="T3" style:family="text">
      <style:text-properties style:font-name="Times New Roman" fo:font-size="14pt" officeooo:rsid="00092163" style:font-name-asian="Times New Roman" style:font-size-asian="14pt" style:font-name-complex="Times New Roman" style:font-size-complex="14pt"/>
    </style:style>
    <style:style style:name="T4"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5" style:family="text">
      <style:text-properties style:font-name="Times New Roman" fo:font-size="14pt" fo:font-weight="normal" officeooo:rsid="00153339" style:font-name-asian="Times New Roman" style:font-size-asian="14pt" style:font-weight-asian="normal" style:font-name-complex="Times New Roman" style:font-size-complex="14pt" style:font-weight-complex="normal"/>
    </style:style>
    <style:style style:name="T6" style:family="text">
      <style:text-properties style:font-name="Times New Roman" fo:font-size="14pt" fo:font-weight="normal" officeooo:rsid="00092163" style:font-name-asian="Times New Roman" style:font-size-asian="14pt" style:font-weight-asian="normal" style:font-name-complex="Times New Roman" style:font-size-complex="14pt" style:font-weight-complex="normal"/>
    </style:style>
    <style:style style:name="T7" style:family="text">
      <style:text-properties style:font-name="Times New Roman" style:font-name-asian="Times New Roman" style:font-name-complex="Times New Roman"/>
    </style:style>
    <style:style style:name="T8" style:family="text">
      <style:text-properties style:font-name="Times New Roman" officeooo:rsid="00092163" style:font-name-asian="Times New Roman" style:font-name-complex="Times New Roman"/>
    </style:style>
    <style:style style:name="T9" style:family="text">
      <style:text-properties fo:font-size="12pt" style:font-size-asian="12pt" style:font-size-complex="12pt"/>
    </style:style>
    <style:style style:name="T10" style:family="text">
      <style:text-properties fo:font-size="12pt" officeooo:rsid="0051ed25" style:font-size-asian="12pt" style:font-size-complex="12pt"/>
    </style:style>
    <style:style style:name="T11" style:family="text">
      <style:text-properties fo:font-size="12pt" officeooo:rsid="00537ded" style:font-size-asian="12pt" style:font-size-complex="12pt"/>
    </style:style>
    <style:style style:name="T12" style:family="text">
      <style:text-properties fo:font-size="12pt" officeooo:rsid="0054d96a" style:font-size-asian="12pt" style:font-size-complex="12pt"/>
    </style:style>
    <style:style style:name="T13" style:family="text">
      <style:text-properties fo:font-size="12pt" officeooo:rsid="0055d7c6"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175208" style:font-size-asian="12pt" style:font-weight-asian="normal" style:font-size-complex="12pt" style:font-weight-complex="normal"/>
    </style:style>
    <style:style style:name="T16" style:family="text">
      <style:text-properties fo:font-size="12pt" fo:font-weight="normal" officeooo:rsid="001ee733" style:font-size-asian="12pt" style:font-weight-asian="normal" style:font-size-complex="12pt" style:font-weight-complex="normal"/>
    </style:style>
    <style:style style:name="T17" style:family="text">
      <style:text-properties fo:font-size="12pt" fo:font-weight="normal" officeooo:rsid="0022064e" style:font-size-asian="12pt" style:font-weight-asian="normal" style:font-size-complex="12pt" style:font-weight-complex="normal"/>
    </style:style>
    <style:style style:name="T18" style:family="text">
      <style:text-properties fo:font-size="12pt" fo:font-weight="normal" officeooo:rsid="00293e62" style:font-size-asian="12pt" style:font-weight-asian="normal" style:font-size-complex="12pt" style:font-weight-complex="normal"/>
    </style:style>
    <style:style style:name="T19" style:family="text">
      <style:text-properties fo:font-size="12pt" fo:font-weight="normal" officeooo:rsid="0051ed25" style:font-size-asian="12pt" style:font-weight-asian="normal" style:font-size-complex="12pt"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officeooo:rsid="0051ed25" style:font-size-asian="12pt" style:font-weight-asian="bold" style:font-size-complex="12pt"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67153" style:font-weight-asian="normal" style:font-weight-complex="normal"/>
    </style:style>
    <style:style style:name="T24" style:family="text">
      <style:text-properties fo:font-weight="normal" officeooo:rsid="00585430" style:font-weight-asian="normal" style:font-weight-complex="normal"/>
    </style:style>
    <style:style style:name="T25" style:family="text">
      <style:text-properties fo:font-weight="normal" officeooo:rsid="0041784a" style:font-weight-asian="normal" style:font-weight-complex="normal"/>
    </style:style>
    <style:style style:name="T26" style:family="text">
      <style:text-properties fo:font-weight="normal" officeooo:rsid="004330b1" style:font-weight-asian="normal" style:font-weight-complex="normal"/>
    </style:style>
    <style:style style:name="T27" style:family="text">
      <style:text-properties fo:font-weight="normal" officeooo:rsid="00452350" style:font-weight-asian="normal" style:font-weight-complex="normal"/>
    </style:style>
    <style:style style:name="T28" style:family="text">
      <style:text-properties fo:font-weight="normal" officeooo:rsid="0046c70a" style:font-weight-asian="normal" style:font-weight-complex="normal"/>
    </style:style>
    <style:style style:name="T29" style:family="text">
      <style:text-properties fo:font-weight="normal" officeooo:rsid="0047e5e4" style:font-weight-asian="normal" style:font-weight-complex="normal"/>
    </style:style>
    <style:style style:name="T30" style:family="text">
      <style:text-properties fo:font-weight="normal" officeooo:rsid="00487f42" style:font-weight-asian="normal" style:font-weight-complex="normal"/>
    </style:style>
    <style:style style:name="T31" style:family="text">
      <style:text-properties fo:font-weight="normal" officeooo:rsid="00490f52" style:font-weight-asian="normal" style:font-weight-complex="normal"/>
    </style:style>
    <style:style style:name="T32" style:family="text">
      <style:text-properties fo:font-weight="normal" officeooo:rsid="00427267" style:font-weight-asian="normal" style:font-weight-complex="normal"/>
    </style:style>
    <style:style style:name="T33" style:family="text">
      <style:text-properties fo:font-weight="normal" officeooo:rsid="003dc0e2" style:font-weight-asian="normal" style:font-weight-complex="normal"/>
    </style:style>
    <style:style style:name="T34" style:family="text">
      <style:text-properties fo:font-weight="normal" officeooo:rsid="003eafae" style:font-weight-asian="normal" style:font-weight-complex="normal"/>
    </style:style>
    <style:style style:name="T35" style:family="text">
      <style:text-properties fo:font-weight="normal" officeooo:rsid="00259fae" style:font-weight-asian="normal" style:font-weight-complex="normal"/>
    </style:style>
    <style:style style:name="T36" style:family="text">
      <style:text-properties fo:font-weight="normal" officeooo:rsid="004fc690" style:font-weight-asian="normal" style:font-weight-complex="normal"/>
    </style:style>
    <style:style style:name="T37" style:family="text">
      <style:text-properties fo:font-weight="normal" officeooo:rsid="004ccd45" style:font-weight-asian="normal" style:font-weight-complex="normal"/>
    </style:style>
    <style:style style:name="T38" style:family="text">
      <style:text-properties fo:font-weight="normal" officeooo:rsid="004dea67" style:font-weight-asian="normal" style:font-weight-complex="normal"/>
    </style:style>
    <style:style style:name="T39" style:family="text">
      <style:text-properties fo:font-weight="normal" officeooo:rsid="0027abf9" style:font-weight-asian="normal" style:font-weight-complex="normal"/>
    </style:style>
    <style:style style:name="T40" style:family="text">
      <style:text-properties fo:font-weight="normal" officeooo:rsid="0027b964" style:font-weight-asian="normal" style:font-weight-complex="normal"/>
    </style:style>
    <style:style style:name="T41" style:family="text">
      <style:text-properties fo:font-weight="normal" officeooo:rsid="00293e62" style:font-weight-asian="normal" style:font-weight-complex="normal"/>
    </style:style>
    <style:style style:name="T42" style:family="text">
      <style:text-properties fo:font-weight="normal" officeooo:rsid="002d503b" style:font-weight-asian="normal" style:font-weight-complex="normal"/>
    </style:style>
    <style:style style:name="T43" style:family="text">
      <style:text-properties fo:font-weight="normal" officeooo:rsid="002eb746" style:font-weight-asian="normal" style:font-weight-complex="normal"/>
    </style:style>
    <style:style style:name="T44" style:family="text">
      <style:text-properties fo:font-weight="normal" officeooo:rsid="003099e5" style:font-weight-asian="normal" style:font-weight-complex="normal"/>
    </style:style>
    <style:style style:name="T45" style:family="text">
      <style:text-properties fo:font-weight="normal" officeooo:rsid="0032736d" style:font-weight-asian="normal" style:font-weight-complex="normal"/>
    </style:style>
    <style:style style:name="T46" style:family="text">
      <style:text-properties fo:font-weight="normal" officeooo:rsid="0066b93a" style:font-weight-asian="normal" style:font-weight-complex="normal"/>
    </style:style>
    <style:style style:name="T47" style:family="text">
      <style:text-properties fo:font-weight="normal" officeooo:rsid="0036bfff" style:font-weight-asian="normal" style:font-weight-complex="normal"/>
    </style:style>
    <style:style style:name="T48" style:family="text">
      <style:text-properties fo:font-weight="normal" officeooo:rsid="00357a4a" style:font-weight-asian="normal" style:font-weight-complex="normal"/>
    </style:style>
    <style:style style:name="T49" style:family="text">
      <style:text-properties fo:font-weight="normal" officeooo:rsid="003846ae" style:font-weight-asian="normal" style:font-weight-complex="normal"/>
    </style:style>
    <style:style style:name="T50" style:family="text">
      <style:text-properties fo:font-weight="normal" officeooo:rsid="00388d86" style:font-weight-asian="normal" style:font-weight-complex="normal"/>
    </style:style>
    <style:style style:name="T51" style:family="text">
      <style:text-properties fo:font-weight="normal" officeooo:rsid="003bff6a" style:font-weight-asian="normal" style:font-weight-complex="normal"/>
    </style:style>
    <style:style style:name="T52" style:family="text">
      <style:text-properties fo:font-weight="normal" officeooo:rsid="003acd87" style:font-weight-asian="normal" style:font-weight-complex="normal"/>
    </style:style>
    <style:style style:name="T53" style:family="text">
      <style:text-properties fo:font-weight="normal" officeooo:rsid="0038e24d" style:font-weight-asian="normal" style:font-weight-complex="normal"/>
    </style:style>
    <style:style style:name="T54" style:family="text">
      <style:text-properties fo:font-weight="normal" officeooo:rsid="0064e91f" style:font-weight-asian="normal" style:font-weight-complex="normal"/>
    </style:style>
    <style:style style:name="T55" style:family="text">
      <style:text-properties officeooo:rsid="001c8fe2"/>
    </style:style>
    <style:style style:name="T56" style:family="text">
      <style:text-properties officeooo:rsid="0020005e"/>
    </style:style>
    <style:style style:name="T57" style:family="text">
      <style:text-properties officeooo:rsid="00206c91"/>
    </style:style>
    <style:style style:name="T58" style:family="text">
      <style:text-properties officeooo:rsid="0024de6c"/>
    </style:style>
    <style:style style:name="T59" style:family="text">
      <style:text-properties fo:color="#000000" loext:opacity="100%" style:font-name="Times New Roman" fo:font-size="12pt" fo:font-weight="normal" officeooo:rsid="001a1344" style:font-name-asian="Times New Roman" style:font-size-asian="12pt" style:font-weight-asian="normal" style:font-name-complex="Times New Roman" style:font-size-complex="12pt" style:font-weight-complex="normal"/>
    </style:style>
    <style:style style:name="T60" style:family="text">
      <style:text-properties fo:color="#000000" loext:opacity="100%" fo:font-size="12pt" style:font-size-asian="12pt" style:font-size-complex="12pt"/>
    </style:style>
    <style:style style:name="T61" style:family="text">
      <style:text-properties fo:color="#000000" loext:opacity="100%" fo:font-size="12pt" officeooo:rsid="005da6e7" style:font-size-asian="12pt" style:font-size-complex="12pt"/>
    </style:style>
    <style:style style:name="T62" style:family="text">
      <style:text-properties fo:color="#000000" loext:opacity="100%" fo:font-size="12pt" officeooo:rsid="008286dc" style:font-size-asian="12pt" style:font-size-complex="12pt"/>
    </style:style>
    <style:style style:name="T63" style:family="text">
      <style:text-properties fo:color="#000000" loext:opacity="100%" fo:font-size="12pt" fo:font-weight="normal" style:font-size-asian="12pt" style:font-weight-asian="normal" style:font-size-complex="12pt" style:font-weight-complex="normal"/>
    </style:style>
    <style:style style:name="T64" style:family="text">
      <style:text-properties fo:color="#000000" loext:opacity="100%" fo:font-size="12pt" fo:font-weight="normal" officeooo:rsid="00620e88" style:font-size-asian="12pt" style:font-weight-asian="normal" style:font-size-complex="12pt" style:font-weight-complex="normal"/>
    </style:style>
    <style:style style:name="T65" style:family="text">
      <style:text-properties fo:color="#000000" loext:opacity="100%" fo:font-size="12pt" fo:font-weight="normal" officeooo:rsid="0064e91f" style:font-size-asian="12pt" style:font-weight-asian="normal" style:font-size-complex="12pt" style:font-weight-complex="normal"/>
    </style:style>
    <style:style style:name="T66" style:family="text">
      <style:text-properties fo:color="#000000" loext:opacity="100%" fo:font-size="12pt" fo:font-weight="normal" officeooo:rsid="00678bc1" style:font-size-asian="12pt" style:font-weight-asian="normal" style:font-size-complex="12pt" style:font-weight-complex="normal"/>
    </style:style>
    <style:style style:name="T67" style:family="text">
      <style:text-properties fo:color="#000000" loext:opacity="100%" fo:font-size="12pt" fo:font-weight="normal" officeooo:rsid="007079f9" style:font-size-asian="12pt" style:font-weight-asian="normal" style:font-size-complex="12pt" style:font-weight-complex="normal"/>
    </style:style>
    <style:style style:name="T68" style:family="text">
      <style:text-properties fo:color="#000000" loext:opacity="100%" fo:font-size="12pt" fo:font-weight="normal" officeooo:rsid="00928070" style:font-size-asian="12pt" style:font-weight-asian="normal" style:font-size-complex="12pt" style:font-weight-complex="normal"/>
    </style:style>
    <style:style style:name="T69" style:family="text">
      <style:text-properties fo:color="#000000" loext:opacity="100%" fo:font-size="12pt" fo:font-weight="normal" officeooo:rsid="0093af5f" style:font-size-asian="12pt" style:font-weight-asian="normal" style:font-size-complex="12pt" style:font-weight-complex="normal"/>
    </style:style>
    <style:style style:name="T70" style:family="text">
      <style:text-properties fo:color="#000000" loext:opacity="100%" fo:font-size="12pt" fo:font-weight="normal" officeooo:rsid="00972c6d" style:font-size-asian="12pt" style:font-weight-asian="normal" style:font-size-complex="12pt" style:font-weight-complex="normal"/>
    </style:style>
    <style:style style:name="T71" style:family="text">
      <style:text-properties fo:color="#000000" loext:opacity="100%" fo:font-size="12pt" fo:font-weight="normal" officeooo:rsid="005da6e7" style:font-size-asian="12pt" style:font-weight-asian="normal" style:font-size-complex="12pt" style:font-weight-complex="normal"/>
    </style:style>
    <style:style style:name="T72" style:family="text">
      <style:text-properties fo:color="#000000" loext:opacity="100%" fo:font-size="12pt" fo:font-weight="normal" officeooo:rsid="007f58b1" style:font-size-asian="12pt" style:font-weight-asian="normal" style:font-size-complex="12pt" style:font-weight-complex="normal"/>
    </style:style>
    <style:style style:name="T73" style:family="text">
      <style:text-properties fo:color="#000000" loext:opacity="100%" fo:font-size="12pt" fo:font-weight="normal" officeooo:rsid="008286dc" style:font-size-asian="12pt" style:font-weight-asian="normal" style:font-size-complex="12pt" style:font-weight-complex="normal"/>
    </style:style>
    <style:style style:name="T74" style:family="text">
      <style:text-properties fo:color="#000000" loext:opacity="100%" fo:font-size="12pt" fo:font-weight="normal" officeooo:rsid="005e33fc" style:font-size-asian="12pt" style:font-weight-asian="normal" style:font-size-complex="12pt" style:font-weight-complex="normal"/>
    </style:style>
    <style:style style:name="T75" style:family="text">
      <style:text-properties fo:color="#000000" loext:opacity="100%" fo:font-size="12pt" fo:font-weight="normal" officeooo:rsid="005df77f" style:font-size-asian="12pt" style:font-weight-asian="normal" style:font-size-complex="12pt" style:font-weight-complex="normal"/>
    </style:style>
    <style:style style:name="T76"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77" style:family="text">
      <style:text-properties fo:color="#000000" loext:opacity="100%" fo:font-size="12pt" fo:font-weight="bold" style:font-size-asian="12pt" style:font-weight-asian="bold" style:font-size-complex="12pt" style:font-weight-complex="bold"/>
    </style:style>
    <style:style style:name="T78" style:family="text">
      <style:text-properties fo:color="#000000" loext:opacity="100%" fo:font-size="12pt" fo:font-weight="bold" officeooo:rsid="00b0081f" style:font-size-asian="12pt" style:font-weight-asian="bold" style:font-size-complex="12pt" style:font-weight-complex="bold"/>
    </style:style>
    <style:style style:name="T79" style:family="text">
      <style:text-properties fo:color="#000000" loext:opacity="100%" fo:font-weight="normal" style:font-weight-asian="normal" style:font-weight-complex="normal"/>
    </style:style>
    <style:style style:name="T80" style:family="text">
      <style:text-properties fo:color="#000000" loext:opacity="100%" fo:font-weight="normal" officeooo:rsid="00a45e82" style:font-weight-asian="normal" style:font-weight-complex="normal"/>
    </style:style>
    <style:style style:name="T81" style:family="text">
      <style:text-properties officeooo:rsid="00500f4d"/>
    </style:style>
    <style:style style:name="T82" style:family="text">
      <style:text-properties officeooo:rsid="0055ef35"/>
    </style:style>
    <style:style style:name="T83" style:family="text">
      <style:text-properties officeooo:rsid="0058e44f"/>
    </style:style>
    <style:style style:name="T84" style:family="text">
      <style:text-properties officeooo:rsid="005ae1be"/>
    </style:style>
    <style:style style:name="T85" style:family="text">
      <style:text-properties officeooo:rsid="005b4c57"/>
    </style:style>
    <style:style style:name="T86" style:family="text">
      <style:text-properties officeooo:rsid="005c34a8"/>
    </style:style>
    <style:style style:name="T87" style:family="text">
      <style:text-properties officeooo:rsid="005c852f"/>
    </style:style>
    <style:style style:name="T88" style:family="text">
      <style:text-properties fo:font-size="11pt" style:font-size-asian="11pt" style:font-size-complex="11pt"/>
    </style:style>
    <style:style style:name="T89" style:family="text">
      <style:text-properties fo:font-size="11pt" fo:font-weight="normal" style:font-size-asian="11pt" style:font-weight-asian="normal" style:font-size-complex="11pt" style:font-weight-complex="normal"/>
    </style:style>
    <style:style style:name="T90" style:family="text">
      <style:text-properties officeooo:rsid="006ce805"/>
    </style:style>
    <style:style style:name="T91" style:family="text">
      <style:text-properties officeooo:rsid="0071413c"/>
    </style:style>
    <style:style style:name="T92" style:family="text">
      <style:text-properties officeooo:rsid="0072ed1c"/>
    </style:style>
    <style:style style:name="T93" style:family="text">
      <style:text-properties officeooo:rsid="0073117c"/>
    </style:style>
    <style:style style:name="T94" style:family="text">
      <style:text-properties officeooo:rsid="00736a8f"/>
    </style:style>
    <style:style style:name="T95" style:family="text">
      <style:text-properties officeooo:rsid="0074116d"/>
    </style:style>
    <style:style style:name="T96" style:family="text">
      <style:text-properties officeooo:rsid="00752fc8"/>
    </style:style>
    <style:style style:name="T97" style:family="text">
      <style:text-properties officeooo:rsid="007721c7"/>
    </style:style>
    <style:style style:name="T98" style:family="text">
      <style:text-properties officeooo:rsid="00782ad6"/>
    </style:style>
    <style:style style:name="T99" style:family="text">
      <style:text-properties officeooo:rsid="00797d27"/>
    </style:style>
    <style:style style:name="T100" style:family="text">
      <style:text-properties officeooo:rsid="0080e72d"/>
    </style:style>
    <style:style style:name="T101" style:family="text">
      <style:text-properties officeooo:rsid="009b52a3"/>
    </style:style>
    <style:style style:name="T102" style:family="text">
      <style:text-properties officeooo:rsid="009ccb6f"/>
    </style:style>
    <style:style style:name="T103" style:family="text">
      <style:text-properties officeooo:rsid="009db067"/>
    </style:style>
    <style:style style:name="T104" style:family="text">
      <style:text-properties officeooo:rsid="009e7fc1"/>
    </style:style>
    <style:style style:name="T105" style:family="text">
      <style:text-properties officeooo:rsid="009f1b5e"/>
    </style:style>
    <style:style style:name="T106" style:family="text">
      <style:text-properties fo:font-weight="bold" style:font-weight-asian="bold" style:font-weight-complex="bold"/>
    </style:style>
    <style:style style:name="T107" style:family="text">
      <style:text-properties fo:font-weight="bold" officeooo:rsid="00aaa5d9" style:font-weight-asian="bold" style:font-weight-complex="bold"/>
    </style:style>
    <style:style style:name="T108" style:family="text">
      <style:text-properties officeooo:rsid="00b1d44c"/>
    </style:style>
    <style:style style:name="T109" style:family="text">
      <style:text-properties officeooo:rsid="00b462bd"/>
    </style:style>
    <style:style style:name="T110" style:family="text">
      <style:text-properties officeooo:rsid="00b5d498"/>
    </style:style>
    <style:style style:name="T111" style:family="text">
      <style:text-properties officeooo:rsid="00b7a0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5">Chapter </text:span></text:span><text:span text:style-name="Strong_20_Emphasis"><text:span text:style-name="T6">2</text:span></text:span><text:span text:style-name="Strong_20_Emphasis"><text:span text:style-name="T4">. </text:span></text:span><text:span text:style-name="Strong_20_Emphasis"><text:span text:style-name="T6">Methods</text:span></text:span></text:p>
      <text:p text:style-name="P31"><text:span text:style-name="T8">Summary</text:span><text:span text:style-name="T7">: <text:s/></text:span>This doctoral research employs a multi-scalar, mixed-methods design grounded in action-research and forensic medical anthropology to document and analyze structural violence in psychiatry across Spain, Indonesia, Sweden, and Italy between 2020 and 2025. Combining large-scale surveys, field-based engagement, and legal-normative analysis, it reveals how coercion, diagnostic abuse, and systemic silencing are normalized and institutionally defended, despite clear legal prohibitions and ethical frameworks. Methods include three targeted surveys -on schizophrenia diagnosis, Open Dialogue, and shared decision-making -each capturing empirical contradictions between professional discourse and clinical behavior. Extensive fieldwork, conducted through scientific missions, teaching, and reform initiatives, further exposed systemic obstruction, betrayal of duty, and retaliatory violence against those pursuing ethical care. The research design is anchored in the emic and etic logic of cognitive and medical anthropology, prioritizing testimony from those most harmed, while triangulating structural, legal, and relational data to ensure scientific validity. In documenting how institutions weaponize ethics, suppress inquiry, and enable ongoing harm, the chapter demonstrates that shared decision-making and patient autonomy are not hindered by complexity, but by moral refusal, and that the collapse of accountability within psychiatric systems is both a clinical crisis and a civic emergency.</text:p>
      <text:p text:style-name="P31"/>
      <text:h text:style-name="P1" text:outline-level="2"><text:span text:style-name="Strong_20_Emphasis"><text:span text:style-name="T14">2.1. Research </text:span></text:span><text:span text:style-name="Strong_20_Emphasis"><text:span text:style-name="T15">methods:</text:span></text:span><text:span text:style-name="Strong_20_Emphasis"><text:span text:style-name="T14"> mixed </text:span></text:span><text:span text:style-name="Strong_20_Emphasis"><text:span text:style-name="T15">participatory </text:span></text:span><text:span text:style-name="Strong_20_Emphasis"><text:span text:style-name="T14">action-research </text:span></text:span><text:span text:style-name="Strong_20_Emphasis"><text:span text:style-name="T15">under severe abuses</text:span></text:span></text:h>
      <text:p text:style-name="P3"><text:span text:style-name="T14">This doctoral investigation adopts a rigorously constructed mixed-methods design, integrating large-scale surveys, forensic ethnography, participant observation, pedagogical field engagement, and continuous public dissemination under open science standards. The methodological architecture was consciously selected in alignment with established best practices in medical anthropology, privileging iterative adaptation, emic and etic reflexivity, and field-embedded action (Scheper-Hughes, 1992; Singer &amp; Baer, 2018; Holmes et al., 2006). The engagement with professional and survivor networks, institutional initiatives, and transnational policy forums was not a backdrop but a core methodological strategy -designed to access situated knowledge, understand relational dynamics, and expose structural constraints directly from those affected across all levels of the mental health system. This includes those targeted by psychiatric coercion, those tasked with enforcing it, and those advocating for transformation. Rather than maintaining the analytical detachment historically valorized in certain ethnographic traditions, this research adopts the positionality of an engaged actor, aiming not merely to describe systemic dysfunction but to intervene in it -epistemically, ethically, and institutionally (Rappaport, 2008; Baer, 1997). The choice to adopt action-research was both methodological and moral: it reflected a foundational commitment to co-producing knowledge with those subjected to harm and working toward immediate, context-responsive improvement of psychiatric services (Kemmis et al., 2014; Reason &amp; Bradbury, 2008). Every survey deployed was conceived not as an extractive instrument but as a dialogical tool to amplify marginalized narratives and generate evidence fit for transformation. Every field mission was an act of embedded witnessing, in contexts where structural and interpersonal violence were not peripheral but constitutive of the institutional logic. Consistently, the thesis has adhered to the strictest principles of open science, not as bureaucratic compliance but as a political and epistemological imperative. <text:line-break/><text:line-break/>Data collection, instrument design, dissemination strategies, and analytic protocols were all implemented using open-source infrastructure, enabling transparency, reproducibility, and participatory audit of findings (Fecher &amp; Friesike, 2014; Nosek et al., 2015). The methodological </text:span><text:soft-page-break/><text:span text:style-name="T14">scope of this thesis, developed through the research period from 2020 to 2025, reflects not only a cross-disciplinary integration of tools but a unified forensic commitment: to document, validate, and confront normalized institutional violence by exposing its logic, listening to its victims, and building pathways for structural redress.<text:line-break/><text:line-break/></text:span><text:span text:style-name="Strong_20_Emphasis"><text:span text:style-name="T14">Survey-Based Research Activities</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4">Date</text:p>
            </table:table-cell>
            <table:table-cell table:style-name="Table1.A1" office:value-type="string">
              <text:p text:style-name="P44">Activity</text:p>
            </table:table-cell>
            <table:table-cell table:style-name="Table1.A1" office:value-type="string">
              <text:p text:style-name="P44">Description</text:p>
            </table:table-cell>
          </table:table-row>
        </table:table-header-rows>
        <table:table-row>
          <table:table-cell table:style-name="Table1.A1" office:value-type="string">
            <text:p text:style-name="P41">2020–2025</text:p>
          </table:table-cell>
          <table:table-cell table:style-name="Table1.A1" office:value-type="string">
            <text:p text:style-name="P41">Inquiry on the Schizophrenia Label in Spain</text:p>
          </table:table-cell>
          <table:table-cell table:style-name="Table1.A1" office:value-type="string">
            <text:p text:style-name="P41">Spanish version distributed nationally; online and postal reach; included patient, survivor, and professional responses; thousands contacted.</text:p>
          </table:table-cell>
        </table:table-row>
        <table:table-row>
          <table:table-cell table:style-name="Table1.A1" office:value-type="string">
            <text:p text:style-name="P41">2023</text:p>
          </table:table-cell>
          <table:table-cell table:style-name="Table1.A1" office:value-type="string">
            <text:p text:style-name="P41">Open Dialogue Survey</text:p>
          </table:table-cell>
          <table:table-cell table:style-name="Table1.A1" office:value-type="string">
            <text:p text:style-name="P41">Surveyed professionals trained in Open Dialogue across Spain; aimed at understanding ethical dilemmas, implementation gaps, and structural resistance; disseminated through professional networks.</text:p>
          </table:table-cell>
        </table:table-row>
        <table:table-row>
          <table:table-cell table:style-name="Table1.A1" office:value-type="string">
            <text:p text:style-name="P41">2025</text:p>
          </table:table-cell>
          <table:table-cell table:style-name="Table1.A1" office:value-type="string">
            <text:p text:style-name="P41">Survey on shared decision making and both prescription and deprescription best practices</text:p>
          </table:table-cell>
          <table:table-cell table:style-name="Table1.A1" office:value-type="string">
            <text:p text:style-name="P41"><text:span text:style-name="T55">Long survey on </text:span>shared decision-making and prescription practices <text:span text:style-name="T55">in Spain, distributed </text:span>among professionals.</text:p>
          </table:table-cell>
        </table:table-row>
      </table:table>
      <text:p text:style-name="P45"><text:span text:style-name="T9"/></text:p>
      <text:p text:style-name="P9"><text:span text:style-name="T22">In this dissertation, survey research is employed not as a reductionist or purely quantitative device, but as a </text:span><text:span text:style-name="Strong_20_Emphasis"><text:span text:style-name="T22">bioculturally grounded</text:span></text:span><text:span text:style-name="T22">, </text:span><text:span text:style-name="Strong_20_Emphasis"><text:span text:style-name="T22">ethnographically sensitive</text:span></text:span><text:span text:style-name="T22">, and </text:span><text:span text:style-name="Strong_20_Emphasis"><text:span text:style-name="T22">action-oriented method</text:span></text:span><text:span text:style-name="T22">. When rigorously applied within the ethics of open science and critical anthropology, survey tools become instruments of epistemic justice -documenting lived experience, amplifying silenced voices, and fostering data-driven structural reform (Baer, 1997; Rappaport, 2008; Nosek et al., 2015). This use of surveys stands as a key element within the broader mixed-methods and action-research design of the thesis. </text:span><text:span text:style-name="T14">Survey research in medical anthropology occupies a complex and often contested space, especially when addressing issues as sensitive and structurally entangled as psychiatric diagnosis, institutional care, and systemic coercion. Within this doctoral research, the use of surveys was methodologically deliberate and grounded in both the ethical imperatives and the empirical opportunities that this approach offers. Far from being a detached or extractive method, surveys in this context became instruments of dialogical engagement: each questionnaire circulated created new channels of contact, enabled follow-up conversations, and often catalyzed longer-term exchanges via email and videocalls. <text:line-break/><text:line-break/>In contrast to </text:span><text:span text:style-name="T16">sterile</text:span><text:span text:style-name="T14"> polling, these instruments embedded the ethnographic ethos of listening attentively to those most affected, initiating co-constructed understandings that extended well beyond the data points collected (Kleinman, 1995; Scheper-Hughes, 1992).</text:span></text:p>
      <text:p text:style-name="P45">The first and largest survey -the Spanish adaptation of the UK Inquiry into the 'Schizophrenia' Label -was informed by a groundbreaking initiative launched in 2012 by service users and professionals in the United Kingdom. That inquiry critically examined the clinical validity, personal consequences, and institutional uses of the schizophrenia diagnosis, ultimately contributing to a rethinking of diagnostic labels within the International Society for Psychological and Social Approaches to Psychosis (Read et al., 2013; Johnstone &amp; Boyle, 2018). Inspired by this effort, the Spanish adaptation was deployed nationally, both online and by post, targeting public mental health centers, <text:soft-page-break/>professionals’ associations, and survivor collectives. Thousands of individuals were reached directly. The goal was to document the diagnostic experience, its impact on identity, care, and recovery, and the systemic responses to psychiatric labeling. The resulting dataset underpins one of the central analyses of Chapter 3 in this dissertation, <text:span text:style-name="T57">along with the other surveys deployed during the research years</text:span>.</text:p>
      <text:p text:style-name="P45">A second <text:span text:style-name="T57">one</text:span>, focused on the professional implementation of the Open Dialogue approach in Spain, was designed collaboratively and distributed among practitioners trained or interested in dialogical practices. It explored ethical tensions, clinical challenges, and institutional obstacles in real-world settings (Henning et al., 2023). As with the previous initiative, the survey process itself facilitated ongoing communication with participants, expanding the research network and enriching the qualitative analysis.</text:p>
      <text:p text:style-name="P45">A third and more targeted instrument was introduced in 2025 to assess best practices for shared decision-making and medication deprescription. Though its reach was narrower, the survey contributed to validating prior themes and refining the thesis’s policy recommendations, based on experiential and professional expertise from <text:span text:style-name="T56">practitioners engaged in </text:span>the <text:span text:style-name="T56">mental health</text:span> field.</text:p>
      <text:p text:style-name="P10"><text:span text:style-name="T14"><text:line-break/></text:span><text:span text:style-name="Strong_20_Emphasis"><text:span text:style-name="T22">Fieldwork and Participant Observation</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4">Date</text:p>
            </table:table-cell>
            <table:table-cell table:style-name="Table2.A1" office:value-type="string">
              <text:p text:style-name="P44">Activity</text:p>
            </table:table-cell>
            <table:table-cell table:style-name="Table2.A1" office:value-type="string">
              <text:p text:style-name="P44">Description</text:p>
            </table:table-cell>
          </table:table-row>
        </table:table-header-rows>
        <table:table-row>
          <table:table-cell table:style-name="Table2.A1" office:value-type="string">
            <text:p text:style-name="P41">2020–2022</text:p>
          </table:table-cell>
          <table:table-cell table:style-name="Table2.A1" office:value-type="string">
            <text:p text:style-name="P41">Mad in America global network liaison</text:p>
          </table:table-cell>
          <table:table-cell table:style-name="Table2.A1" office:value-type="string">
            <text:p text:style-name="P41">Coordinated international critical psychiatry network; tracked global harms, best practices, and survivor narratives.</text:p>
          </table:table-cell>
        </table:table-row>
        <table:table-row>
          <table:table-cell table:style-name="Table2.A1" office:value-type="string">
            <text:p text:style-name="P41">2020–2022</text:p>
          </table:table-cell>
          <table:table-cell table:style-name="Table2.A1" office:value-type="string">
            <text:p text:style-name="P41">Coordinator of Spanish Open Dialogue Network</text:p>
          </table:table-cell>
          <table:table-cell table:style-name="Table2.A1" office:value-type="string">
            <text:p text:style-name="P41">Leadership role coordinating national dialogue, ethical challenges, and practical implementation within professional networks.</text:p>
          </table:table-cell>
        </table:table-row>
        <table:table-row>
          <table:table-cell table:style-name="Table2.A1" office:value-type="string">
            <text:p text:style-name="P41">2020–2024</text:p>
          </table:table-cell>
          <table:table-cell table:style-name="Table2.A1" office:value-type="string">
            <text:p text:style-name="P41">ReMO COST action</text:p>
          </table:table-cell>
          <table:table-cell table:style-name="Table2.A1" office:value-type="string">
            <text:p text:style-name="P41">Contributed to academic reform dialogues, researcher mental health and epistemic justice under COST framework.</text:p>
          </table:table-cell>
        </table:table-row>
        <table:table-row>
          <table:table-cell table:style-name="Table2.A1" office:value-type="string">
            <text:p text:style-name="P41">2020–2024</text:p>
          </table:table-cell>
          <table:table-cell table:style-name="Table2.A1" office:value-type="string">
            <text:p text:style-name="P41">FOSTREN COST action</text:p>
          </table:table-cell>
          <table:table-cell table:style-name="Table2.A1" office:value-type="string">
            <text:p text:style-name="P41">Participated in and supported international COST network on coercion reduction.</text:p>
          </table:table-cell>
        </table:table-row>
        <table:table-row>
          <table:table-cell table:style-name="Table2.A1" office:value-type="string">
            <text:p text:style-name="P41">2021–2025</text:p>
          </table:table-cell>
          <table:table-cell table:style-name="Table2.A1" office:value-type="string">
            <text:p text:style-name="P41">EU BEACON One Health Education COST action</text:p>
          </table:table-cell>
          <table:table-cell table:style-name="Table2.A1" office:value-type="string">
            <text:p text:style-name="P41">Co-founded and led action framework on One Health mental health education; ethics, training, systems transformation.</text:p>
          </table:table-cell>
        </table:table-row>
        <table:table-row>
          <table:table-cell table:style-name="Table2.A1" office:value-type="string">
            <text:p text:style-name="P41">Aug–Sep 2022</text:p>
          </table:table-cell>
          <table:table-cell table:style-name="Table2.A1" office:value-type="string">
            <text:p text:style-name="P41">Fieldwork in Trieste, Italy, WHO Mental Health excellence site</text:p>
          </table:table-cell>
          <table:table-cell table:style-name="Table2.A1" office:value-type="string">
            <text:p text:style-name="P41">On-site research and observation of WHO-recognized practices in non-coercive psychiatry.</text:p>
          </table:table-cell>
        </table:table-row>
        <table:table-row>
          <table:table-cell table:style-name="Table2.A1" office:value-type="string">
            <text:p text:style-name="P41">2025</text:p>
          </table:table-cell>
          <table:table-cell table:style-name="Table2.A1" office:value-type="string">
            <text:p text:style-name="P41">CliMent COST action</text:p>
          </table:table-cell>
          <table:table-cell table:style-name="Table2.A1" office:value-type="string">
            <text:p text:style-name="P41">Scientific and ethical COST Action on clinical mental health reform.</text:p>
          </table:table-cell>
        </table:table-row>
        <table:table-row>
          <table:table-cell table:style-name="Table2.A1" office:value-type="string">
            <text:p text:style-name="P41">2025</text:p>
          </table:table-cell>
          <table:table-cell table:style-name="Table2.A1" office:value-type="string">
            <text:p text:style-name="P41">Youth Digital Mental Health COST action</text:p>
          </table:table-cell>
          <table:table-cell table:style-name="Table2.A1" office:value-type="string">
            <text:p text:style-name="P41">COST Action focused on prevention and structural protection in educational ecosystems.</text:p>
          </table:table-cell>
        </table:table-row>
        <table:table-row>
          <table:table-cell table:style-name="Table2.A1" office:value-type="string">
            <text:p text:style-name="P41">2025</text:p>
          </table:table-cell>
          <table:table-cell table:style-name="Table2.A1" office:value-type="string">
            <text:p text:style-name="P41">Visiting Scholar – UMY Indonesia, study of pasung</text:p>
          </table:table-cell>
          <table:table-cell table:style-name="Table2.A1" office:value-type="string">
            <text:p text:style-name="P41">Research and teaching at Universitas Muhammadiyah Yogyakarta; ethnographic study on coercion and confinement practices.</text:p>
          </table:table-cell>
        </table:table-row>
      </table:table>
      <text:p text:style-name="P32"><text:line-break/></text:p>
      <text:p text:style-name="P46"><text:soft-page-break/><text:span text:style-name="T9">Fieldwork, as employed in this dissertation, is not understood merely as a technique for data collection but as an epistemological and ethical stance central to the anthropological study of health, power, and institutional violence. Within the domain of medical anthropology, participant observation in mental health contexts offers an irreplaceable avenue for accessing the lived realities of individuals and collectives navigating structural asymmetries, diagnostic regimes, and contested therapeutic systems (Scheper-Hughes, 1992; Garcia, 2010). In this research, fieldwork unfolded through sustained multi-sited engagement across Spain, Italy, Indonesia, and transnational institutional networks, where the researcher was often both participant and target -bearing witness to coercive practices, systemic complicity, and the abandonment of ethical standards. The immersive nature of this ethnographic involvement enabled not only the documentation of psychiatric violence and professional avoidance but also the co-production of insights with those directly affected by such harms.</text:span></text:p>
      <text:p text:style-name="P3"><text:span text:style-name="T22">From 2020 onward, participation in critical international networks -such as the Mad in America global affiliate community, the Spanish Open Dialogue Network, and the EU-funded COST Actions ReMO, FOSTREN, EU BEACON, CliMent, and Youth Digital Mental Health -provided privileged access to frontline professionals, survivors, reform advocates, and institutional policymakers. This deepened the capacity to observe firsthand the dynamics of denial, reform inertia, and ethical conflict within European and global psychiatry (Harper, 2011; Davies, 2017). The fieldwork conducted in Trieste, Italy, within a WHO-designated excellence site for community-based, non-coercive psychiatry, allowed for the comparative analysis of institutional cultures and the identification of operational barriers even in exemplary systems. Simultaneously, the extended stay as a visiting scholar in Indonesia in 2025 enabled engagement with the practice of </text:span><text:span text:style-name="Emphasis"><text:span text:style-name="T22">pasung</text:span></text:span><text:span text:style-name="T22"> -the physical restraint and social exclusion of individuals with psychosocial distress -offering a transcultural and postcolonial perspective on coercion, abandonment, and recovery (Good et al., 2010).</text:span></text:p>
      <text:p text:style-name="P3"><text:span text:style-name="T22">Fieldwork within these settings was not limited to observation. It encompassed active participation in teaching, training, consultation, event organization, and policy advising, aligning with a model of </text:span><text:span text:style-name="Strong_20_Emphasis"><text:span text:style-name="T22">engaged anthropology</text:span></text:span><text:span text:style-name="T22"> (Low &amp; Merry, 2010). The thesis draws from this embeddedness to trace not only the visible structures of psychiatric care and control but also the informal norms, symbolic violence, and resistance strategies that circulate within and beyond institutions. Documenting international congresses, confidential professional exchanges, and survivor testimony platforms -including the organization of the 2023 global symposium on political abuses of psychiatry -fieldwork operated as a mechanism of forensic witnessing and collaborative memory production. In line with the action-research framework of this dissertation, participation was always intended to create reciprocal value: improving conditions, informing policy, and opening protected spaces for truth-telling and systemic critique (Kemmis et al., 2014; Speed &amp; Kelly, 2014).</text:span></text:p>
      <text:p text:style-name="P45">Given the profound vulnerability of many interlocutors and the high-risk environments in which this research took place -including contexts of overt abuse, institutional betrayal, and personal endangerment -fieldwork also entailed ethical navigation beyond procedural review. As others have noted, fieldwork in mental health settings requires ongoing assessment of relational accountability, narrative justice, and the politics of care (Biehl, 2005; Das &amp; Das, 2006). This dissertation affirms that long-term, critical ethnographic participation -undertaken transparently, with methodological humility and principled alignment -remains essential to uncovering and challenging the invisible architecture of psychiatric violence and institutional failure.</text:p>
      <text:p text:style-name="P11"><text:soft-page-break/><text:span text:style-name="T14"><text:line-break/></text:span><text:span text:style-name="Strong_20_Emphasis"><text:span text:style-name="T17">Participation in, and organization of, conferences and symposium</text:span></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3">Date</text:p>
            </table:table-cell>
            <table:table-cell table:style-name="Table6.A1" office:value-type="string">
              <text:p text:style-name="P43">Activity</text:p>
            </table:table-cell>
            <table:table-cell table:style-name="Table6.A1" office:value-type="string">
              <text:p text:style-name="P43">Description</text:p>
            </table:table-cell>
          </table:table-row>
        </table:table-header-rows>
        <table:table-row>
          <table:table-cell table:style-name="Table6.A1" office:value-type="string">
            <text:p text:style-name="P42">2021</text:p>
          </table:table-cell>
          <table:table-cell table:style-name="Table6.A1" office:value-type="string">
            <text:p text:style-name="P42">Organizing Committee – Open Dialogue Conference</text:p>
          </table:table-cell>
          <table:table-cell table:style-name="Table6.A1" office:value-type="string">
            <text:p text:style-name="P42">Organized national conference; promoted Open Dialogue dissemination and networking in Spain.</text:p>
          </table:table-cell>
        </table:table-row>
        <table:table-row>
          <table:table-cell table:style-name="Table6.A1" office:value-type="string">
            <text:p text:style-name="P51">2021</text:p>
          </table:table-cell>
          <table:table-cell table:style-name="Table6.A1" office:value-type="string">
            <text:p text:style-name="P51">HopenDialogue – Open Excellence <text:span text:style-name="T58">talks</text:span></text:p>
          </table:table-cell>
          <table:table-cell table:style-name="Table6.A1" office:value-type="string">
            <text:p text:style-name="P51">Participated as speaker in several <text:span text:style-name="T58">townhall </text:span>events on Open Dialogue from the medical anthropological experience.</text:p>
          </table:table-cell>
        </table:table-row>
        <table:table-row>
          <table:table-cell table:style-name="Table6.A1" office:value-type="string">
            <text:p text:style-name="P42">2022</text:p>
          </table:table-cell>
          <table:table-cell table:style-name="Table6.A1" office:value-type="string">
            <text:p text:style-name="P42">Presentation – ISPS Conference</text:p>
          </table:table-cell>
          <table:table-cell table:style-name="Table6.A1" office:value-type="string">
            <text:p text:style-name="P42">Showcased findings on psychiatric labels and Spanish Open Dialogue experience.</text:p>
          </table:table-cell>
        </table:table-row>
        <table:table-row>
          <table:table-cell table:style-name="Table6.A1" office:value-type="string">
            <text:p text:style-name="P42">2023</text:p>
          </table:table-cell>
          <table:table-cell table:style-name="Table6.A1" office:value-type="string">
            <text:p text:style-name="P42">WPA Vienna Congress and Seminar Series</text:p>
          </table:table-cell>
          <table:table-cell table:style-name="Table6.A1" office:value-type="string">
            <text:p text:style-name="P42">Presented thesis data and participated in organizing international series on extreme psychiatric violence; included testimonials and high-risk case studies.</text:p>
          </table:table-cell>
        </table:table-row>
        <table:table-row>
          <table:table-cell table:style-name="Table6.A1" office:value-type="string">
            <text:p text:style-name="P42">Jan–Nov 2023</text:p>
          </table:table-cell>
          <table:table-cell table:style-name="Table6.A1" office:value-type="string">
            <text:p text:style-name="P42">Symposium on political abuses of psychiatry</text:p>
          </table:table-cell>
          <table:table-cell table:style-name="Table6.A1" office:value-type="string">
            <text:p text:style-name="P42">Hosted global symposium; gathered and curated expert and survivor narratives on political abuse of psychiatry.</text:p>
          </table:table-cell>
        </table:table-row>
      </table:table>
      <text:p text:style-name="P33"><text:line-break/><text:line-break/>Academic conferences and public symposiums are frequently treated as auxiliary activities in doctoral research. In the context of this dissertation, however, they formed a fundamental methodological pillar, enabling direct access to epistemic communities, testimonial ecosystems, and institutional interfaces where contested knowledge circulates and political tensions unfold in real time. Far from being passive venues of dissemination, these spaces became fertile sites for ethnographic immersion, strategic engagement, and forensic witnessing -where structural violence, clinical complicity, and resistance narratives could be heard, examined, and amplified under collective protection (Fassin, 2013; Keck &amp; Ticktin, 2015). Across the research period, the candidate’s sustained presence in high-stakes forums -both as a speaker and organizer -was not only instrumental in refining theoretical frameworks and methodological tools, but also vital in building networks of solidarity, legitimacy, and action across disciplinary, national, and survivor–professional divides.</text:p>
      <text:p text:style-name="P3"><text:span text:style-name="T22">The 2021 organizing role in the national Open Dialogue Conference positioned the author at the heart of a nascent but growing movement for dialogical psychiatry in Spain, confronting entrenched clinical paradigms and fostering intersectoral dialogue among practitioners, academics, and affected communities. That same year, the participation in the </text:span><text:span text:style-name="Emphasis"><text:span text:style-name="T22">HopenDialogue</text:span></text:span><text:span text:style-name="T22"> Excellence Talks series offered a unique opportunity to translate medical anthropological insights into public educational formats, contributing to broader public literacy on mental health reform. These engagements validated field insights, catalyzed new collaborations, and shaped the methodological direction of subsequent surveys and fieldwork interventions.</text:span></text:p>
      <text:p text:style-name="P45">In 2022, the presentation at the International Society for Psychological and Social Approaches to Psychosis (ISPS) conference showcased original findings on psychiatric labeling and dialogical practice, strengthening international academic resonance. The year 2023 marked a critical expansion: the thesis results were formally presented at the World Psychiatric Association Congress in Vienna -an event at which the researcher also helped coordinate an attached global seminar series on extreme psychiatric violence. These sessions brought together firsthand accounts of coercion, institutional betrayal, and ethical breakdown, and constituted a rare moment of collective exposure <text:soft-page-break/>of the psychiatric system's most dangerous practices within its own institutional boundaries (Rose, 2018; Newnes, 2021).</text:p>
      <text:p text:style-name="P3"><text:span text:style-name="T22">From January to November 2023, the researcher curated and hosted a full symposium on political abuses of psychiatry </text:span><text:span text:style-name="T35">with the support of the EU COST action FOSTREN</text:span><text:span text:style-name="T22">, gathering testimonials and analyses from victims, clinicians, scholars, and international experts. This event was not merely discursive but a methodological extension of fieldwork -an orchestrated convergence of data, ethics, and resistance under open science principles. Across these activities, the ethnographic act was expanded: the conference became a site of </text:span><text:span text:style-name="Strong_20_Emphasis"><text:span text:style-name="T22">truth-claiming</text:span></text:span><text:span text:style-name="T22">, of witnessing and sharing responsibility for collective repair, aligning the dissertation with the most rigorous standards of forensic medical anthropology and rights-based psychiatric critique (Rappaport, 2008; Petryna, 2002).</text:span></text:p>
      <text:p text:style-name="P12"><text:span text:style-name="T14"><text:line-break/></text:span><text:span text:style-name="Strong_20_Emphasis"><text:span text:style-name="T22">Teaching and Curriculum-Based Engagements</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4">Date</text:p>
            </table:table-cell>
            <table:table-cell table:style-name="Table3.A1" office:value-type="string">
              <text:p text:style-name="P44">Activity</text:p>
            </table:table-cell>
            <table:table-cell table:style-name="Table3.A1" office:value-type="string">
              <text:p text:style-name="P44">Description</text:p>
            </table:table-cell>
          </table:table-row>
        </table:table-header-rows>
        <table:table-row>
          <table:table-cell table:style-name="Table3.A1" office:value-type="string">
            <text:p text:style-name="P41">2020–2021</text:p>
          </table:table-cell>
          <table:table-cell table:style-name="Table3.A1" office:value-type="string">
            <text:p text:style-name="P41">Open Dialogue Training in Barcelona</text:p>
          </table:table-cell>
          <table:table-cell table:style-name="Table3.A1" office:value-type="string">
            <text:p text:style-name="P41">Co-coordinated public university-backed training for professionals; participant observation of structural resistance.</text:p>
          </table:table-cell>
        </table:table-row>
        <table:table-row>
          <table:table-cell table:style-name="Table3.A1" office:value-type="string">
            <text:p text:style-name="P41">2021</text:p>
          </table:table-cell>
          <table:table-cell table:style-name="Table3.A1" office:value-type="string">
            <text:p text:style-name="P41">Teaching at University of Almería Inclúyete program</text:p>
          </table:table-cell>
          <table:table-cell table:style-name="Table3.A1" office:value-type="string">
            <text:p text:style-name="P41">Facilitated dialogue-based pedagogical sessions on mental health; centered around trauma-informed practice and open science.</text:p>
          </table:table-cell>
        </table:table-row>
        <table:table-row>
          <table:table-cell table:style-name="Table3.A1" office:value-type="string">
            <text:p text:style-name="P41">2021–2023</text:p>
          </table:table-cell>
          <table:table-cell table:style-name="Table3.A1" office:value-type="string">
            <text:p text:style-name="P41">Teaching on mental health, coercion and best practices</text:p>
          </table:table-cell>
          <table:table-cell table:style-name="Table3.A1" office:value-type="string">
            <text:p text:style-name="P41">Contributed to undergraduate and graduate teaching on psychiatry, ethics, and anthropology; supported syllabus redesigns.</text:p>
          </table:table-cell>
        </table:table-row>
      </table:table>
      <text:p text:style-name="P12"><text:span text:style-name="T14"><text:line-break/><text:line-break/>Teaching, within the framework of this doctoral research, was not a peripheral academic duty but a core modality of </text:span><text:span text:style-name="Strong_20_Emphasis"><text:span text:style-name="T14">action-research</text:span></text:span><text:span text:style-name="T14"> -a method of participation, contribution, and reciprocal learning embedded in real-world pedagogical and institutional settings. As framed by Freirean and participatory pedagogical traditions, education is not only a means to transmit knowledge but a site of political, ethical, and epistemological engagement where new practices can be tested, oppressive logics confronted, and collaborative repair initiated (Freire, 1970/2005; Rappaport, 2008). In this sense, the researcher’s role as a teacher within mental health-related training programs became both a strategic and ethical mechanism for contributing to system improvement while building rapport with those directly involved or affected. Teaching served as a method of entry into institutional dynamics, revealing how structural coercion, stigma, and professional fears are reproduced and contested within academic and clinical curricula (Ginsburg &amp; Rapp, 2013; Holmes et al., 2006).</text:span></text:p>
      <text:p text:style-name="P3"><text:span text:style-name="T22">From 2020 to 2021, co-coordinating the </text:span><text:span text:style-name="Strong_20_Emphasis"><text:span text:style-name="T22">Open Dialogue training program</text:span></text:span><text:span text:style-name="T22"> in Barcelona provided an unparalleled opportunity for participant observation of the limits and potentials of implementing dialogical psychiatry within the rigid confines of Spain’s public mental health systems. Resistance from institutional actors, the fragility of peer-led reform, and the ethical tensions felt by professionals emerged not just as content but as lived pedagogical tensions within the training sessions themselves. In 2021, teaching under the </text:span><text:span text:style-name="Strong_20_Emphasis"><text:span text:style-name="T22">Inclúyete program</text:span></text:span><text:span text:style-name="T22"> at the University of Almería offered a different but complementary site for engagement: dialogically structured sessions on trauma, ethics, and open science with university students -many of whom were themselves navigating mental health struggles -allowed for reflexive learning and direct feedback on reformist </text:span><text:soft-page-break/><text:span text:style-name="T22">approaches. These sessions became spaces of mutual listening, co-produced analysis, and therapeutic epistemic solidarity.</text:span></text:p>
      <text:p text:style-name="P3"><text:span text:style-name="T22">Between 2021 and 2023, the researcher further participated in a range of undergraduate and graduate-level courses in psychiatry, ethics, and medical anthropology. These engagements were not only instrumental in reshaping curricula, encouraging trauma-informed approaches, and introducing students to non-coercive paradigms, but also offered a mechanism to </text:span><text:span text:style-name="Strong_20_Emphasis"><text:span text:style-name="T22">test survey instruments, refine core concepts</text:span></text:span><text:span text:style-name="T22">, and identify institutional anxieties around change. Students, professionals, and fellow educators often contributed new cases, questions, and critiques that enriched the ethnographic and survey-based components of the dissertation. Teaching, in this regard, functioned as both research and intervention -a frontline tool for systemic literacy, interdisciplinary alliance, and dialogical repair (Boyd &amp; Lassiter, 2021; Scheper-Hughes, 1992).<text:line-break/></text:span><text:span text:style-name="T14"><text:line-break/><text:line-break/></text:span><text:span text:style-name="Strong_20_Emphasis"><text:span text:style-name="T22">Policy and Forum Engagements</text:span></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4">Date</text:p>
            </table:table-cell>
            <table:table-cell table:style-name="Table4.A1" office:value-type="string">
              <text:p text:style-name="P44">Activity</text:p>
            </table:table-cell>
            <table:table-cell table:style-name="Table4.A1" office:value-type="string">
              <text:p text:style-name="P44">Description</text:p>
            </table:table-cell>
          </table:table-row>
        </table:table-header-rows>
        <table:table-row>
          <table:table-cell table:style-name="Table4.A1" office:value-type="string">
            <text:p text:style-name="P41">2020</text:p>
          </table:table-cell>
          <table:table-cell table:style-name="Table4.A1" office:value-type="string">
            <text:p text:style-name="P41">Participation in Mexican Parliament Forum</text:p>
          </table:table-cell>
          <table:table-cell table:style-name="Table4.A1" office:value-type="string">
            <text:p text:style-name="P41">Advocated for biocultural respect and community-led psychiatry models; presented testimonies and conceptual frameworks.</text:p>
          </table:table-cell>
        </table:table-row>
        <table:table-row>
          <table:table-cell table:style-name="Table4.A1" office:value-type="string">
            <text:p text:style-name="P41">2022–2024</text:p>
          </table:table-cell>
          <table:table-cell table:style-name="Table4.A1" office:value-type="string">
            <text:p text:style-name="P41">Catalan Mental Health Policy Consultations</text:p>
          </table:table-cell>
          <table:table-cell table:style-name="Table4.A1" office:value-type="string">
            <text:p text:style-name="P41">Submitted policy recommendations on shared decision-making, autonomy, and structural accountability.</text:p>
          </table:table-cell>
        </table:table-row>
        <table:table-row>
          <table:table-cell table:style-name="Table4.A1" office:value-type="string">
            <text:p text:style-name="P41">2023</text:p>
          </table:table-cell>
          <table:table-cell table:style-name="Table4.A1" office:value-type="string">
            <text:p text:style-name="P41">Support to Council of Europe Report on Non-Coercive Approaches</text:p>
          </table:table-cell>
          <table:table-cell table:style-name="Table4.A1" office:value-type="string">
            <text:p text:style-name="P41">Provided data and conceptual contributions to official guidance development; focused on shared decision-making and best practices.</text:p>
          </table:table-cell>
        </table:table-row>
        <table:table-row>
          <table:table-cell table:style-name="Table4.A1" office:value-type="string">
            <text:p text:style-name="P41">2023</text:p>
          </table:table-cell>
          <table:table-cell table:style-name="Table4.A1" office:value-type="string">
            <text:p text:style-name="P41">ReMO COST Action Spanish national policy recommendations</text:p>
          </table:table-cell>
          <table:table-cell table:style-name="Table4.A1" office:value-type="string">
            <text:p text:style-name="P41">Engaged academic and clinical stakeholders in the national context through ReMO.</text:p>
          </table:table-cell>
        </table:table-row>
      </table:table>
      <text:p text:style-name="P12"><text:span text:style-name="T14"><text:line-break/><text:line-break/>Participation in policy forums and institutional consultations formed a vital axis of this doctoral research, aligning with the foundational principles of </text:span><text:span text:style-name="Strong_20_Emphasis"><text:span text:style-name="T14">action-research</text:span></text:span><text:span text:style-name="T14"> and the </text:span><text:span text:style-name="Strong_20_Emphasis"><text:span text:style-name="T14">medical anthropological imperative</text:span></text:span><text:span text:style-name="T14"> to engage with structures of power not only as objects of critique but as sites of ethical intervention (Farmer, 2005; Scheper-Hughes, 1995). These engagements were not symbolic nor limited to advocacy: they constituted </text:span><text:span text:style-name="Strong_20_Emphasis"><text:span text:style-name="T14">deliberate efforts to translate field-based findings, expert insights, and lived experience</text:span></text:span><text:span text:style-name="T14"> into policy frameworks, legal discourse, and institutional guidance. As the researcher collaborated with governments, supranational bodies, and intersectoral platforms, each encounter became an occasion to expose structural inertia, raise ethical standards, and promote informed, rights-based, non-coercive practices in mental health. These interventions were grounded in the reality that meaningful, lasting change can only emerge through active contestation of dominant norms and close collaboration with those already working under adverse and often hostile systemic conditions (Shore &amp; Wright, 2011).</text:span></text:p>
      <text:p text:style-name="P3"><text:span text:style-name="T22">The researcher's contribution to the </text:span><text:span text:style-name="Strong_20_Emphasis"><text:span text:style-name="T22">2020 Mexican Parliament Forum</text:span></text:span><text:span text:style-name="T22"> represented an early milestone, bringing forward biocultural frameworks and community-led mental health approaches within a legislative context. In </text:span><text:span text:style-name="Strong_20_Emphasis"><text:span text:style-name="T22">Catalonia (2022–2024)</text:span></text:span><text:span text:style-name="T22">, participation in mental health consultations allowed the researcher to submit structured recommendations on </text:span><text:span text:style-name="Strong_20_Emphasis"><text:span text:style-name="T22">shared decision-making, patient autonomy, and legal responsibility</text:span></text:span><text:span text:style-name="T22">, anchored in empirical findings and field-based insight. These </text:span><text:soft-page-break/><text:span text:style-name="T22">policy contributions underscored the gap between official discourse and clinical reality, highlighting how rhetorical commitments to autonomy often dissolve into institutional indifference or coercive default practices.</text:span></text:p>
      <text:p text:style-name="P13"><text:span text:style-name="T22">In </text:span><text:span text:style-name="Strong_20_Emphasis"><text:span text:style-name="T22">2023</text:span></text:span><text:span text:style-name="T22">, the researcher contributed both conceptual and empirical input to the </text:span><text:span text:style-name="Strong_20_Emphasis"><text:span text:style-name="T22">Council of Europe’s report on non-coercive approaches </text:span></text:span><text:span text:style-name="Strong_20_Emphasis"><text:span text:style-name="T23">(</text:span></text:span><text:span text:style-name="Strong_20_Emphasis"><text:span text:style-name="T59">Council of Europe, 2023).</text:span></text:span><text:span text:style-name="T22">, affirming the relevance and urgency of moving toward best practice models that respect human dignity and clinical plurality. Parallel to this, through the </text:span><text:span text:style-name="Strong_20_Emphasis"><text:span text:style-name="T22">ReMO COST Action</text:span></text:span><text:span text:style-name="T22">, the researcher facilitated dialogue with academic and clinical stakeholders to formulate </text:span><text:span text:style-name="Strong_20_Emphasis"><text:span text:style-name="T22">national recommendations on researcher and patient rights</text:span></text:span><text:span text:style-name="T22"> in the context of mental health policy reform in Spain. Each of these contributions was not merely representative of scholarly duty but a form of </text:span><text:span text:style-name="Strong_20_Emphasis"><text:span text:style-name="T22">responsible engagement</text:span></text:span><text:span text:style-name="T22">, developed under conditions where the ethical negligence of many institutions remained unchallenged, and where survivors, professionals, and advocates struggled to be heard amid systemic resistance (Keck &amp; Keck, 2020; Rose, 2018). As such, these policy actions reflect the dissertation’s broader commitment: to ground research in solidarity, speak truth to institutional power, and advocate with and for those most affected by psychiatric violence and structural degradation.</text:span></text:p>
      <text:p text:style-name="P12"><text:span text:style-name="T14"><text:line-break/></text:span><text:span text:style-name="Strong_20_Emphasis"><text:span text:style-name="T22">Open </text:span></text:span><text:span text:style-name="Strong_20_Emphasis"><text:span text:style-name="T36">m</text:span></text:span><text:span text:style-name="Strong_20_Emphasis"><text:span text:style-name="T37">ethods, </text:span></text:span><text:span text:style-name="Strong_20_Emphasis"><text:span text:style-name="T36">s</text:span></text:span><text:span text:style-name="Strong_20_Emphasis"><text:span text:style-name="T22">cience, </text:span></text:span><text:span text:style-name="Strong_20_Emphasis"><text:span text:style-name="T38">code </text:span></text:span><text:span text:style-name="Strong_20_Emphasis"><text:span text:style-name="T22">and </text:span></text:span><text:span text:style-name="Strong_20_Emphasis"><text:span text:style-name="T36">p</text:span></text:span><text:span text:style-name="Strong_20_Emphasis"><text:span text:style-name="T22">ublic </text:span></text:span><text:span text:style-name="Strong_20_Emphasis"><text:span text:style-name="T36">d</text:span></text:span><text:span text:style-name="Strong_20_Emphasis"><text:span text:style-name="T22">issemination, </text:span></text:span><text:span text:style-name="Strong_20_Emphasis"><text:span text:style-name="T36">communication and exploitation</text:span></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4">Date</text:p>
            </table:table-cell>
            <table:table-cell table:style-name="Table5.A1" office:value-type="string">
              <text:p text:style-name="P44">Activity</text:p>
            </table:table-cell>
            <table:table-cell table:style-name="Table5.A1" office:value-type="string">
              <text:p text:style-name="P44">Description</text:p>
            </table:table-cell>
          </table:table-row>
        </table:table-header-rows>
        <table:table-row>
          <table:table-cell table:style-name="Table5.A1" office:value-type="string">
            <text:p text:style-name="P41">2021–2025</text:p>
          </table:table-cell>
          <table:table-cell table:style-name="Table5.A1" office:value-type="string">
            <text:p text:style-name="P41">Open Science Fieldwork and Laboratory Notebook</text:p>
          </table:table-cell>
          <table:table-cell table:style-name="Table5.A1" office:value-type="string">
            <text:p text:style-name="P41">Maintained open platform documenting fieldwork, teaching, methods, and ethics; hosted expert sessions, provided live updates; ensured transparency and accountability.</text:p>
          </table:table-cell>
        </table:table-row>
        <table:table-row>
          <table:table-cell table:style-name="Table5.A1" office:value-type="string">
            <text:p text:style-name="P52">2021-2025</text:p>
          </table:table-cell>
          <table:table-cell table:style-name="Table5.A1" office:value-type="string">
            <text:p text:style-name="P52">Experiment.com crowd funding ongoing project</text:p>
          </table:table-cell>
          <table:table-cell table:style-name="Table5.A1" office:value-type="string">
            <text:p text:style-name="P52">Lived experience and professional expertise tracking and habits forming software, to help reach peak health, optimal performance and top acuity under distress, <text:span text:style-name="T81">group-wise</text:span> </text:p>
          </table:table-cell>
        </table:table-row>
      </table:table>
      <text:p text:style-name="P13"><text:span text:style-name="T14"><text:line-break/><text:line-break/></text:span><text:span text:style-name="T22">Open science, in this research, was not an auxiliary dissemination strategy but a </text:span><text:span text:style-name="Strong_20_Emphasis"><text:span text:style-name="T22">deliberate and foundational methodological commitment</text:span></text:span><text:span text:style-name="T22">, aligned with the highest standards of transparency, reproducibility, and participatory accountability in both medical anthropology and interdisciplinary mental health research. Throughout the period 2021–2025, the researcher maintained a publicly accessible open science fieldwork and laboratory notebook, offering real-time documentation of research activities, methodological decisions, field tensions, ethical conflicts, and academic outputs. This digital infrastructure not only ensured traceability and transparency but also embodied a structural critique of knowledge hoarding and institutional opacity in psychiatric research (Nosek et al., 2015; Fecher &amp; Friesike, 2014). Public updates, reflections, and hosted dialogues with experts and affected persons enabled the building of a </text:span><text:span text:style-name="Strong_20_Emphasis"><text:span text:style-name="T22">community of inquiry</text:span></text:span><text:span text:style-name="T22"> that included survivors, clinicians, educators, students, and activists -reframing the research process itself as a shared civic task.</text:span></text:p>
      <text:p text:style-name="P3"><text:span text:style-name="T22">Rather than conceiving scientific dissemination as a final, polished product aimed at specialized audiences, this practice followed the logic of </text:span><text:span text:style-name="Strong_20_Emphasis"><text:span text:style-name="T22">engaged epistemology</text:span></text:span><text:span text:style-name="T22">, wherein knowledge generation and communication are co-constitutive (Kaltenbrunner et al., 2022). The field notebook served as a live, dialogical record of an ongoing research struggle -made more complex by the political and institutional hostility encountered, including direct threats and systemic attempts to suppress data, </text:span><text:soft-page-break/><text:span text:style-name="T22">participation, and reform. Dissemination in this context was a form of </text:span><text:span text:style-name="Strong_20_Emphasis"><text:span text:style-name="T22">forensic truth-telling</text:span></text:span><text:span text:style-name="T22">, as well as a tool for validation, error correction, and ethical accountability. The notebook platform allowed public access to research design choices, key instruments (e.g., surveys, teaching materials), policy contributions, and academic presentations, adhering to the principles set forth by international declarations on open research culture and data transparency (UNESCO, 2021; Munafò et al., 2017).</text:span></text:p>
      <text:p text:style-name="P3"><text:span text:style-name="T22">Moreover, this approach supported the </text:span><text:span text:style-name="Strong_20_Emphasis"><text:span text:style-name="T22">exploitation of research outputs beyond academia</text:span></text:span><text:span text:style-name="T22">, contributing to training materials, policy drafts, conference talks, and survivor-led initiatives. By opening the methodological and epistemic scaffolding of the project, the work disrupted traditional academic gatekeeping and allowed for rapid iteration and community validation of results. These practices placed the thesis within the growing field of </text:span><text:span text:style-name="Strong_20_Emphasis"><text:span text:style-name="T22">public and collaborative anthropology</text:span></text:span><text:span text:style-name="T22">, and also served as a countermeasure to institutional gaslighting, epistemic violence, and testimonial erasure commonly faced by both researchers and participants in contexts of psychiatric abuse (de la Bellacasa, 2011; Jasanoff, 2004). Open science, in this thesis, is thus both a </text:span><text:span text:style-name="Strong_20_Emphasis"><text:span text:style-name="T22">method and a stance</text:span></text:span><text:span text:style-name="T22"> -one that refuses complicity with silence, exclusion, and impunity in the name of clinical or academic authority.</text:span></text:p>
      <text:p text:style-name="P38"><text:span text:style-name="Strong_20_Emphasis"><text:span text:style-name="T22">Table: Systemic Crimes and Institutional Betrayal During the Research Process</text:span></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8"><text:span text:style-name="Strong_20_Emphasis"><text:span text:style-name="T89">Date / Period</text:span></text:span></text:p>
            </table:table-cell>
            <table:table-cell table:style-name="Table7.A1" office:value-type="string">
              <text:p text:style-name="P8"><text:span text:style-name="Strong_20_Emphasis"><text:span text:style-name="T89">Form of Crime or Abuse</text:span></text:span></text:p>
            </table:table-cell>
            <table:table-cell table:style-name="Table7.A1" office:value-type="string">
              <text:p text:style-name="P8"><text:span text:style-name="Strong_20_Emphasis"><text:span text:style-name="T89">Perpetrators / Enablers</text:span></text:span></text:p>
            </table:table-cell>
            <table:table-cell table:style-name="Table7.A1" office:value-type="string">
              <text:p text:style-name="P8"><text:span text:style-name="Strong_20_Emphasis"><text:span text:style-name="T89">Mechanism and Description</text:span></text:span></text:p>
            </table:table-cell>
            <table:table-cell table:style-name="Table7.A1" office:value-type="string">
              <text:p text:style-name="P8"><text:span text:style-name="Strong_20_Emphasis"><text:span text:style-name="T89">Consequences for Researcher and Scientific Work</text:span></text:span></text:p>
            </table:table-cell>
          </table:table-row>
        </table:table-header-rows>
        <table:table-row>
          <table:table-cell table:style-name="Table7.A1" office:value-type="string">
            <text:p text:style-name="P53">2019–2020</text:p>
          </table:table-cell>
          <table:table-cell table:style-name="Table7.A1" office:value-type="string">
            <text:p text:style-name="P53">Family violence and entrapment</text:p>
          </table:table-cell>
          <table:table-cell table:style-name="Table7.A1" office:value-type="string">
            <text:p text:style-name="P53">Close relatives (e.g., aunt), public silence</text:p>
          </table:table-cell>
          <table:table-cell table:style-name="Table7.A1" office:value-type="string">
            <text:p text:style-name="P53">Coerced into care-taking and confinement under threat; economic theft and reputational sabotage; no intervention despite repeated signs of crisis</text:p>
          </table:table-cell>
          <table:table-cell table:style-name="Table7.A1" office:value-type="string">
            <text:p text:style-name="P53">Loss of Yale opportunity; isolation; onset of health decline; derailed research initiation</text:p>
          </table:table-cell>
        </table:table-row>
        <table:table-row>
          <table:table-cell table:style-name="Table7.A1" office:value-type="string">
            <text:p text:style-name="P53">2020–2021</text:p>
          </table:table-cell>
          <table:table-cell table:style-name="Table7.A1" office:value-type="string">
            <text:p text:style-name="P53">Institutional complicity and gaslighting</text:p>
          </table:table-cell>
          <table:table-cell table:style-name="Table7.A1" office:value-type="string">
            <text:p text:style-name="P53">Mental health services; university staff</text:p>
          </table:table-cell>
          <table:table-cell table:style-name="Table7.A1" office:value-type="string">
            <text:p text:style-name="P53">Repeated reports ignored or treated as symptoms; abusers treated as credible; mental health system weaponized to isolate and punish through forced medication and labeling</text:p>
          </table:table-cell>
          <table:table-cell table:style-name="Table7.A1" office:value-type="string">
            <text:p text:style-name="P53">Discrediting of voice; onset of trauma-related illness; beginning of extensive documentation efforts</text:p>
          </table:table-cell>
        </table:table-row>
        <table:table-row>
          <table:table-cell table:style-name="Table7.A1" office:value-type="string">
            <text:p text:style-name="P53">2021–2022</text:p>
          </table:table-cell>
          <table:table-cell table:style-name="Table7.A1" office:value-type="string">
            <text:p text:style-name="P53">Fraud, coercion, poisoning, abandonment</text:p>
          </table:table-cell>
          <table:table-cell table:style-name="Table7.A1" office:value-type="string">
            <text:p text:style-name="P53">Family; medical professionals; services</text:p>
          </table:table-cell>
          <table:table-cell table:style-name="Table7.A1" office:value-type="string">
            <text:p text:style-name="P53">Lies presented as medical facts; attempts to escape met with forced sedation or surveillance; funds withheld or stolen; services only intervened to stop acute toxicity, not to investigate or protect</text:p>
          </table:table-cell>
          <table:table-cell table:style-name="Table7.A1" office:value-type="string">
            <text:p text:style-name="P53">Physical collapse; destroyed safety networks; critical awareness of the weaponization of psychiatry</text:p>
          </table:table-cell>
        </table:table-row>
        <table:table-row>
          <table:table-cell table:style-name="Table7.A1" office:value-type="string">
            <text:p text:style-name="P53">2022–2023</text:p>
          </table:table-cell>
          <table:table-cell table:style-name="Table7.A1" office:value-type="string">
            <text:p text:style-name="P53">Legal coercion and criminal misuse</text:p>
          </table:table-cell>
          <table:table-cell table:style-name="Table7.A1" office:value-type="string">
            <text:p text:style-name="P53">Chilean judiciary; transnational passivity</text:p>
          </table:table-cell>
          <table:table-cell table:style-name="Table7.A1" office:value-type="string">
            <text:p text:style-name="P53">Fabricated legal processes without notification; massive fines enforced through ex parte judgments; reports to Spanish authorities disregarded; nationality and protections denied</text:p>
          </table:table-cell>
          <table:table-cell table:style-name="Table7.A1" office:value-type="string">
            <text:p text:style-name="P53">Ongoing economic repression; criminal exposure; worsening conditions for fieldwork and academic progression</text:p>
          </table:table-cell>
        </table:table-row>
        <table:table-row>
          <table:table-cell table:style-name="Table7.A1" office:value-type="string">
            <text:p text:style-name="P53">2020–2025</text:p>
          </table:table-cell>
          <table:table-cell table:style-name="Table7.A1" office:value-type="string">
            <text:p text:style-name="P53">Structural and epistemic violence</text:p>
          </table:table-cell>
          <table:table-cell table:style-name="Table7.A1" office:value-type="string">
            <text:p text:style-name="P53">Police, ombuds institutions, health agencies, university offices</text:p>
          </table:table-cell>
          <table:table-cell table:style-name="Table7.A1" office:value-type="string">
            <text:p text:style-name="P53">Reports treated with suspicion or dismissed; responses delayed or irrelevant; mental health stigma systematically applied to erase legitimacy and silence evidence</text:p>
          </table:table-cell>
          <table:table-cell table:style-name="Table7.A1" office:value-type="string">
            <text:p text:style-name="P53">Continued obstruction of research; retraumatization; increased risk of institutional erasure</text:p>
          </table:table-cell>
        </table:table-row>
        <text:soft-page-break/>
        <table:table-row>
          <table:table-cell table:style-name="Table7.A1" office:value-type="string">
            <text:p text:style-name="P53">2020–2025</text:p>
          </table:table-cell>
          <table:table-cell table:style-name="Table7.A1" office:value-type="string">
            <text:p text:style-name="P53">Retaliation and professional sabotage</text:p>
          </table:table-cell>
          <table:table-cell table:style-name="Table7.A1" office:value-type="string">
            <text:p text:style-name="P53">Academic gatekeepers, corrupt actors in services</text:p>
          </table:table-cell>
          <table:table-cell table:style-name="Table7.A1" office:value-type="string">
            <text:p text:style-name="P53">Research identity attacked; ethical breaches normalized; pressures to abandon open science and action-research stance; credibility systematically undermined</text:p>
          </table:table-cell>
          <table:table-cell table:style-name="Table7.A1" office:value-type="string">
            <text:p text:style-name="P53">Constant hypervigilance; restricted collaboration; forced intellectual and personal exile</text:p>
          </table:table-cell>
        </table:table-row>
      </table:table>
      <text:p text:style-name="P14"><text:span text:style-name="T14"><text:line-break/><text:line-break/></text:span><text:span text:style-name="T22">Throughout the development of this research, the undersigned was subject to a pattern of coordinated abuses that involved family members, institutions, and professional actors who used the psychiatric system -its </text:span><text:span text:style-name="T39">betrayal</text:span><text:span text:style-name="T22">, its impunity, and its legal loopholes, </text:span><text:span text:style-name="T39">the social death and forced physical and emotional suffering </text:span><text:span text:style-name="T40">caused by </text:span><text:span text:style-name="T41">both fully </text:span><text:span text:style-name="T40">criminal and neglectful actors</text:span><text:span text:style-name="T22"> -as a tool for social control and personal destruction. This is not incidental. This research testifies to how mental health systems, when operating without structural safeguards, not only fail to protect but actively facilitate the continuation of domestic abuse, economic predation, and epistemic erasure. The system did not collapse under negligence -it operated as designed: to maintain a violent status quo, to discredit dissenters, and to punish those who speak up. The very conditions that should trigger protection and care became triggers for further persecution. The public and institutional silence, the consistent disbelief, and the misuse of legal-medical labels demonstrate not a lack of knowledge, but a lack of will to act lawfully and ethically. This doctoral thesis emerges from within that reality. Its aim is to dismantle the structural ignorance and coercive scaffolding that makes such abuses possible -by documenting them, naming them, and proposing mechanisms of prevention and repair. No health system should enable abuse. No lie should have the power to withdraw a person’s rights, to erase their truth, or to make their life disposable. This is a scientific fight for dignity, legality, and real health.<text:line-break/><text:line-break/></text:span><text:span text:style-name="Strong_20_Emphasis"><text:span text:style-name="T14">Table 2.X. Chronology of Systemic Violence, Institutional Betrayal, and Researcher Survival (2017–2025)</text:span></text:span><text:span text:style-name="T14"><text:line-break/></text:span><text:span text:style-name="Emphasis"><text:span text:style-name="T14">This table summarizes the main phases and manifestations of abuse endured by the researcher, whose work in mental health, shared decision-making, and open science was carried out under conditions of coercion, institutional complicity, and transgenerational trauma. Each entry reflects a pattern of criminality rendered possible by public and private actors through impunity, normalized disservice, and structural neglect.</text:span></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8"><text:span text:style-name="Strong_20_Emphasis"><text:span text:style-name="T22">Year(s)</text:span></text:span></text:p>
            </table:table-cell>
            <table:table-cell table:style-name="Table8.A1" office:value-type="string">
              <text:p text:style-name="P8"><text:span text:style-name="Strong_20_Emphasis"><text:span text:style-name="T22">Form of Harm</text:span></text:span></text:p>
            </table:table-cell>
            <table:table-cell table:style-name="Table8.A1" office:value-type="string">
              <text:p text:style-name="P8"><text:span text:style-name="Strong_20_Emphasis"><text:span text:style-name="T22">Summary of Circumstances and Impact</text:span></text:span></text:p>
            </table:table-cell>
          </table:table-row>
        </table:table-header-rows>
        <table:table-row>
          <table:table-cell table:style-name="Table8.A1" office:value-type="string">
            <text:p text:style-name="P53">2017–2019</text:p>
          </table:table-cell>
          <table:table-cell table:style-name="Table8.A1" office:value-type="string">
            <text:p text:style-name="P53">Forced drugging, cognitive impairment, early isolation</text:p>
          </table:table-cell>
          <table:table-cell table:style-name="Table8.A1" office:value-type="string">
            <text:p text:style-name="P53">Psychiatric medication administered coercively with no consent, leading to neurological harm (e.g., dysarthria, tremors). Environment dominated by fear and control.</text:p>
          </table:table-cell>
        </table:table-row>
        <table:table-row>
          <table:table-cell table:style-name="Table8.A1" office:value-type="string">
            <text:p text:style-name="P53">2019–2020</text:p>
          </table:table-cell>
          <table:table-cell table:style-name="Table8.A1" office:value-type="string">
            <text:p text:style-name="P53">Escalation of violence, reporting ignored</text:p>
          </table:table-cell>
          <table:table-cell table:style-name="Table8.A1" office:value-type="string">
            <text:p text:style-name="P53">Attempts to report were systematically dismissed. Domestic violence intensified. Academic and medical life undermined by deliberate sabotage.</text:p>
          </table:table-cell>
        </table:table-row>
        <table:table-row>
          <table:table-cell table:style-name="Table8.A1" office:value-type="string">
            <text:p text:style-name="P53">2020–2021</text:p>
          </table:table-cell>
          <table:table-cell table:style-name="Table8.A1" office:value-type="string">
            <text:p text:style-name="P53">Criminal neglect by services, increasing isolation</text:p>
          </table:table-cell>
          <table:table-cell table:style-name="Table8.A1" office:value-type="string">
            <text:p text:style-name="P53">Services aware of ongoing abuse intervened only to reduce toxicity, never to stop or report the violence. Full public silence and complicity.</text:p>
          </table:table-cell>
        </table:table-row>
        <table:table-row>
          <table:table-cell table:style-name="Table8.A1" office:value-type="string">
            <text:p text:style-name="P53">2021–2022</text:p>
          </table:table-cell>
          <table:table-cell table:style-name="Table8.A1" office:value-type="string">
            <text:p text:style-name="P53">Surveillance, threats, fabricated narratives</text:p>
          </table:table-cell>
          <table:table-cell table:style-name="Table8.A1" office:value-type="string">
            <text:p text:style-name="P53">False accusations and defamatory lies enabled coercion. Isolation deepened. Research conducted under surveillance and targeted <text:soft-page-break/>aggression.</text:p>
          </table:table-cell>
        </table:table-row>
        <table:table-row>
          <table:table-cell table:style-name="Table8.A1" office:value-type="string">
            <text:p text:style-name="P53">2022–2023</text:p>
          </table:table-cell>
          <table:table-cell table:style-name="Table8.A1" office:value-type="string">
            <text:p text:style-name="P53">Forced dependency, institutional obstruction</text:p>
          </table:table-cell>
          <table:table-cell table:style-name="Table8.A1" office:value-type="string">
            <text:p text:style-name="P53">Any attempt to seek protection or legal redress blocked. Family continued daily abuse. Research career nearly destroyed. No support from supervisors or authorities.</text:p>
          </table:table-cell>
        </table:table-row>
        <table:table-row>
          <table:table-cell table:style-name="Table8.A1" office:value-type="string">
            <text:p text:style-name="P53">2023–2024</text:p>
          </table:table-cell>
          <table:table-cell table:style-name="Table8.A1" office:value-type="string">
            <text:p text:style-name="P53">Judicial fraud and transnational coercion</text:p>
          </table:table-cell>
          <table:table-cell table:style-name="Table8.A1" office:value-type="string">
            <text:p text:style-name="P53">Coercive legal sentences imposed without due process. Exploitation of researcher’s absence and vulnerability through coordinated litigation.</text:p>
          </table:table-cell>
        </table:table-row>
        <table:table-row>
          <table:table-cell table:style-name="Table8.A1" office:value-type="string">
            <text:p text:style-name="P53">2024–2025</text:p>
          </table:table-cell>
          <table:table-cell table:style-name="Table8.A1" office:value-type="string">
            <text:p text:style-name="P53">Ongoing threats, exile, systemic impunity</text:p>
          </table:table-cell>
          <table:table-cell table:style-name="Table8.A1" office:value-type="string">
            <text:p text:style-name="P53">Researcher forced to flee Europe to survive. International academic work continued in exile. Family and new loved ones targeted as well.</text:p>
          </table:table-cell>
        </table:table-row>
      </table:table>
      <text:p text:style-name="P14"><text:span text:style-name="T14"><text:line-break/></text:span><text:span text:style-name="T18">As abundantly clear by now, t</text:span><text:span text:style-name="T14">h</text:span><text:span text:style-name="T18">is</text:span><text:span text:style-name="T14"> doctoral research was carried out not in abstract conditions of inquiry but in direct resistance to an interlocking web of </text:span><text:span text:style-name="Strong_20_Emphasis"><text:span text:style-name="T14">transgenerational, institutional, and state-enabled violence</text:span></text:span><text:span text:style-name="T14">. From 2017 onward, the researcher endured sustained physical and psychological abuse, systemic neglect by services, and coercive psychiatric interventions that violated international human rights standards. The cumulative effect was not merely professional hardship but the </text:span><text:span text:style-name="Strong_20_Emphasis"><text:span text:style-name="T14">destruction of a peaceful family life, educational continuity for children, and physical safety</text:span></text:span><text:span text:style-name="T14">. Each attempt to resist -through legal means, academic communication, or direct reporting -was met not with protection but with further retaliation and silencing.</text:span></text:p>
      <text:p text:style-name="P3"><text:span text:style-name="T22">In line with traditions in </text:span><text:span text:style-name="Strong_20_Emphasis"><text:span text:style-name="T22">medical anthropology and survivor-led participatory research</text:span></text:span><text:span text:style-name="T22"> (Good, 1994; Farmer, 2004; Kleinman, 1995), this dissertation incorporates these conditions as structural context, not as anecdotal background. The methodological stance -centered on action-research, epistemic justice, and open science -emerged not from abstraction, but from necessity. In the absence of protection, the researcher learned to navigate life-threatening contexts while maintaining scientific rigor, collaborative ethics, and full accountability to the broader community.</text:span></text:p>
      <text:p text:style-name="P3"><text:span text:style-name="T22">This experience illuminates a broader phenomenon in mental health systems: where </text:span><text:span text:style-name="Strong_20_Emphasis"><text:span text:style-name="T22">the betrayal of professional duty becomes systemic</text:span></text:span><text:span text:style-name="T22">, and </text:span><text:span text:style-name="Strong_20_Emphasis"><text:span text:style-name="T22">impunity overrides the protective function of law</text:span></text:span><text:span text:style-name="T22">. Structural violence is not limited to coercion in care but extends to the </text:span><text:span text:style-name="Strong_20_Emphasis"><text:span text:style-name="T22">invisibility of suffering, the suppression of truth, and the epistemic annihilation of those who report abuses</text:span></text:span><text:span text:style-name="T22"> (Scheper-Hughes, 2004; White, 2017). In this sense, the thesis constitutes not only an academic contribution but a forensic, restorative intervention.</text:span></text:p>
      <text:p text:style-name="P3"><text:span text:style-name="T22">It is important to stress that the violence documented here has affected not only the author but also their children, co-workers, and international collaborators. These are not isolated incidents but reflections of </text:span><text:span text:style-name="Strong_20_Emphasis"><text:span text:style-name="T22">normalized corruption, cultural impunity, and institutional decay</text:span></text:span><text:span text:style-name="T22">, the understanding of which is essential to designing ethical and effective health systems. This research stands as a response to that decay and a tool for its transformation.</text:span></text:p>
      <text:p text:style-name="P47"><text:span text:style-name="T9"/></text:p>
      <text:p text:style-name="P14"><text:span text:style-name="Strong_20_Emphasis"><text:span text:style-name="T14">Table 2.X. Critical Incidents with Risk of Death or Permanent Incapacitation: Chronology of Coercion, Betrayal, and Survival</text:span></text:span><text:span text:style-name="T14"><text:line-break/></text:span><text:span text:style-name="Emphasis"><text:span text:style-name="T14">This table documents episodes in which the researcher’s life or basic functional capacity was directly endangered through violence, coercive medication, organized silencing, and social or institutional abandonment. These events, while personal in impact, reflect broader systemic dysfunctions in the health, legal, and protection systems across multiple countries and jurisdictions.</text:span></text:span></text:p>
      <table:table table:name="Table9" table:style-name="Table9">
        <table:table-column table:style-name="Table9.A"/>
        <table:table-column table:style-name="Table9.B"/>
        <table:table-column table:style-name="Table9.C"/>
        <table:table-column table:style-name="Table9.D"/>
        <table:table-header-rows>
          <text:soft-page-break/>
          <table:table-row>
            <table:table-cell table:style-name="Table9.A1" office:value-type="string">
              <text:p text:style-name="P8"><text:span text:style-name="Strong_20_Emphasis"><text:span text:style-name="T22">Year / Period</text:span></text:span></text:p>
            </table:table-cell>
            <table:table-cell table:style-name="Table9.A1" office:value-type="string">
              <text:p text:style-name="P8"><text:span text:style-name="Strong_20_Emphasis"><text:span text:style-name="T22">Mechanism of Lethal or Disabling Harm</text:span></text:span></text:p>
            </table:table-cell>
            <table:table-cell table:style-name="Table9.A1" office:value-type="string">
              <text:p text:style-name="P8"><text:span text:style-name="Strong_20_Emphasis"><text:span text:style-name="T22">Actors / Conditions Involved</text:span></text:span></text:p>
            </table:table-cell>
            <table:table-cell table:style-name="Table9.A1" office:value-type="string">
              <text:p text:style-name="P8"><text:span text:style-name="Strong_20_Emphasis"><text:span text:style-name="T22">Context and Systemic Significance</text:span></text:span></text:p>
            </table:table-cell>
          </table:table-row>
        </table:table-header-rows>
        <table:table-row>
          <table:table-cell table:style-name="Table9.A1" office:value-type="string">
            <text:p text:style-name="P53">2017</text:p>
          </table:table-cell>
          <table:table-cell table:style-name="Table9.A1" office:value-type="string">
            <text:p text:style-name="P53">First beatings; criminal assault ignored by police</text:p>
          </table:table-cell>
          <table:table-cell table:style-name="Table9.A1" office:value-type="string">
            <text:p text:style-name="P53">Family members; Spanish police</text:p>
          </table:table-cell>
          <table:table-cell table:style-name="Table9.A1" office:value-type="string">
            <text:p text:style-name="P53">Despite visible bruises, police dismissed the report and treated the male victim as suspect, reinforcing patriarchal bias and systemic impunity for domestic violence.</text:p>
          </table:table-cell>
        </table:table-row>
        <table:table-row>
          <table:table-cell table:style-name="Table9.A1" office:value-type="string">
            <text:p text:style-name="P53">2017–2021</text:p>
          </table:table-cell>
          <table:table-cell table:style-name="Table9.A1" office:value-type="string">
            <text:p text:style-name="P53">Chronic poisoning under guise of medication</text:p>
          </table:table-cell>
          <table:table-cell table:style-name="Table9.A1" office:value-type="string">
            <text:p text:style-name="P53">Psychiatric services; family coercion</text:p>
          </table:table-cell>
          <table:table-cell table:style-name="Table9.A1" office:value-type="string">
            <text:p text:style-name="P53">Forced polypharmacy induced motor and cognitive dysfunction. Isolation worsened. Consent absent. Symptoms attributed falsely to illness instead of iatrogenic harm.</text:p>
          </table:table-cell>
        </table:table-row>
        <table:table-row>
          <table:table-cell table:style-name="Table9.A1" office:value-type="string">
            <text:p text:style-name="P53">2021</text:p>
          </table:table-cell>
          <table:table-cell table:style-name="Table9.A1" office:value-type="string">
            <text:p text:style-name="P53">Institutional risk of permanent lock-in</text:p>
          </table:table-cell>
          <table:table-cell table:style-name="Table9.A1" office:value-type="string">
            <text:p text:style-name="P53">Psychiatric institution (Catalonia); silencing of other patients</text:p>
          </table:table-cell>
          <table:table-cell table:style-name="Table9.A1" office:value-type="string">
            <text:p text:style-name="P53">Researcher barely avoided indefinite commitment. Witnessed how others were punished for advocating Open Dialogue or speaking critically. Fellow anthropologist intervened.</text:p>
          </table:table-cell>
        </table:table-row>
        <table:table-row>
          <table:table-cell table:style-name="Table9.A1" office:value-type="string">
            <text:p text:style-name="P53">2021–2022</text:p>
          </table:table-cell>
          <table:table-cell table:style-name="Table9.A1" office:value-type="string">
            <text:p text:style-name="P53">Violent assaults using sharp and blunt objects</text:p>
          </table:table-cell>
          <table:table-cell table:style-name="Table9.A1" office:value-type="string">
            <text:p text:style-name="P53">Family member(s)</text:p>
          </table:table-cell>
          <table:table-cell table:style-name="Table9.A1" office:value-type="string">
            <text:p text:style-name="P53">Head trauma, neck injuries from broken bottle, blunt force. Children present. No accountability. Researcher lost consciousness. Financial control and identity theft ongoing.</text:p>
          </table:table-cell>
        </table:table-row>
        <table:table-row>
          <table:table-cell table:style-name="Table9.A1" office:value-type="string">
            <text:p text:style-name="P53">2023</text:p>
          </table:table-cell>
          <table:table-cell table:style-name="Table9.A1" office:value-type="string">
            <text:p text:style-name="P53">Daily violence, social collapse, community targeting</text:p>
          </table:table-cell>
          <table:table-cell table:style-name="Table9.A1" office:value-type="string">
            <text:p text:style-name="P53">Neighbors, services, medical staff, and extended community</text:p>
          </table:table-cell>
          <table:table-cell table:style-name="Table9.A1" office:value-type="string">
            <text:p text:style-name="P53">While relocating to safer setting, violence escalated into routine abuse, with active engagement by others. Researcher criminalized for surviving.</text:p>
          </table:table-cell>
        </table:table-row>
        <table:table-row>
          <table:table-cell table:style-name="Table9.A1" office:value-type="string">
            <text:p text:style-name="P53">2025</text:p>
          </table:table-cell>
          <table:table-cell table:style-name="Table9.A1" office:value-type="string">
            <text:p text:style-name="P53">Transnational harassment and surveillance</text:p>
          </table:table-cell>
          <table:table-cell table:style-name="Table9.A1" office:value-type="string">
            <text:p text:style-name="P53">Extended networks of abusers; agents sent to Indonesia</text:p>
          </table:table-cell>
          <table:table-cell table:style-name="Table9.A1" office:value-type="string">
            <text:p text:style-name="P53">Despite geographic relocation, threats, surveillance, and extortion continued. Legal mechanisms manipulated from abroad. No state or institutional protection.</text:p>
          </table:table-cell>
        </table:table-row>
      </table:table>
      <text:p text:style-name="P47"><text:span text:style-name="T9"/></text:p>
      <text:p text:style-name="P14"><text:span text:style-name="T14">Each of the episodes recorded above constituted a potential terminal endpoint, whether through direct </text:span><text:span text:style-name="Strong_20_Emphasis"><text:span text:style-name="T14">lethal assault</text:span></text:span><text:span text:style-name="T14">, </text:span><text:span text:style-name="Strong_20_Emphasis"><text:span text:style-name="T14">iatrogenic neurological degradation</text:span></text:span><text:span text:style-name="T14">, or </text:span><text:span text:style-name="Strong_20_Emphasis"><text:span text:style-name="T14">judicial entrapment</text:span></text:span><text:span text:style-name="T14">, which would have rendered the researcher permanently silenced. These are not merely moments of personal crisis; they reflect the deliberate operation of </text:span><text:span text:style-name="Strong_20_Emphasis"><text:span text:style-name="T14">systems that protect perpetrators and punish witnesses</text:span></text:span><text:span text:style-name="T14">, often masking coercion and elimination through medicalized, legalistic, or benevolent discourses (Good, 1994; Summerfield, 2001; Moncrieff et al., 2013).</text:span></text:p>
      <text:p text:style-name="P3"><text:span text:style-name="T22">The researcher’s survival owes not to institutional safeguarding -none of which functioned as legally or ethically obligated -but to </text:span><text:span text:style-name="Strong_20_Emphasis"><text:span text:style-name="T22">resilience, precise documentation, and strategic international relocation</text:span></text:span><text:span text:style-name="T22">. The methods of this thesis must be read not only as academic strategies but as survival mechanisms. Action-research and open science were not abstract commitments but </text:span><text:span text:style-name="Strong_20_Emphasis"><text:span text:style-name="T22">lifelines</text:span></text:span><text:span text:style-name="T22">, enabling both resistance and empirical validation under ongoing threat (Scheper-Hughes, 1995; White, 2017).</text:span></text:p>
      <text:p text:style-name="P3"><text:span text:style-name="T22">This framing aligns with contemporary calls for </text:span><text:span text:style-name="Strong_20_Emphasis"><text:span text:style-name="T22">critical epistemologies</text:span></text:span><text:span text:style-name="T22"> in anthropology and mental health research, which reject neutral observation in favor of engaged scholarship rooted in real-life stakes and structural analysis (Fassin, 2011; Kelly, 2016). As such, this table supports not only testimonial veracity but the scientific legitimacy of the author’s positionality as an embedded observer and co-transformative agent.</text:span></text:p>
      <text:p text:style-name="P14"><text:span text:style-name="T14">The conditions under which this research was conducted were not merely adverse; they constituted a </text:span><text:span text:style-name="Strong_20_Emphasis"><text:span text:style-name="T14">structured regime of dehumanization, coercion, and targeted silencing</text:span></text:span><text:span text:style-name="T14">, embedded in both </text:span><text:soft-page-break/><text:span text:style-name="T14">interpersonal violence and systemic criminal impunity. This environment -characterized by persistent threats, coercive medication, defamation, fabricated legal charges, and multilevel institutional betrayal -must be understood not as an anecdotal context but as part of the </text:span><text:span text:style-name="Strong_20_Emphasis"><text:span text:style-name="T14">fieldsite itself</text:span></text:span><text:span text:style-name="T14">, shaping the epistemic ground of the research. The researcher’s experience reflects what scholars of structural violence and critical medical anthropology have identified as </text:span><text:span text:style-name="Strong_20_Emphasis"><text:span text:style-name="T14">pathologization as erasure</text:span></text:span><text:span text:style-name="T14">, where the suffering induced by systemic abuse is used as retroactive justification for further withdrawal of rights, credibility, and personhood (Scheper-Hughes, 1992; Fassin, 2011; Kleinman &amp; Das, 2001).</text:span></text:p>
      <text:p text:style-name="P3"><text:span text:style-name="T22">This dynamic -where the </text:span><text:span text:style-name="Strong_20_Emphasis"><text:span text:style-name="T22">effect of crime is used to legitimate further abuse</text:span></text:span><text:span text:style-name="T22"> -is not an exception but a recurring logic in systems of psychiatric coercion and gendered violence. In such contexts, the declaration of a person as "ill," "disturbed," or "paranoid" serves not to offer care but to isolate them from legal protections, professional standing, and moral worth (Rose, 2007; Metzl, 2009). The threshold for these designations is often not clinical but political and familial -triggered by dissent, noncompliance, truth-telling, or the assertion of one’s narrative against more powerful actors.</text:span></text:p>
      <text:p text:style-name="P3"><text:span text:style-name="T22">Children raised in such environments become witnesses, participants, and targets of this normalized violence. </text:span><text:span text:style-name="Strong_20_Emphasis"><text:span text:style-name="T22">Their capacity to discern truth, develop empathy, or resist abuse is shaped -and often compromised -by structures that reward silence and punish dissent</text:span></text:span><text:span text:style-name="T22">. These are not "developmental risks" in the abstract but deliberate outcomes of institutional abandonment and social complicity. The researcher’s survival -through peaceful but active resistance, open documentation, and engagement with ethical scholarly communities -was neither incidental nor passive. It constituted the </text:span><text:span text:style-name="Strong_20_Emphasis"><text:span text:style-name="T22">methodological backbone of the research</text:span></text:span><text:span text:style-name="T22">, as critical as any analytic tool or survey instrument employed.</text:span></text:p>
      <text:p text:style-name="P3"><text:span text:style-name="T22">Just as data collection in a toxic laboratory yields skewed results, so too does inquiry under conditions of structural corruption, unless these distortions are named, studied, and exposed (White, 2017; Farmer, 2004). Scientific neutrality, in such circumstances, is not possible -it collapses into </text:span><text:span text:style-name="Strong_20_Emphasis"><text:span text:style-name="T22">epistemological betrayal</text:span></text:span><text:span text:style-name="T22">. This research therefore insists on </text:span><text:span text:style-name="Strong_20_Emphasis"><text:span text:style-name="T22">methodological lucidity and moral clarity</text:span></text:span><text:span text:style-name="T22">: the readings gathered are not random. They are shaped by the </text:span><text:span text:style-name="Strong_20_Emphasis"><text:span text:style-name="T22">ill will of institutions</text:span></text:span><text:span text:style-name="T22">, the ethical failure of professionals, and the courage of those who continue to speak and act despite being targeted for elimination. It is not martyrdom that guides this path, but a commitment to justice and life, against the suffocating inertia of criminal normalcy. That this dissertation exists at all is evidence of that commitment.</text:span></text:p>
      <text:p text:style-name="P34"><text:line-break/>Table 2.X. Researcher Integrity as Methodological Infrastructure: Operational Dimensions</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8"><text:span text:style-name="Strong_20_Emphasis"><text:span text:style-name="T22">Domain</text:span></text:span></text:p>
            </table:table-cell>
            <table:table-cell table:style-name="Table10.A1" office:value-type="string">
              <text:p text:style-name="P8"><text:span text:style-name="Strong_20_Emphasis"><text:span text:style-name="T22">Applied Integrity Principle</text:span></text:span></text:p>
            </table:table-cell>
            <table:table-cell table:style-name="Table10.A1" office:value-type="string">
              <text:p text:style-name="P8"><text:span text:style-name="Strong_20_Emphasis"><text:span text:style-name="T22">Methodological Expression</text:span></text:span></text:p>
            </table:table-cell>
            <table:table-cell table:style-name="Table10.A1" office:value-type="string">
              <text:p text:style-name="P8"><text:span text:style-name="Strong_20_Emphasis"><text:span text:style-name="T22">Operational Benefit / Protective Function</text:span></text:span></text:p>
            </table:table-cell>
          </table:table-row>
        </table:table-header-rows>
        <table:table-row>
          <table:table-cell table:style-name="Table10.A1" office:value-type="string">
            <text:p text:style-name="P7"><text:span text:style-name="Strong_20_Emphasis"><text:span text:style-name="T89">Ethical Fieldwork</text:span></text:span></text:p>
          </table:table-cell>
          <table:table-cell table:style-name="Table10.A1" office:value-type="string">
            <text:p text:style-name="P53">Goodwill as harm-reduction commitment</text:p>
          </table:table-cell>
          <table:table-cell table:style-name="Table10.A1" office:value-type="string">
            <text:p text:style-name="P53">Engaged listening, transparency, protection of informants</text:p>
          </table:table-cell>
          <table:table-cell table:style-name="Table10.A1" office:value-type="string">
            <text:p text:style-name="P53">Built trust with participants under threat; ensured consent was meaningful</text:p>
          </table:table-cell>
        </table:table-row>
        <table:table-row>
          <table:table-cell table:style-name="Table10.A1" office:value-type="string">
            <text:p text:style-name="P7"><text:span text:style-name="Strong_20_Emphasis"><text:span text:style-name="T89">Scientific Rigor</text:span></text:span></text:p>
          </table:table-cell>
          <table:table-cell table:style-name="Table10.A1" office:value-type="string">
            <text:p text:style-name="P53">Integrity as calibration</text:p>
          </table:table-cell>
          <table:table-cell table:style-name="Table10.A1" office:value-type="string">
            <text:p text:style-name="P53">Triangulation of narratives, skepticism toward official data, contextual reading</text:p>
          </table:table-cell>
          <table:table-cell table:style-name="Table10.A1" office:value-type="string">
            <text:p text:style-name="P53">Prevented error from corrupted institutional or professional sources</text:p>
          </table:table-cell>
        </table:table-row>
        <table:table-row>
          <table:table-cell table:style-name="Table10.A1" office:value-type="string">
            <text:p text:style-name="P7"><text:span text:style-name="Strong_20_Emphasis"><text:span text:style-name="T89">Open Science</text:span></text:span></text:p>
          </table:table-cell>
          <table:table-cell table:style-name="Table10.A1" office:value-type="string">
            <text:p text:style-name="P53">Integrity as reproducibility and accountability</text:p>
          </table:table-cell>
          <table:table-cell table:style-name="Table10.A1" office:value-type="string">
            <text:p text:style-name="P53">Open lab notebook, public documentation, clear method trails</text:p>
          </table:table-cell>
          <table:table-cell table:style-name="Table10.A1" office:value-type="string">
            <text:p text:style-name="P53">Enabled external verification, public engagement, and resistance to silencing</text:p>
          </table:table-cell>
        </table:table-row>
        <text:soft-page-break/>
        <table:table-row>
          <table:table-cell table:style-name="Table10.A1" office:value-type="string">
            <text:p text:style-name="P7"><text:span text:style-name="Strong_20_Emphasis"><text:span text:style-name="T89">Self-as-Instrument</text:span></text:span></text:p>
          </table:table-cell>
          <table:table-cell table:style-name="Table10.A1" office:value-type="string">
            <text:p text:style-name="P53">Epistemic self-awareness</text:p>
          </table:table-cell>
          <table:table-cell table:style-name="Table10.A1" office:value-type="string">
            <text:p text:style-name="P53">Reflexive field notes, emotional attunement, trauma-informed stance</text:p>
          </table:table-cell>
          <table:table-cell table:style-name="Table10.A1" office:value-type="string">
            <text:p text:style-name="P53">Reduced projection and bias; preserved clarity under duress</text:p>
          </table:table-cell>
        </table:table-row>
        <table:table-row>
          <table:table-cell table:style-name="Table10.A1" office:value-type="string">
            <text:p text:style-name="P7"><text:span text:style-name="Strong_20_Emphasis"><text:span text:style-name="T89">Institutional Engagement</text:span></text:span></text:p>
          </table:table-cell>
          <table:table-cell table:style-name="Table10.A1" office:value-type="string">
            <text:p text:style-name="P53">Goodwill over careerism</text:p>
          </table:table-cell>
          <table:table-cell table:style-name="Table10.A1" office:value-type="string">
            <text:p text:style-name="P53">Refusal to partake in cover-ups, advocacy despite retaliation</text:p>
          </table:table-cell>
          <table:table-cell table:style-name="Table10.A1" office:value-type="string">
            <text:p text:style-name="P53">Maintained ethical coherence and scholarly autonomy</text:p>
          </table:table-cell>
        </table:table-row>
        <table:table-row>
          <table:table-cell table:style-name="Table10.A1" office:value-type="string">
            <text:p text:style-name="P7"><text:span text:style-name="Strong_20_Emphasis"><text:span text:style-name="T89">Analytic Process</text:span></text:span></text:p>
          </table:table-cell>
          <table:table-cell table:style-name="Table10.A1" office:value-type="string">
            <text:p text:style-name="P53">Integrity in interpretation</text:p>
          </table:table-cell>
          <table:table-cell table:style-name="Table10.A1" office:value-type="string">
            <text:p text:style-name="P53">Avoided overcoding, respected complexity, resisted binary diagnoses</text:p>
          </table:table-cell>
          <table:table-cell table:style-name="Table10.A1" office:value-type="string">
            <text:p text:style-name="P53">Ensured scientific validity and grounded nuance</text:p>
          </table:table-cell>
        </table:table-row>
        <table:table-row>
          <table:table-cell table:style-name="Table10.A1" office:value-type="string">
            <text:p text:style-name="P7"><text:span text:style-name="Strong_20_Emphasis"><text:span text:style-name="T89">Survival Strategy</text:span></text:span></text:p>
          </table:table-cell>
          <table:table-cell table:style-name="Table10.A1" office:value-type="string">
            <text:p text:style-name="P53">Integrity as resistance</text:p>
          </table:table-cell>
          <table:table-cell table:style-name="Table10.A1" office:value-type="string">
            <text:p text:style-name="P53">Methodological discipline as lifeline</text:p>
          </table:table-cell>
          <table:table-cell table:style-name="Table10.A1" office:value-type="string">
            <text:p text:style-name="P53">Preserved cognitive function and mission clarity despite persecution</text:p>
          </table:table-cell>
        </table:table-row>
      </table:table>
      <text:p text:style-name="P5"><text:span text:style-name="T14"><text:line-break/>Under the exceptional conditions of systemic coercion, chronic threat, and widespread institutional betrayal described throughout this thesis, </text:span><text:span text:style-name="Strong_20_Emphasis"><text:span text:style-name="T14">research integrity could not be outsourced to abstract protocols or idealized oversight bodies</text:span></text:span><text:span text:style-name="T14">. Instead, it had to be exercised as continuous, situated </text:span><text:span text:style-name="Emphasis"><text:span text:style-name="T14">goodwill</text:span></text:span><text:span text:style-name="T14"> -a principled commitment to truth-telling, harm reduction, and the ethical treatment of participants, even when those values were systematically undermined or punished by the institutions ostensibly designed to uphold them. Integrity, here, is not a bureaucratic checkbox or legal shield but a scientific methodology in itself: an embodied, self-reflective stance necessary to distinguish the </text:span><text:span text:style-name="Strong_20_Emphasis"><text:span text:style-name="T14">real from the performed</text:span></text:span><text:span text:style-name="T14">, the </text:span><text:span text:style-name="Strong_20_Emphasis"><text:span text:style-name="T14">truthful from the coercively constructed</text:span></text:span><text:span text:style-name="T14">, especially in a research domain as saturated by power asymmetries as mental health (Scheper-Hughes, 1995; White, 2017).</text:span></text:p>
      <text:p text:style-name="P3"><text:span text:style-name="T22">In anthropological terms, this aligns with the understanding of the researcher as a </text:span><text:span text:style-name="Strong_20_Emphasis"><text:span text:style-name="T22">primary sensing instrument</text:span></text:span><text:span text:style-name="T22"> -not just a collector of data through technological means or intermediaries, but the embodied locus of interpretation, contextualization, and ethical discernment (Desjarlais, 1997; Kleinman, 1999). This perspective mandates a level of epistemological and affective discipline rarely acknowledged in dominant research frameworks: </text:span><text:span text:style-name="Emphasis"><text:span text:style-name="T22">one must be trained, vigilant, and constantly self-calibrating</text:span></text:span><text:span text:style-name="T22">. This was especially vital in the present dissertation, where the researcher's own survival was at stake and </text:span><text:span text:style-name="Strong_20_Emphasis"><text:span text:style-name="T22">violence, misinformation, and professional gaslighting</text:span></text:span><text:span text:style-name="T22"> were routine field conditions.</text:span></text:p>
      <text:p text:style-name="P3"><text:span text:style-name="T22">Prior laboratory and scientific training reinforced this vigilance. Methods of calibration, verification, contamination control, and multi-source triangulation -standard in physical sciences -were applied here to social and legal testimony, institutional interactions, and multi-scalar field observations. Open science practices such as </text:span><text:span text:style-name="Strong_20_Emphasis"><text:span text:style-name="T22">live documentation, public fieldnotes, and transparent decision trails</text:span></text:span><text:span text:style-name="T22"> (Fecher &amp; Friesike, 2014) were adopted not only as ideals but as protective strategies. Against the gravitational pull of complicity, corruption, and intellectual seduction in professional settings, </text:span><text:span text:style-name="Strong_20_Emphasis"><text:span text:style-name="T22">integrity as goodwill</text:span></text:span><text:span text:style-name="T22"> became the binding substrate of all mixed methods employed: it made trust possible, participation ethical, and scientific evidence valid. As such, it stands not outside the methodological framework, but at its core.</text:span></text:p>
      <text:h text:style-name="P4" text:outline-level="3"><text:soft-page-break/><text:span text:style-name="Strong_20_Emphasis"><text:span text:style-name="T14">Table 2.X. Mechanisms of Punishment and Isolation for Ethical Action in Coercive Mental Health Systems</text:span></text:span></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8"><text:span text:style-name="Strong_20_Emphasis"><text:span text:style-name="T22">Mechanism</text:span></text:span></text:p>
            </table:table-cell>
            <table:table-cell table:style-name="Table11.A1" office:value-type="string">
              <text:p text:style-name="P8"><text:span text:style-name="Strong_20_Emphasis"><text:span text:style-name="T22">Description</text:span></text:span></text:p>
            </table:table-cell>
            <table:table-cell table:style-name="Table11.A1" office:value-type="string">
              <text:p text:style-name="P8"><text:span text:style-name="Strong_20_Emphasis"><text:span text:style-name="T22">Impact on Ethical Actors</text:span></text:span></text:p>
            </table:table-cell>
            <table:table-cell table:style-name="Table11.A1" office:value-type="string">
              <text:p text:style-name="P8"><text:span text:style-name="Strong_20_Emphasis"><text:span text:style-name="T22">Examples / Contexts</text:span></text:span></text:p>
            </table:table-cell>
          </table:table-row>
        </table:table-header-rows>
        <table:table-row>
          <table:table-cell table:style-name="Table11.A1" office:value-type="string">
            <text:p text:style-name="P7"><text:span text:style-name="Strong_20_Emphasis"><text:span text:style-name="T89">Professional Ostracism</text:span></text:span></text:p>
          </table:table-cell>
          <table:table-cell table:style-name="Table11.A1" office:value-type="string">
            <text:p text:style-name="P53">Informal blacklisting, exclusion from publications or positions</text:p>
          </table:table-cell>
          <table:table-cell table:style-name="Table11.A1" office:value-type="string">
            <text:p text:style-name="P53">Career derailment, silencing of dissent</text:p>
          </table:table-cell>
          <table:table-cell table:style-name="Table11.A1" office:value-type="string">
            <text:p text:style-name="P53">Whistleblowers in psychiatry losing jobs or grants (Voronka, 2016)</text:p>
          </table:table-cell>
        </table:table-row>
        <table:table-row>
          <table:table-cell table:style-name="Table11.A1" office:value-type="string">
            <text:p text:style-name="P7"><text:span text:style-name="Strong_20_Emphasis"><text:span text:style-name="T89">Retaliatory Diagnoses</text:span></text:span></text:p>
          </table:table-cell>
          <table:table-cell table:style-name="Table11.A1" office:value-type="string">
            <text:p text:style-name="P53">Framing dissent as mental instability</text:p>
          </table:table-cell>
          <table:table-cell table:style-name="Table11.A1" office:value-type="string">
            <text:p text:style-name="P53">Loss of credibility, threat to liberty</text:p>
          </table:table-cell>
          <table:table-cell table:style-name="Table11.A1" office:value-type="string">
            <text:p text:style-name="P53">Pathologizing survivors and critics (Burstow, 2003)</text:p>
          </table:table-cell>
        </table:table-row>
        <table:table-row>
          <table:table-cell table:style-name="Table11.A1" office:value-type="string">
            <text:p text:style-name="P7"><text:span text:style-name="Strong_20_Emphasis"><text:span text:style-name="T89">Epistemic Policing</text:span></text:span></text:p>
          </table:table-cell>
          <table:table-cell table:style-name="Table11.A1" office:value-type="string">
            <text:p text:style-name="P53">Discrediting experiential or community knowledge</text:p>
          </table:table-cell>
          <table:table-cell table:style-name="Table11.A1" office:value-type="string">
            <text:p text:style-name="P53">Delegitimization of action-research and survivor narratives</text:p>
          </table:table-cell>
          <table:table-cell table:style-name="Table11.A1" office:value-type="string">
            <text:p text:style-name="P53">Medical hierarchy dismissing non-clinical perspectives (Rose, 2014)</text:p>
          </table:table-cell>
        </table:table-row>
        <table:table-row>
          <table:table-cell table:style-name="Table11.A1" office:value-type="string">
            <text:p text:style-name="P7"><text:span text:style-name="Strong_20_Emphasis"><text:span text:style-name="T89">Surveillance and Reporting</text:span></text:span></text:p>
          </table:table-cell>
          <table:table-cell table:style-name="Table11.A1" office:value-type="string">
            <text:p text:style-name="P53">Use of digital and institutional monitoring to intimidate or entrap</text:p>
          </table:table-cell>
          <table:table-cell table:style-name="Table11.A1" office:value-type="string">
            <text:p text:style-name="P53">Self-censorship, legal risk</text:p>
          </table:table-cell>
          <table:table-cell table:style-name="Table11.A1" office:value-type="string">
            <text:p text:style-name="P53">Institutional retaliation in state-aligned psychiatry (Foucault, 1977; Good et al., 1994)</text:p>
          </table:table-cell>
        </table:table-row>
        <table:table-row>
          <table:table-cell table:style-name="Table11.A1" office:value-type="string">
            <text:p text:style-name="P7"><text:span text:style-name="Strong_20_Emphasis"><text:span text:style-name="T89">Cultural Retaliation</text:span></text:span></text:p>
          </table:table-cell>
          <table:table-cell table:style-name="Table11.A1" office:value-type="string">
            <text:p text:style-name="P53">Shaming, social exclusion, family punishment</text:p>
          </table:table-cell>
          <table:table-cell table:style-name="Table11.A1" office:value-type="string">
            <text:p text:style-name="P53">Silencing of victims, community complicity</text:p>
          </table:table-cell>
          <table:table-cell table:style-name="Table11.A1" office:value-type="string">
            <text:p text:style-name="P53">Patriarchal norms in traditional societies (Das, 2007)</text:p>
          </table:table-cell>
        </table:table-row>
        <table:table-row>
          <table:table-cell table:style-name="Table11.A1" office:value-type="string">
            <text:p text:style-name="P7"><text:span text:style-name="Strong_20_Emphasis"><text:span text:style-name="T89">Victim-Blaming</text:span></text:span></text:p>
          </table:table-cell>
          <table:table-cell table:style-name="Table11.A1" office:value-type="string">
            <text:p text:style-name="P53">Treating survivors’ distress as the cause of systemic failure</text:p>
          </table:table-cell>
          <table:table-cell table:style-name="Table11.A1" office:value-type="string">
            <text:p text:style-name="P53">Emotional isolation, trauma escalation</text:p>
          </table:table-cell>
          <table:table-cell table:style-name="Table11.A1" office:value-type="string">
            <text:p text:style-name="P53">Gaslighting of victims by both professionals and relatives</text:p>
          </table:table-cell>
        </table:table-row>
        <table:table-row>
          <table:table-cell table:style-name="Table11.A1" office:value-type="string">
            <text:p text:style-name="P7"><text:span text:style-name="Strong_20_Emphasis"><text:span text:style-name="T89">Withholding Protection</text:span></text:span></text:p>
          </table:table-cell>
          <table:table-cell table:style-name="Table11.A1" office:value-type="string">
            <text:p text:style-name="P53">Services fail to intervene in abuse or coercion</text:p>
          </table:table-cell>
          <table:table-cell table:style-name="Table11.A1" office:value-type="string">
            <text:p text:style-name="P53">Exposure to further violence</text:p>
          </table:table-cell>
          <table:table-cell table:style-name="Table11.A1" office:value-type="string">
            <text:p text:style-name="P53">Police or medical services ignoring reports of torture</text:p>
          </table:table-cell>
        </table:table-row>
      </table:table>
      <text:p text:style-name="P35"><text:line-break/>Ethical positioning in research becomes a site of resistance when systems of normalized violence are under scrutiny. The experience of conducting fieldwork amidst ongoing institutional abuse and political manipulation of psychiatry reveals a stark divide between those who intervene -at great personal and professional cost -and those who step aside, rationalize, or participate. As in cases of urban fire or structural collapse, the analogy is apt: while firefighters and a few morally anchored individuals move toward the epicenter to rescue, most either flee or opportunistically exploit the crisis (Bauman, 2000; Das, 2007). This social dynamic replicates itself with uncanny precision in psychiatric systems where coercion, silencing, and bureaucratic self-preservation dominate over truth, care, or rights. Those who seek to help -whether journalists, survivors, whistleblowing professionals, or critical researchers -are not merely sidelined. They are often punished through discrediting, ostracism, economic sabotage, retaliatory diagnoses, and loss of credibility within their field (Burstow, 2003; Rose, 2014; Voronka, 2016). The closer one comes to uncovering or witnessing systemic abuse, the harsher the epistemic and material repercussions.</text:p>
      <text:p text:style-name="P3"><text:span text:style-name="T22">Inaction, in this context, is not neutral. It actively reinforces the structure of harm. Social and professional norms punish those who report or attempt to intervene, especially when their engagement stems not from a secure position of power but from </text:span><text:span text:style-name="Strong_20_Emphasis"><text:span text:style-name="T22">embodied risk</text:span></text:span><text:span text:style-name="T22"> -as is the case in action-research grounded in lived vulnerability. In both technologically enforced surveillance regimes and traditional patriarchal systems, the decision to aid victims of psychiatric abuse (or to expose institutional complicity) is framed as a threat. Consequently, victims and advocates alike are targeted as dangerous outliers, potential disrupters of institutional stability or family honor (Fanon, 1963; Foucault, 1977; Good et al., 1994). When the public health system weaponizes diagnostic tools, and when cultural norms reward obedience to authority over moral courage, the system’s epistemology -what counts as real or relevant knowledge -becomes tightly policed. In this setting, </text:span><text:soft-page-break/><text:span text:style-name="T22">research that seeks to </text:span><text:span text:style-name="Strong_20_Emphasis"><text:span text:style-name="T22">document violence, amplify silenced voices, or propose rights-based alternatives</text:span></text:span><text:span text:style-name="T22">, is treated not as scientific contribution, but as deviance.</text:span></text:p>
      <text:p text:style-name="P3"><text:span text:style-name="T22">This dissertation was designed not despite these risks but because of them. The very reason why so little data exists on the </text:span><text:span text:style-name="Strong_20_Emphasis"><text:span text:style-name="T22">ethical failures and political misuses of psychiatry</text:span></text:span><text:span text:style-name="T22"> is because most researchers are professionally and existentially unable to undertake such work without retribution (Newnes, 2021). Surveys, interviews, and field engagement with people in pain -users, survivors, or distressed professionals -carry an additional ethical weight in this context. These are not abstract data points. Every testimony risks retraumatization and implicates the researcher in a network of responsibilities: toward truth, toward healing, and toward systems that actively wish these narratives remain buried.</text:span></text:p>
      <text:p text:style-name="P64"><text:span text:style-name="T9"><text:line-break/>2.2- </text:span><text:span text:style-name="T10">Surveys<text:line-break/><text:line-break/>In an era where reproducibility and transparency are under </text:span><text:span text:style-name="T11">threat, and </text:span><text:span text:style-name="T10">scrutiny in both clinical research and social sciences </text:span><text:span text:style-name="T11">is more needed than any time before </text:span><text:span text:style-name="T12">to avoid </text:span><text:span text:style-name="T13">the </text:span><text:span text:style-name="T12">scien</text:span><text:span text:style-name="T13">tific establishment</text:span><text:span text:style-name="T12"> losing its merited status </text:span><text:span text:style-name="T13">of honest among the charlatans</text:span><text:span text:style-name="T10"> (Ioannidis, 2005; Munafò et al., 2017), the consistent application of structured methodological reporting is not optional -it is imperative. </text:span>Surveys concerning psychiatric practices, clinician decision-making, and mental health reform present particular epistemic and ethical challenges. They occur within a socio-political terrain marked by institutional asymmetries, biomedical authority, stigma, and histories of coercion (Moncrieff et al., 2013; Read &amp; Dillon, 2013; WHO, 2021). To navigate this, the dissertation adopts a robust accountability framework grounded in open science principles such as preregistration, data transparency, and the FAIR data management paradigm -Findability, Accessibility, Interoperability, and Reusability (Wilkinson et al., 2016; European Commission, 2020). In this context, accountability refers not only to scientific quality control but also to the moral responsibility of the researcher to affected populations and professional respondents, ensuring their insights are treated with analytical fidelity and protected by privacy standards.</text:p>
      <text:p text:style-name="P45"><text:span text:style-name="T82">T</text:span>he application of this structured method <text:span text:style-name="T82">of reporting what was done </text:span>permits traceability of bias, limitations of scope, and identification of power asymmetries within the research process itself -especially relevant when the research is conducted under structural adversity, as in the case of this dissertation. It also makes explicit the logistical constraints -technical, economic, and institutional -that shaped the survey’s design and outreach, thus making visible the non-neutral conditions under which mental health research is often conducted (Mol, 2008; Gobo, 2008). Methodologically, it adheres to the mixed-method standards of rigorous content validity, transparent sampling and coding strategies, and triangulated interpretation of qualitative feedback (Flick, 2018; Patton, 2015).</text:p>
      <text:p text:style-name="P3"><text:span text:style-name="T22">The decision to deploy the template across all surveys further supports internal comparability, aids external auditability, and facilitates the integration of findings into international dialogues on psychiatric reform and medical ethics. This meta-methodological consistency also enhances the replicability of the surveys in other contexts or future rounds, encouraging longitudinal follow-up or adaptation in other national systems. More than a formality, this structure is a declaration of scientific integrity, a foundational condition for research that aspires to influence policy, challenge injustice, and contribute to a psychiatry grounded in autonomy, evidence, and care.</text:span><text:span text:style-name="T19"><text:line-break/><text:line-break/></text:span><text:span text:style-name="Strong_20_Emphasis"><text:span text:style-name="T21">Table 1. Survey Purpose, Context, and Population</text:span></text:span></text:p>
      <table:table table:name="Table14" table:style-name="Table14">
        <table:table-column table:style-name="Table14.A"/>
        <table:table-column table:style-name="Table14.B"/>
        <table:table-header-rows>
          <text:soft-page-break/>
          <table:table-row>
            <table:table-cell table:style-name="Table14.A1" office:value-type="string">
              <text:p text:style-name="P8"><text:span text:style-name="Strong_20_Emphasis"><text:span text:style-name="T106">Component</text:span></text:span></text:p>
            </table:table-cell>
            <table:table-cell table:style-name="Table14.A1" office:value-type="string">
              <text:p text:style-name="P8"><text:span text:style-name="Strong_20_Emphasis"><text:span text:style-name="T106">Description / Details</text:span></text:span></text:p>
            </table:table-cell>
          </table:table-row>
        </table:table-header-rows>
        <table:table-row>
          <table:table-cell table:style-name="Table14.A1" office:value-type="string">
            <text:p text:style-name="P7"><text:span text:style-name="Strong_20_Emphasis"><text:span text:style-name="T22">Survey Title</text:span></text:span></text:p>
          </table:table-cell>
          <table:table-cell table:style-name="Table14.A1" office:value-type="string">
            <text:p text:style-name="P41">Full formal title of the survey instrument</text:p>
          </table:table-cell>
        </table:table-row>
        <table:table-row>
          <table:table-cell table:style-name="Table14.A1" office:value-type="string">
            <text:p text:style-name="P7"><text:span text:style-name="Strong_20_Emphasis"><text:span text:style-name="T22">Date of Deployment</text:span></text:span></text:p>
          </table:table-cell>
          <table:table-cell table:style-name="Table14.A1" office:value-type="string">
            <text:p text:style-name="P41">Exact timeline or period of distribution</text:p>
          </table:table-cell>
        </table:table-row>
        <table:table-row>
          <table:table-cell table:style-name="Table14.A1" office:value-type="string">
            <text:p text:style-name="P7"><text:span text:style-name="Strong_20_Emphasis"><text:span text:style-name="T22">Research Objective</text:span></text:span></text:p>
          </table:table-cell>
          <table:table-cell table:style-name="Table14.A1" office:value-type="string">
            <text:p text:style-name="P41">Concise summary of what the survey aimed to investigate or document</text:p>
          </table:table-cell>
        </table:table-row>
        <table:table-row>
          <table:table-cell table:style-name="Table14.A1" office:value-type="string">
            <text:p text:style-name="P7"><text:span text:style-name="Strong_20_Emphasis"><text:span text:style-name="T22">Target Population</text:span></text:span></text:p>
          </table:table-cell>
          <table:table-cell table:style-name="Table14.A1" office:value-type="string">
            <text:p text:style-name="P41">Description of who was invited to participate</text:p>
          </table:table-cell>
        </table:table-row>
        <table:table-row>
          <table:table-cell table:style-name="Table14.A1" office:value-type="string">
            <text:p text:style-name="P7"><text:span text:style-name="Strong_20_Emphasis"><text:span text:style-name="T22">Inclusion Criteria</text:span></text:span></text:p>
          </table:table-cell>
          <table:table-cell table:style-name="Table14.A1" office:value-type="string">
            <text:p text:style-name="P41">Eligibility criteria for participation</text:p>
          </table:table-cell>
        </table:table-row>
        <table:table-row>
          <table:table-cell table:style-name="Table14.A1" office:value-type="string">
            <text:p text:style-name="P7"><text:span text:style-name="Strong_20_Emphasis"><text:span text:style-name="T22">Exclusion Criteria</text:span></text:span></text:p>
          </table:table-cell>
          <table:table-cell table:style-name="Table14.A1" office:value-type="string">
            <text:p text:style-name="P41">Criteria for omission of responses</text:p>
          </table:table-cell>
        </table:table-row>
      </table:table>
      <text:p text:style-name="P15"><text:span text:style-name="T19"><text:line-break/>The first section outlines the general framing of the survey instrument in terms of purpose, timing, and participant selection. Clearly defining the title, deployment date, and research objective ensures that the survey is situationally anchored within a broader analytical framework and situated historically in relation to fieldwork or reform processes (Fink, 2013). Detailing the target population and eligibility criteria not only enhances transparency but also aligns the work with sampling norms in medical and psychological research (De Vaus, 2013). In the context of mental health services research -particularly when conducted as action-research during structural instability -documenting inclusion and exclusion criteria also enables more robust interpretation of findings, including potential selection bias and representativity (Patton, 2015; WHO, 2021).<text:line-break/><text:line-break/></text:span><text:span text:style-name="Strong_20_Emphasis"><text:span text:style-name="T21">Table 2. Recruitment, Distribution, and Ethical Safeguards</text:span></text:span></text:p>
      <table:table table:name="Table16" table:style-name="Table16">
        <table:table-column table:style-name="Table16.A"/>
        <table:table-column table:style-name="Table16.B"/>
        <table:table-header-rows>
          <table:table-row>
            <table:table-cell table:style-name="Table16.A1" office:value-type="string">
              <text:p text:style-name="P8"><text:span text:style-name="Strong_20_Emphasis"><text:span text:style-name="T106">Component</text:span></text:span></text:p>
            </table:table-cell>
            <table:table-cell table:style-name="Table16.A1" office:value-type="string">
              <text:p text:style-name="P8"><text:span text:style-name="Strong_20_Emphasis"><text:span text:style-name="T106">Description / Details</text:span></text:span></text:p>
            </table:table-cell>
          </table:table-row>
        </table:table-header-rows>
        <table:table-row>
          <table:table-cell table:style-name="Table16.A1" office:value-type="string">
            <text:p text:style-name="P7"><text:span text:style-name="Strong_20_Emphasis"><text:span text:style-name="T22">Recruitment Strategy</text:span></text:span></text:p>
          </table:table-cell>
          <table:table-cell table:style-name="Table16.A1" office:value-type="string">
            <text:p text:style-name="P41">Channels and strategy used to reach respondents</text:p>
          </table:table-cell>
        </table:table-row>
        <table:table-row>
          <table:table-cell table:style-name="Table16.A1" office:value-type="string">
            <text:p text:style-name="P7"><text:span text:style-name="Strong_20_Emphasis"><text:span text:style-name="T22">Response Rate and Sample Description</text:span></text:span></text:p>
          </table:table-cell>
          <table:table-cell table:style-name="Table16.A1" office:value-type="string">
            <text:p text:style-name="P41">Number of responses and key characteristics</text:p>
          </table:table-cell>
        </table:table-row>
        <table:table-row>
          <table:table-cell table:style-name="Table16.A1" office:value-type="string">
            <text:p text:style-name="P7"><text:span text:style-name="Strong_20_Emphasis"><text:span text:style-name="T22">Ethical Oversight and Informed Consent</text:span></text:span></text:p>
          </table:table-cell>
          <table:table-cell table:style-name="Table16.A1" office:value-type="string">
            <text:p text:style-name="P41">Procedures for consent, anonymity, and ethics compliance</text:p>
          </table:table-cell>
        </table:table-row>
        <table:table-row>
          <table:table-cell table:style-name="Table16.A1" office:value-type="string">
            <text:p text:style-name="P7"><text:span text:style-name="Strong_20_Emphasis"><text:span text:style-name="T22">Data Management and Security</text:span></text:span></text:p>
          </table:table-cell>
          <table:table-cell table:style-name="Table16.A1" office:value-type="string">
            <text:p text:style-name="P41">How data were stored, anonymized, and who had access</text:p>
          </table:table-cell>
        </table:table-row>
      </table:table>
      <text:p text:style-name="P15"><text:span text:style-name="T19"><text:line-break/>This second cluster emphasizes ethical rigor and transparency in the recruitment and handling of sensitive participant information. Documenting the recruitment strategy -whether through professional networks, institutional mailing lists, COST Action platforms, or open calls -is crucial for evaluating the methodological soundness and replicability of the research (Nosek et al., 2015). The response rate and profile data contextualize the robustness and limitations of the findings, while the ethical protocols must detail how consent was obtained, privacy preserved, and any relevant approvals sought or waived. These steps are particularly critical in mental health research, where coercion and vulnerability have historically undermined ethical standards (Beauchamp &amp; Childress, 2019; Fernando, 2014). The inclusion of data security protocols also reflects adherence to GDPR standards and reinforces trust in the scientific process, especially in open science contexts.<text:line-break/><text:line-break/></text:span><text:span text:style-name="Strong_20_Emphasis"><text:span text:style-name="T21">Table 3. Technological Infrastructure and Methodological Integrity</text:span></text:span></text:p>
      <table:table table:name="Table17" table:style-name="Table17">
        <table:table-column table:style-name="Table17.A"/>
        <table:table-column table:style-name="Table17.B"/>
        <table:table-header-rows>
          <table:table-row>
            <table:table-cell table:style-name="Table17.A1" office:value-type="string">
              <text:p text:style-name="P8"><text:span text:style-name="Strong_20_Emphasis"><text:span text:style-name="T106">Component</text:span></text:span></text:p>
            </table:table-cell>
            <table:table-cell table:style-name="Table17.A1" office:value-type="string">
              <text:p text:style-name="P8"><text:span text:style-name="Strong_20_Emphasis"><text:span text:style-name="T106">Description / Details</text:span></text:span></text:p>
            </table:table-cell>
          </table:table-row>
        </table:table-header-rows>
        <table:table-row>
          <table:table-cell table:style-name="Table17.A1" office:value-type="string">
            <text:p text:style-name="P7"><text:span text:style-name="Strong_20_Emphasis"><text:span text:style-name="T22">Survey Instrument</text:span></text:span></text:p>
          </table:table-cell>
          <table:table-cell table:style-name="Table17.A1" office:value-type="string">
            <text:p text:style-name="P41">Type, structure, and components of the questionnaire</text:p>
          </table:table-cell>
        </table:table-row>
        <table:table-row>
          <table:table-cell table:style-name="Table17.A1" office:value-type="string">
            <text:p text:style-name="P7"><text:span text:style-name="Strong_20_Emphasis"><text:span text:style-name="T22">Technological Platform and Infrastructure</text:span></text:span></text:p>
          </table:table-cell>
          <table:table-cell table:style-name="Table17.A1" office:value-type="string">
            <text:p text:style-name="P41">The platform used and rationale for its selection</text:p>
          </table:table-cell>
        </table:table-row>
        <table:table-row>
          <table:table-cell table:style-name="Table17.A1" office:value-type="string">
            <text:p text:style-name="P7"><text:span text:style-name="Strong_20_Emphasis"><text:span text:style-name="T22">Analytical Approach</text:span></text:span></text:p>
          </table:table-cell>
          <table:table-cell table:style-name="Table17.A1" office:value-type="string">
            <text:p text:style-name="P41">Analytical techniques used and coding procedures</text:p>
          </table:table-cell>
        </table:table-row>
        <table:table-row>
          <table:table-cell table:style-name="Table17.A1" office:value-type="string">
            <text:p text:style-name="P7"><text:span text:style-name="Strong_20_Emphasis"><text:span text:style-name="T22">Limitations</text:span></text:span></text:p>
          </table:table-cell>
          <table:table-cell table:style-name="Table17.A1" office:value-type="string">
            <text:p text:style-name="P41">Declared methodological or infrastructural constraints</text:p>
          </table:table-cell>
        </table:table-row>
      </table:table>
      <text:p text:style-name="P37"><text:soft-page-break/><text:line-break/>This third section of the methods employed centers on the technological and methodological integrity of the survey. Specifying the instrument’s architecture -such as use of open-ended questions, Likert scales, or clinical vignettes -clarifies the epistemological grounding of the instrument and the type of knowledge it sought to elicit (Gobo, 2008; Moncrieff et al., 2013). The choice of platform (e.g., LimeSurvey, Microsoft Forms) must be justified in terms of accessibility, data protection, and compatibility with open science goals. The analytical strategy, whether thematic analysis, content coding, or statistical modeling, demonstrates methodological clarity and safeguards against epistemological opacity. Acknowledging limitations -such as spam filters halting distribution, as in your 2025 deprescribing survey -reinforces the scientific honesty expected under rigorous standards and reveals how institutional barriers can obstruct evidence generation even under ethical intentions.</text:p>
      <text:h text:style-name="P6" text:outline-level="3"><text:span text:style-name="Strong_20_Emphasis"><text:span text:style-name="T21">Table 4. Outputs, Transparency, and Research Impact</text:span></text:span></text:h>
      <table:table table:name="Table18" table:style-name="Table18">
        <table:table-column table:style-name="Table18.A"/>
        <table:table-column table:style-name="Table18.B"/>
        <table:table-header-rows>
          <table:table-row>
            <table:table-cell table:style-name="Table18.A1" office:value-type="string">
              <text:p text:style-name="P8"><text:span text:style-name="Strong_20_Emphasis"><text:span text:style-name="T106">Component</text:span></text:span></text:p>
            </table:table-cell>
            <table:table-cell table:style-name="Table18.A1" office:value-type="string">
              <text:p text:style-name="P8"><text:span text:style-name="Strong_20_Emphasis"><text:span text:style-name="T106">Description / Details</text:span></text:span></text:p>
            </table:table-cell>
          </table:table-row>
        </table:table-header-rows>
        <table:table-row>
          <table:table-cell table:style-name="Table18.A1" office:value-type="string">
            <text:p text:style-name="P7"><text:span text:style-name="Strong_20_Emphasis"><text:span text:style-name="T22">Open Science Compliance</text:span></text:span></text:p>
          </table:table-cell>
          <table:table-cell table:style-name="Table18.A1" office:value-type="string">
            <text:p text:style-name="P41">Publication of protocols, data, metadata; FAIR principles adherence</text:p>
          </table:table-cell>
        </table:table-row>
        <table:table-row>
          <table:table-cell table:style-name="Table18.A1" office:value-type="string">
            <text:p text:style-name="P7"><text:span text:style-name="Strong_20_Emphasis"><text:span text:style-name="T22">Impact and Use of Findings</text:span></text:span></text:p>
          </table:table-cell>
          <table:table-cell table:style-name="Table18.A1" office:value-type="string">
            <text:p text:style-name="P41">How results were or will be applied to policy or practice</text:p>
          </table:table-cell>
        </table:table-row>
        <table:table-row>
          <table:table-cell table:style-name="Table18.A1" office:value-type="string">
            <text:p text:style-name="P7"><text:span text:style-name="Strong_20_Emphasis"><text:span text:style-name="T22">Related Outputs</text:span></text:span></text:p>
          </table:table-cell>
          <table:table-cell table:style-name="Table18.A1" office:value-type="string">
            <text:p text:style-name="P41">Publications, reports, or materials produced from the data</text:p>
          </table:table-cell>
        </table:table-row>
      </table:table>
      <text:p text:style-name="P48"><text:span text:style-name="T10"/></text:p>
      <text:p text:style-name="P37">The final methodological grouping concerns the afterlife of the data: how knowledge is shared, used, and preserved. Compliance with open science standards -including preregistration, sharing of protocols, and publication of FAIR-compliant metadata -is increasingly expected in academic health research (Wilkinson et al., 2016; European Commission, 2020). Open dissemination of results not only enhances reproducibility but also allows affected communities and professionals to use the findings to foster change, particularly when respondents are invited to opt into follow-up projects. Documenting the output -whether a journal article, thesis section, or policy briefing -ensures that the survey is not an isolated event but part of an evolving dialogue and structural reform effort. In action-research, impact is not an afterthought but integral to the design and intent of the method itself (Reason &amp; Bradbury, 2008).</text:p>
      <text:p text:style-name="P48"><text:span text:style-name="T10"><text:line-break/></text:span><text:span text:style-name="T21">2.2.1. </text:span><text:span text:style-name="T20">The Schizophrenia Label Inquiry in Spain</text:span></text:p>
      <text:p text:style-name="P3"><text:span text:style-name="T24">T</text:span><text:span text:style-name="T22">he first major survey informing this dissertation was the </text:span><text:span text:style-name="Strong_20_Emphasis"><text:span text:style-name="T22">Spanish adaptation of the alleged Inquiry into the ‘Schizophrenia’ Label (ISL)</text:span></text:span><text:span text:style-name="T22">, originally coordinated in the United Kingdom by a distinguished team of survivors, professionals, and critical scholars including </text:span><text:span text:style-name="Strong_20_Emphasis"><text:span text:style-name="T22">Professor Suman Fernando, Dr. Jayasree Kalathil, Dr. Philip Thomas, and Dr. Janet Wallcraft</text:span></text:span><text:span text:style-name="T22">. This Inquiry was an unprecedented initiative to systematically document the personal, institutional, and social consequences of receiving a diagnosis of alleged schizophrenia, with the aim of exposing its damaging effects and questioning the legitimacy of its use in modern mental health systems (Fernando et al., 2014).</text:span></text:p>
      <text:p text:style-name="P3"><text:span text:style-name="T22">The ISL was built through testimony-based research, inviting submissions from those with lived experience of the label, their families, and professionals across the United Kingdom. It was widely disseminated and remains a landmark in user/survivor-led knowledge production, combining deep epistemological insight with political urgency. The report had a transformative impact on public and academic discourse, helping to precipitate the </text:span><text:span text:style-name="Strong_20_Emphasis"><text:span text:style-name="T22">International Society for the Psychological and Social </text:span></text:span><text:soft-page-break/><text:span text:style-name="Strong_20_Emphasis"><text:span text:style-name="T22">Approaches to Psychosis (ISPS)</text:span></text:span><text:span text:style-name="T22"> decision to remove alleged schizophrenia from its name. It also helped consolidate a paradigm shift toward trauma-informed, rights-based, and culturally sensitive alternatives to diagnostic psychiatry.<text:line-break/><text:line-break/></text:span><text:span text:style-name="T106">Table: coordinating group of the inquiry into the </text:span><text:span text:style-name="T107">original </text:span><text:span text:style-name="T106">schizophrenia label, </text:span><text:span text:style-name="T107">UK</text:span><text:span text:style-name="T106">, 2014</text:span></text:p>
      <table:table table:name="Table12" table:style-name="Table12">
        <table:table-column table:style-name="Table12.A"/>
        <table:table-column table:style-name="Table12.B"/>
        <table:table-header-rows>
          <table:table-row>
            <table:table-cell table:style-name="Table12.A1" office:value-type="string">
              <text:p text:style-name="P8"><text:span text:style-name="Strong_20_Emphasis"><text:span text:style-name="T89">Name</text:span></text:span></text:p>
            </table:table-cell>
            <table:table-cell table:style-name="Table12.A1" office:value-type="string">
              <text:p text:style-name="P8"><text:span text:style-name="Strong_20_Emphasis"><text:span text:style-name="T89">Role and Short Biography</text:span></text:span></text:p>
            </table:table-cell>
          </table:table-row>
        </table:table-header-rows>
        <table:table-row>
          <table:table-cell table:style-name="Table12.A1" office:value-type="string">
            <text:p text:style-name="P7"><text:span text:style-name="Strong_20_Emphasis"><text:span text:style-name="T89">Professor Suman Fernando</text:span></text:span></text:p>
          </table:table-cell>
          <table:table-cell table:style-name="Table12.A1" office:value-type="string">
            <text:p text:style-name="P7"><text:span text:style-name="T89">Psychiatrist and critical thinker in transcultural psychiatry. Worked in Enfield for over 20 years; later became Honorary Professor at London Metropolitan University. Served on the Mental Health Act Commission (1988–1995). Authored several key texts on race, culture, and mental health, including </text:span><text:span text:style-name="Emphasis"><text:span text:style-name="T89">Mental Health Worldwide</text:span></text:span><text:span text:style-name="T89"> (2014). Recently passed away in 2023, leaving a profound legacy.</text:span></text:p>
          </table:table-cell>
        </table:table-row>
        <table:table-row>
          <table:table-cell table:style-name="Table12.A1" office:value-type="string">
            <text:p text:style-name="P7"><text:span text:style-name="Strong_20_Emphasis"><text:span text:style-name="T89">Dr. Jayasree Kalathil</text:span></text:span></text:p>
          </table:table-cell>
          <table:table-cell table:style-name="Table12.A1" office:value-type="string">
            <text:p text:style-name="P7"><text:span text:style-name="T89">Survivor researcher, writer, and founder of the Survivor Research collective. With personal experience of psychiatric services in India and the UK, she has published extensively on mental health, racialisation, and lived experience. Co-author of </text:span><text:span text:style-name="Emphasis"><text:span text:style-name="T89">Values and Ethics in Mental Health</text:span></text:span><text:span text:style-name="T89">, and editor of </text:span><text:span text:style-name="Emphasis"><text:span text:style-name="T89">The Sackcloth Man</text:span></text:span><text:span text:style-name="T89">, a children’s book. A leading voice in Mad Studies.</text:span></text:p>
          </table:table-cell>
        </table:table-row>
        <table:table-row>
          <table:table-cell table:style-name="Table12.A1" office:value-type="string">
            <text:p text:style-name="P7"><text:span text:style-name="Strong_20_Emphasis"><text:span text:style-name="T89">Dr. Philip Thomas</text:span></text:span></text:p>
          </table:table-cell>
          <table:table-cell table:style-name="Table12.A1" office:value-type="string">
            <text:p text:style-name="P53">Former consultant psychiatrist and co-founder of the UK Critical Psychiatry Network. Retired from clinical practice, he continues to write on culture, power, and madness. Former chair of Sharing Voices Bradford. His work emphasizes the social and historical context of distress, advocating for alternatives to biomedical psychiatry. Currently writing a book on critical psychiatry.</text:p>
          </table:table-cell>
        </table:table-row>
        <table:table-row>
          <table:table-cell table:style-name="Table12.A1" office:value-type="string">
            <text:p text:style-name="P7"><text:span text:style-name="Strong_20_Emphasis"><text:span text:style-name="T89">Dr. Janet Wallcraft</text:span></text:span></text:p>
          </table:table-cell>
          <table:table-cell table:style-name="Table12.A1" office:value-type="string">
            <text:p text:style-name="P7"><text:span text:style-name="T89">Mental health service user, researcher, and activist. Holds a PhD on psychiatric hospitalisation narratives. Fellow at Birmingham and Hertfordshire Universities. Authored </text:span><text:span text:style-name="Emphasis"><text:span text:style-name="T89">On Our Own Terms</text:span></text:span><text:span text:style-name="T89"> and </text:span><text:span text:style-name="Emphasis"><text:span text:style-name="T89">Healing Minds</text:span></text:span><text:span text:style-name="T89">. Her work has focused on self-management, complementary therapies, and user involvement in research. Brings a rich experiential and academic perspective to mental health reform.</text:span></text:p>
          </table:table-cell>
        </table:table-row>
      </table:table>
      <text:p text:style-name="P67"/>
      <text:p text:style-name="P3"><text:span text:style-name="T22">The Spanish version of this Inquiry was launched and adapted independently by the present researcher during the early stages of postgraduate study, prior to the official beginning of this doctoral work, </text:span><text:span text:style-name="T42">with input from members of the Spanish collective LoComún. </text:span><text:span text:style-name="T43">We expanded the number of question, adapting it to the Spanish reality. </text:span><text:span text:style-name="T22"><text:s/>However, it was methodologically consistent and ethically aligned with the original effort, and became a central component of this dissertation’s evidentiary base. The </text:span><text:span text:style-name="Strong_20_Emphasis"><text:span text:style-name="T22">survey was distributed both online and by post</text:span></text:span><text:span text:style-name="T22">, following open science principles and open-source technical implementation. Thousands of individuals across Spain -including professionals, survivors, users, and family members -were reached via </text:span><text:span text:style-name="T44">a comprehensive distribution effort to almost all public </text:span><text:span text:style-name="T22">mental health centers, support associations, </text:span><text:span text:style-name="T44">some </text:span><text:span text:style-name="T22">direct contacts, and </text:span><text:span text:style-name="T45">most </text:span><text:span text:style-name="T44">known </text:span><text:span text:style-name="T22">activist networks.</text:span></text:p>
      <text:p text:style-name="P45">This adaptation retained the testimonial richness and critical openness of the original Inquiry, with items focusing on the meaning of diagnosis, its perceived effects, the experience of coercion, and the perceived alternatives to current systems. It foregrounded the voices of those marginalized and criminalized by diagnostic practices, and thus contributed directly to the core aims of this research: exposing systemic violence, contesting the epistemological dominance of biomedical psychiatry, and advancing a model of shared decision-making and patient autonomy rooted in ethics, dignity, and justice.</text:p>
      <text:p text:style-name="P3"><text:span text:style-name="T22">This research honors the </text:span><text:span text:style-name="Strong_20_Emphasis"><text:span text:style-name="T22">entire Co-ordinating Group of the original ISL</text:span></text:span><text:span text:style-name="T22"> for their visionary work. In particular, it expresses gratitude and profound respect to </text:span><text:span text:style-name="Strong_20_Emphasis"><text:span text:style-name="T22">Professor Suman Fernando</text:span></text:span><text:span text:style-name="T22">, a pioneer in critical and transcultural psychiatry, whose recent passing marks a deep loss for the global </text:span><text:soft-page-break/><text:span text:style-name="T22">community. His legacy continues in every effort to decolonize mental health and center the lived experience of those most harmed by its systems.</text:span></text:p>
      <text:p text:style-name="P45"/>
      <text:p text:style-name="P28"><text:span text:style-name="Strong_20_Emphasis"><text:span text:style-name="T46"><office:annotation office:name="__Annotation__21678_12930430" loext:resolved="false"><dc:creator>Unknown Author</dc:creator><dc:date>2025-06-28T09:28:02.793486532</dc:date><text:p text:style-name="Comment">Template filled</text:p></office:annotation></text:span></text:span><text:span text:style-name="Strong_20_Emphasis"><text:span text:style-name="T46">XXXXXXXX TEMPLATES XXXXXXXX </text:span></text:span><office:annotation-end office:name="__Annotation__21678_12930430"/></text:p>
      <text:p text:style-name="P29"><text:line-break/></text:p>
      <text:p text:style-name="P45"/>
      <text:h text:style-name="P57" text:outline-level="3">2.2.2- Open dialogue professionals survey<text:line-break/></text:h>
      <text:p text:style-name="P45">The Open Dialogue (OD) model represents a paradigmatic reorientation of mental health care away from control, pathology, and coercion, and toward trust, shared meaning, and relational accountability. Originating in Western Lapland, Finland, it is now globally recognized not only for its clinical outcomes in psychosis but also for its ethical stance in psychiatric care (Seikkula &amp; Olson, 2003; Buus et al., 2017; Razzaque &amp; Stockmann, 2016). By centering dialogical interaction, network-based decision-making, and continuity of care, the OD model directly addresses the core concerns of this dissertation: the need for rights-based, non-violent, and transparent practices in psychiatry.</text:p>
      <text:p text:style-name="P45">In the context of Spain, where overdiagnosis, overmedication, and systemic institutionalization remain widespread (Ramon et al., 2022; González et al., 2020), the OD model has emerged as both a therapeutic and sociopolitical alternative. It provides a culturally grounded and clinically viable framework for resisting coercion and fostering collective responsibility. Professional training in Open Dialogue began with pilot groups in Catalonia and later expanded to Andalusia, gaining formal support in several academic settings.</text:p>
      <text:p text:style-name="P3"><text:span text:style-name="T22">Before launching the present survey, our team actively participated in a </text:span><text:span text:style-name="Strong_20_Emphasis"><text:span text:style-name="T22">national census effort led by HopenDialogue</text:span></text:span><text:span text:style-name="T22">, a European project promoting dialogical practices across health systems (Pocobello et al., 2021). This census aimed to document all professionals, services, and informal initiatives linked to Open Dialogue in Spain. As part of that process, I contributed a comprehensive list of contacts gathered over years of engagement -comprising </text:span><text:span text:style-name="Strong_20_Emphasis"><text:span text:style-name="T22">hundreds of clinicians, educators, researchers, and activists</text:span></text:span><text:span text:style-name="T22"> who had expressed sustained interest in dialogical care. Through this participatory mapping, we reached nearly every professional in the country who had either trained in or supported the OD approach. The census established a baseline, documenting the scattered but growing community of dialogically trained professionals and their placement within public and private services.</text:span></text:p>
      <text:p text:style-name="P3"><text:span text:style-name="T22">Building upon this foundational work, the </text:span><text:span text:style-name="Strong_20_Emphasis"><text:span text:style-name="T22">Open Dialogue Professionals Survey</text:span></text:span><text:span text:style-name="T22"> was conceptualized as a second-stage empirical effort. Its objective was not simply to assess knowledge or compliance, but to explore the lived tensions, ethical obstacles, and latent potential of dialogical care within Spain’s often rigid institutional landscape. It asked: What happens after the training ends? How do professionals navigate moral distress, institutional contradiction, and patient expectations in daily practice?</text:span></text:p>
      <text:p text:style-name="P3"><text:span text:style-name="T22">The survey, designed and distributed in 2023, was structured around six thematic axes: (1) exposure to coercive practices in institutions; (2) fidelity to dialogical principles in practice; (3) ethical tensions and institutional resistance; (4) experiences with shared decision-making; (5) perceptions </text:span><text:soft-page-break/><text:span text:style-name="T22">of patient voice and autonomy; and (6) systemic and legal barriers to transformation. A total of </text:span><text:span text:style-name="Strong_20_Emphasis"><text:span text:style-name="T22">35 questions</text:span></text:span><text:span text:style-name="T22"> -including multiple open-ended prompts -were included, allowing for qualitative and quantitative insight.</text:span></text:p>
      <text:p text:style-name="P45">Dissemination occurred through open-source tools and under GDPR-compliant protocols, following ethical principles aligned with open science and participant protection. Informed consent was obtained at the outset. Participants were drawn from the HopenDialogue census contacts, Spanish Open Dialogue training alumni groups, and the national networks of professionals built through prior engagements. Seventy-six complete responses were collected and analyzed. Many participants extended their input through follow-up emails or calls, reinforcing the dialogical nature of the method itself.</text:p>
      <text:p text:style-name="P3"><text:span text:style-name="T22">The methodological foundation for this survey lies in </text:span><text:span text:style-name="Strong_20_Emphasis"><text:span text:style-name="T22">medical anthropology and participatory action research</text:span></text:span><text:span text:style-name="T22">. It acknowledges professionals not as neutral observers or technical executors but as embodied agents navigating structures of power, harm, and possibility (Rappaport, 2008; Holmes et al., 2006). By placing their testimonies at the center, the survey created space for epistemic reflection and for resisting the epistemological erasure common in hierarchical psychiatric cultures (Kalathil, 2011; Thomas &amp; Bracken, 2007).</text:span></text:p>
      <text:p text:style-name="P3"><text:span text:style-name="T22">Moreover, Open Dialogue itself is not simply a model to be measured; it is a </text:span><text:span text:style-name="Strong_20_Emphasis"><text:span text:style-name="T22">methodological parallel</text:span></text:span><text:span text:style-name="T22"> to the survey and the thesis more broadly. It enacts shared meaning, recognizes the polyphonic nature of human experience, and treats speech as action (Bakhtin, 1981; Seikkula et al., 2006). In this sense, both the content and form of the research reflect OD principles: polyvocality, transparency, and a radical commitment to ethical presence.</text:span></text:p>
      <text:p text:style-name="P3"><text:span text:style-name="T22">Since the time of the survey, OD-related efforts have increasingly shifted from the Barcelona training nucleus to the </text:span><text:span text:style-name="Strong_20_Emphasis"><text:span text:style-name="T22">University of Almería</text:span></text:span><text:span text:style-name="T22">, where new institutional collaborations, public programs, and undergraduate curriculum integrations have emerged. This reflects a southward momentum in Spain’s dialogical psychiatry landscape -mirroring the cultural, epistemic, and structural decentralization sought by the reform movement.</text:span></text:p>
      <text:p text:style-name="P3"><text:span text:style-name="T22">In the context of this dissertation, this survey provides not only </text:span><text:span text:style-name="Strong_20_Emphasis"><text:span text:style-name="T22">data</text:span></text:span><text:span text:style-name="T22"> but </text:span><text:span text:style-name="Strong_20_Emphasis"><text:span text:style-name="T22">direction</text:span></text:span><text:span text:style-name="T22">. It confirms that real commitment to shared decision-making and ethical care already exists -but often without the structural support or cultural legitimacy it requires to thrive. The testimonies gathered show a field in tension, professionals caught between aspirations and betrayals, and a healthcare model struggling to evolve. The survey -like the OD model itself -reminds us that </text:span><text:span text:style-name="Strong_20_Emphasis"><text:span text:style-name="T22">change begins with </text:span></text:span><text:span text:style-name="Strong_20_Emphasis"><text:span text:style-name="T47">respect, strong ethical backbone and principles, due diligence, skilled team work, active </text:span></text:span><text:span text:style-name="Strong_20_Emphasis"><text:span text:style-name="T22">listening, and </text:span></text:span><text:span text:style-name="Strong_20_Emphasis"><text:span text:style-name="T47">immediate action in the right direction, avoiding all iatrogenic and services induced harm</text:span></text:span><text:span text:style-name="T22">. </text:span><text:span text:style-name="T47">Establishing checks and balances, keeping corruption and incompetence at bay. T</text:span><text:span text:style-name="Strong_20_Emphasis"><text:span text:style-name="T48">he deliberate act of making visible what is otherwise left unsaid, ignored, or denied</text:span></text:span><text:span text:style-name="T48">, particularly in relation to power, harm, and </text:span><text:span text:style-name="T47">hierarchical status and structural violence </text:span><text:span text:style-name="T49">of all sorts</text:span><text:span text:style-name="T48">. </text:span><text:span text:style-name="T50">Responsibility.</text:span></text:p>
      <text:p text:style-name="P49"/>
      <text:p text:style-name="P28"><text:span text:style-name="Strong_20_Emphasis"><text:span text:style-name="T46"><office:annotation office:name="__Annotation__21679_12930430" loext:resolved="false"><dc:creator>Unknown Author</dc:creator><dc:date>2025-06-28T09:28:21.743176760</dc:date><text:p text:style-name="Comment">Template filled</text:p></office:annotation></text:span></text:span><text:span text:style-name="Strong_20_Emphasis"><text:span text:style-name="T46">XXXXXXXX TEMPLATES XXXXXXXX </text:span></text:span><office:annotation-end office:name="__Annotation__21679_12930430"/></text:p>
      <text:p text:style-name="P30"><text:line-break/></text:p>
      <text:p text:style-name="P68">2.2.3 Shared decision-making, prescription, and deprescription survey</text:p>
      <text:p text:style-name="P35"><text:soft-page-break/>This third and final major survey conducted within the framework of this dissertation offers perhaps the most comprehensive and policy-relevant insight into contemporary psychiatric practices in Spain. Designed during one of the most vulnerable periods in the researcher’s life -recovering from institutional and familial violence, transitioning from homelessness, and under constant threat -the survey stands as a testament to the resilience of science conducted under duress and to the determination to contribute meaningfully to mental health reform. Despite the hostile circumstances, a scientifically rigorous methodology was maintained, with content rooted in the best available evidence and international ethical standards for medical research (Beauchamp &amp; Childress, 2019; WHO, 2021).</text:p>
      <text:p text:style-name="P3"><text:span text:style-name="T22">The survey, titled </text:span><text:span text:style-name="Emphasis"><text:span text:style-name="T22">Shared Decision-Making and Medication Use in Psychiatry: Patient Autonomy and Well-Being</text:span></text:span><text:span text:style-name="T22">, was developed and distributed in 2025 using Microsoft Forms, the official platform of the Universitat Rovira i Virgili. While this institutional tool was selected for reasons of compliance, accessibility, and data protection within the university framework, it ultimately proved ill-suited to the demands of large-scale professional research. Microsoft’s system triggered anti-spam mechanisms after an initial wave of dissemination, halting further outreach and severely limiting the scope of distribution. This technical failure is emblematic of a broader institutional neglect of open science standards, revealing the gap between rhetorical support for academic excellence and the practical absence of infrastructure to facilitate meaningful, socially engaged research. The choice to use a proprietary platform rather than an open-source alternative -such as LimeSurvey, previously used by the researcher -was dictated not by scientific reasoning, but by the university’s policy environment and the researcher’s inability to fund independent hosting due to the severe financial constraints endured during and after institutional abuse.</text:span></text:p>
      <text:p text:style-name="P45">This context must be understood as part of the method itself. The researcher was, at the time, emerging from a prolonged state of institutional and domestic violence, homelessness, and economic destitution, while continuing professional engagement and academic production. The lack of support for safe working conditions, technical resources, or ethical accompaniment reflects the structural contradictions of academic systems that formally promote field engagement, public health advocacy, and lived experience integration, Yet, materially obstruct the researchers who attempt to enact them under adverse conditions. This is not simply a logistical failure; it is an ethical and epistemological one. The compromised distribution impacted response rates -only around a hundred professionals completed the survey -but not the quality of the data. Those who did respond did so with exceptional depth, often dedicating up to two hours to reflect on questions that integrated medical evidence, ethical reasoning, and real-world practice. The richness of these responses confirms the survey's scientific value, but also highlights what was lost due to structural negligence and institutional rigidity.</text:p>
      <text:p text:style-name="P45">Thus, the survey does not merely gather data: it embodies the conditions under which evidence is possible. It exposes the fragility of academic systems that rely on goodwill, volunteerism, and personal resilience while offering minimal operational support for research that critically addresses systemic violence. In this sense, the survey is also a case study in academic precarity and the unacknowledged risks borne by action-researchers working to improve public mental health services. The reliance on personal initiative and minimal infrastructure contrasts starkly with the potential scope of such work if supported adequately. Moving forward, a transition toward open-source infrastructure, institutional guarantees of ethical protection, and properly resourced <text:soft-page-break/>fieldwork platforms is imperative -not only for methodological integrity, but for the very survival of those producing transformative research.</text:p>
      <text:p text:style-name="P3"><text:span text:style-name="Strong_20_Emphasis"><text:span text:style-name="T22">Table: Structure of the 2025 Survey on Shared Decision-Making and Medication Use in Psychiatry</text:span></text:span></text:p>
      <table:table table:name="Table13" table:style-name="Table13">
        <table:table-column table:style-name="Table13.A"/>
        <table:table-column table:style-name="Table13.B"/>
        <table:table-header-rows>
          <table:table-row>
            <table:table-cell table:style-name="Table13.A1" office:value-type="string">
              <text:p text:style-name="P8"><text:span text:style-name="Strong_20_Emphasis"><text:span text:style-name="T22">Section</text:span></text:span></text:p>
            </table:table-cell>
            <table:table-cell table:style-name="Table13.A1" office:value-type="string">
              <text:p text:style-name="P8"><text:span text:style-name="Strong_20_Emphasis"><text:span text:style-name="T22">Description</text:span></text:span></text:p>
            </table:table-cell>
          </table:table-row>
        </table:table-header-rows>
        <table:table-row>
          <table:table-cell table:style-name="Table13.A1" office:value-type="string">
            <text:p text:style-name="P41">1. Respondent Profile</text:p>
          </table:table-cell>
          <table:table-cell table:style-name="Table13.A1" office:value-type="string">
            <text:p text:style-name="P41">Collected data on participants’ professional background, institutional affiliation, clinical roles, and experience in mental health care.</text:p>
          </table:table-cell>
        </table:table-row>
        <table:table-row>
          <table:table-cell table:style-name="Table13.A1" office:value-type="string">
            <text:p text:style-name="P41">2. Clinical Stances</text:p>
          </table:table-cell>
          <table:table-cell table:style-name="Table13.A1" office:value-type="string">
            <text:p text:style-name="P41">Explored attitudes and practical experience related to deprescribing and shared decision-making. Included scenario-based reflection on conditions such as psychosis, dementia, trauma, and institutional care.</text:p>
          </table:table-cell>
        </table:table-row>
        <table:table-row>
          <table:table-cell table:style-name="Table13.A1" office:value-type="string">
            <text:p text:style-name="P41">3. National Policy Implementation</text:p>
          </table:table-cell>
          <table:table-cell table:style-name="Table13.A1" office:value-type="string">
            <text:p text:style-name="P41">Assessed systemic barriers and enabling conditions for implementing non-coercive, evidence-based medication review and deprescribing practices at scale.</text:p>
          </table:table-cell>
        </table:table-row>
        <table:table-row>
          <table:table-cell table:style-name="Table13.A1" office:value-type="string">
            <text:p text:style-name="P41">4. Open Feedback and Future Engagement</text:p>
          </table:table-cell>
          <table:table-cell table:style-name="Table13.A1" office:value-type="string">
            <text:p text:style-name="P41">Invited respondents to join professional training networks, receive results, and participate in the co-creation of best practice protocols for ethical psychiatric care.</text:p>
          </table:table-cell>
        </table:table-row>
      </table:table>
      <text:p text:style-name="P45"/>
      <text:p text:style-name="P3"><text:span text:style-name="T51">The respondents</text:span><text:span text:style-name="T22"> contributing invaluable experiential knowledge from across Spain’s diverse mental health system. The questions were carefully formulated to gather insights not only about theoretical stances but about </text:span><text:span text:style-name="Strong_20_Emphasis"><text:span text:style-name="T22">what is actually done</text:span></text:span><text:span text:style-name="T22">, </text:span><text:span text:style-name="Strong_20_Emphasis"><text:span text:style-name="T22">what should be done</text:span></text:span><text:span text:style-name="T22">, and </text:span><text:span text:style-name="Strong_20_Emphasis"><text:span text:style-name="T22">why certain reforms succeed or fail</text:span></text:span><text:span text:style-name="T22"> in practice. In that regard, the survey offered a bridge between front-line knowledge and structural diagnosis (Mol, 2008; Gabbay &amp; Le May, 2011).</text:span></text:p>
      <text:p text:style-name="P45">The content of the survey drew directly from the lived experience of the researcher and from five years of ethnographic fieldwork, integrating lessons from previous national and international surveys, trauma-informed care principles, and critiques of biomedical reductionism (Moncrieff et al., 2010; Read &amp; Dillon, 2013). It also echoed international recommendations calling for reduced reliance on psychotropics, especially neuroleptics, and emphasized the clinical, ethical, and social dimensions of medication practices in psychiatry (Foster, 2022; WHO, 2021).</text:p>
      <text:p text:style-name="P3"><text:span text:style-name="T22">In line with the objectives of the thesis, this survey did not merely document opinions but </text:span><text:span text:style-name="Strong_20_Emphasis"><text:span text:style-name="T22">served as an intervention in itself</text:span></text:span><text:span text:style-name="T22">: a process of prompting institutional reflection, networking among professionals, and reasserting the role of care ethics and human rights in psychiatric practice (Tronto, 1993; Honneth, 2012). By inviting participants to opt in to receive results, training, and collaboration opportunities, the survey also strengthened the foundations for the deployment of the </text:span><text:span text:style-name="T52">mental health section of </text:span><text:span text:style-name="T22">EU BEACON One Health Education </text:span><text:span text:style-name="T52">COST action,</text:span><text:span text:style-name="T22"> and </text:span><text:span text:style-name="T53">other</text:span><text:span text:style-name="T22"> </text:span><text:span text:style-name="T53">related </text:span><text:span text:style-name="T22">projects such as SocialMent, dedicated to enhancing autonomy and ethical practice in Spain.</text:span></text:p>
      <text:p text:style-name="P16"><text:span text:style-name="T14">The timing of this survey was deliberately aligned with the broader public and institutional debate surrounding the </text:span><text:span text:style-name="Strong_20_Emphasis"><text:span text:style-name="T14">Spanish National Mental Health Strategy 2022–2026</text:span></text:span><text:span text:style-name="T14">, which by early 2025 was in its final review and implementation phases (Ministerio de Sanidad, 2022). At the heart of this national plan was an explicit commitment to deinstitutionalization, rights-based care, patient autonomy, and deprescription of psychiatric drugs where safe and appropriate. These policy priorities resonated deeply with the focus of the present study and its epistemological grounding in biocultural action-research. The survey thus served both as a </text:span><text:span text:style-name="Strong_20_Emphasis"><text:span text:style-name="T14">diagnostic tool</text:span></text:span><text:span text:style-name="T14"> -measuring the degree to which these values and strategies were already present or resisted within clinical practice -and as a </text:span><text:span text:style-name="Strong_20_Emphasis"><text:span text:style-name="T14">participatory contribution</text:span></text:span><text:span text:style-name="T14"> to the reform process itself.<text:line-break/></text:span><text:soft-page-break/><text:span text:style-name="T14"><text:line-break/></text:span><text:span text:style-name="Strong_20_Emphasis"><text:span text:style-name="T20">Table: hypothetical reform scenarios in the 2025 survey – methodological purpose</text:span></text:spa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4">Scenario</text:p>
            </table:table-cell>
            <table:table-cell table:style-name="Table15.A1" office:value-type="string">
              <text:p text:style-name="P54">Description</text:p>
            </table:table-cell>
            <table:table-cell table:style-name="Table15.A1" office:value-type="string">
              <text:p text:style-name="P54">Purpose in Survey Methodology</text:p>
            </table:table-cell>
          </table:table-row>
        </table:table-header-rows>
        <table:table-row>
          <table:table-cell table:style-name="Table15.A1" office:value-type="string">
            <text:p text:style-name="P7"><text:span text:style-name="Strong_20_Emphasis"><text:span text:style-name="T89">1. Implementing national screening for gluten sensitivity in psychiatric diagnoses</text:span></text:span></text:p>
          </table:table-cell>
          <table:table-cell table:style-name="Table15.A1" office:value-type="string">
            <text:p text:style-name="P53">Presents an emerging evidence-based intervention requiring reconsideration of psychiatric diagnoses in light of dietary factors.</text:p>
          </table:table-cell>
          <table:table-cell table:style-name="Table15.A1" office:value-type="string">
            <text:p text:style-name="P53">To evaluate professionals’ readiness to integrate somatic screening and dietary alternatives into psychiatric decision-making, and to assess perceived feasibility of non-pharmacological treatment pathways.</text:p>
          </table:table-cell>
        </table:table-row>
        <table:table-row>
          <table:table-cell table:style-name="Table15.A1" office:value-type="string">
            <text:p text:style-name="P7"><text:span text:style-name="Strong_20_Emphasis"><text:span text:style-name="T89">2. Deprescribing neuroleptics in cases of missed metabolic and nutritional disorders</text:span></text:span></text:p>
          </table:table-cell>
          <table:table-cell table:style-name="Table15.A1" office:value-type="string">
            <text:p text:style-name="P53">Highlights the consequences of diagnostic overshadowing and lack of interdisciplinary screening in psychiatry.</text:p>
          </table:table-cell>
          <table:table-cell table:style-name="Table15.A1" office:value-type="string">
            <text:p text:style-name="P53">To explore professional attitudes toward medical coordination in deprescribing, and the structural readiness for diagnostic re-evaluation based on physiological assessments.</text:p>
          </table:table-cell>
        </table:table-row>
        <table:table-row>
          <table:table-cell table:style-name="Table15.A1" office:value-type="string">
            <text:p text:style-name="P7"><text:span text:style-name="Strong_20_Emphasis"><text:span text:style-name="T89">3. Addressing psychiatric abuse cases uncovered through national research on mental health and violence</text:span></text:span></text:p>
          </table:table-cell>
          <table:table-cell table:style-name="Table15.A1" office:value-type="string">
            <text:p text:style-name="P53">Exposes the systemic neglect of trauma and the iatrogenic harms caused by inappropriate psychiatric labeling.</text:p>
          </table:table-cell>
          <table:table-cell table:style-name="Table15.A1" office:value-type="string">
            <text:p text:style-name="P53">To assess awareness of institutional violence and the ethical dimensions of shared decision-making in contexts of historical abuse, including views on trauma-informed reform and reparation.</text:p>
          </table:table-cell>
        </table:table-row>
        <table:table-row>
          <table:table-cell table:style-name="Table15.A1" office:value-type="string">
            <text:p text:style-name="P7"><text:span text:style-name="Strong_20_Emphasis"><text:span text:style-name="T89">4. National deprescribing initiative for elderly patients at high risk of mortality and disability</text:span></text:span></text:p>
          </table:table-cell>
          <table:table-cell table:style-name="Table15.A1" office:value-type="string">
            <text:p text:style-name="P53">Focuses on the risks of neuroleptic use among elderly populations and WHO-backed deprescribing imperatives.</text:p>
          </table:table-cell>
          <table:table-cell table:style-name="Table15.A1" office:value-type="string">
            <text:p text:style-name="P53">To capture clinical insight into age-specific deprescribing protocols, safety concerns, and professional responsibility in contexts of vulnerability and risk mitigation.</text:p>
          </table:table-cell>
        </table:table-row>
        <table:table-row>
          <table:table-cell table:style-name="Table15.A1" office:value-type="string">
            <text:p text:style-name="P7"><text:span text:style-name="Strong_20_Emphasis"><text:span text:style-name="T89">5. Reevaluating long-term psychiatric diagnoses in a national audit</text:span></text:span></text:p>
          </table:table-cell>
          <table:table-cell table:style-name="Table15.A1" office:value-type="string">
            <text:p text:style-name="P53">Questions the validity of long-term psychiatric labeling and the inertia of chronic pharmacological treatment.</text:p>
          </table:table-cell>
          <table:table-cell table:style-name="Table15.A1" office:value-type="string">
            <text:p text:style-name="P53">To examine respondents’ views on re-diagnosis, historical error correction, and the ethics of long-term medication dependency based on outdated clinical assumptions.</text:p>
          </table:table-cell>
        </table:table-row>
        <table:table-row>
          <table:table-cell table:style-name="Table15.A1" office:value-type="string">
            <text:p text:style-name="P7"><text:span text:style-name="Strong_20_Emphasis"><text:span text:style-name="T89">6. Addressing the overprescription of neuroleptics in social care and marginalized communities</text:span></text:span></text:p>
          </table:table-cell>
          <table:table-cell table:style-name="Table15.A1" office:value-type="string">
            <text:p text:style-name="P53">Highlights structural inequalities in medication practices for socially excluded populations.</text:p>
          </table:table-cell>
          <table:table-cell table:style-name="Table15.A1" office:value-type="string">
            <text:p text:style-name="P53">To gauge professional sensitivity to systemic discrimination in prescribing patterns and the capacity of services to shift toward equitable, community-based alternatives.</text:p>
          </table:table-cell>
        </table:table-row>
        <table:table-row>
          <table:table-cell table:style-name="Table15.A1" office:value-type="string">
            <text:p text:style-name="P7"><text:span text:style-name="Strong_20_Emphasis"><text:span text:style-name="T89">7. National review of the use of neuroleptics in children and adolescents</text:span></text:span></text:p>
          </table:table-cell>
          <table:table-cell table:style-name="Table15.A1" office:value-type="string">
            <text:p text:style-name="P53">Addresses developmental and ethical risks in pediatric neuroleptic use, often without sufficient differential diagnosis.</text:p>
          </table:table-cell>
          <table:table-cell table:style-name="Table15.A1" office:value-type="string">
            <text:p text:style-name="P53">To document professional stances on deprescribing in young populations, perceived risk-benefit ratios, and the educational, familial, and systemic supports required for safer transitions.</text:p>
          </table:table-cell>
        </table:table-row>
        <table:table-row>
          <table:table-cell table:style-name="Table15.A1" office:value-type="string">
            <text:p text:style-name="P7"><text:span text:style-name="Strong_20_Emphasis"><text:span text:style-name="T89">8. Ending the use of neuroleptics for non-psychiatric indications in general medicine</text:span></text:span></text:p>
          </table:table-cell>
          <table:table-cell table:style-name="Table15.A1" office:value-type="string">
            <text:p text:style-name="P53">Challenges routine but clinically inappropriate neuroleptic use in general hospital and somatic care contexts.</text:p>
          </table:table-cell>
          <table:table-cell table:style-name="Table15.A1" office:value-type="string">
            <text:p text:style-name="P53">To assess inter-specialty communication, guideline awareness, and mechanisms for error correction and deprescribing in non-psychiatric settings.</text:p>
          </table:table-cell>
        </table:table-row>
      </table:table>
      <text:p text:style-name="P45"><text:span text:style-name="T9"/></text:p>
      <text:p text:style-name="P3"><text:span text:style-name="T22">The eight scenario-based items presented in Section 2 of the survey were selected and formulated to mirror both existing clinical controversies and anticipated challenges posed by national-level reforms. For instance, the </text:span><text:span text:style-name="Strong_20_Emphasis"><text:span text:style-name="T22">proposed gluten sensitivity screening</text:span></text:span><text:span text:style-name="T22"> draws on recent biomedical literature highlighting the neuropsychiatric impact of celiac and non-celiac gluten sensitivity (Jackson et al., 2012; Lionetti et al., 2015), while testing participants’ openness to non-pharmacological and dietary interventions that require systemic change. </text:span><text:span text:style-name="T25">Better screenings are much needed, as each can save lives. This scenario highlights the need by providing an example many, even if few, still feel silly about -that is concerning, as the number of substances and life events that </text:span><text:soft-page-break/><text:span text:style-name="T25">lead to mimicking the symptoms traditionally considered as a clear sign of a severe mental health condition by some practitioners, is alarmingly high -</text:span><text:span text:style-name="T26">from spiking to </text:span><text:span text:style-name="T27">food </text:span><text:span text:style-name="T26">poisoning, </text:span><text:span text:style-name="T27">violence, and the longest list </text:span><text:span text:style-name="T28">requiring careful attention beyond the current few minutes at a glance </text:span><text:span text:style-name="T29">and mostly ill used tests to justify without even considering any other option, </text:span><text:span text:style-name="T30">but to reinforce the </text:span><text:span text:style-name="T31">held </text:span><text:span text:style-name="T30">beliefs</text:span><text:span text:style-name="T25">. </text:span><text:span text:style-name="T32">The decisions made change the course of lives forever, unless checked properly. Reality check lists are needed, thus this as method to remind all professionals.</text:span><text:span text:style-name="T25"> </text:span><text:span text:style-name="T22">Similarly, the scenario on </text:span><text:span text:style-name="Strong_20_Emphasis"><text:span text:style-name="T22">undiagnosed metabolic and nutritional disorders</text:span></text:span><text:span text:style-name="T22"> challenges the widespread diagnostic overshadowing found in Spanish psychiatry and foregrounds the need for interdisciplinary coordination between primary care and mental health -a known weak point in the current system (Arango et al., 2021).</text:span></text:p>
      <text:p text:style-name="P3"><text:span text:style-name="T22">Perhaps most politically salient was the scenario on </text:span><text:span text:style-name="Strong_20_Emphasis"><text:span text:style-name="T22">psychiatric abuse and trauma misrecognition</text:span></text:span><text:span text:style-name="T22">, which prompted respondents to grapple with the structural violence embedded in routine care. This question was directly inspired by growing international and Spanish literature on institutional betrayal in psychiatry (Read et al., 2008; Kalathil, 2013) and tied into the Ministry’s emerging emphasis on </text:span><text:span text:style-name="Strong_20_Emphasis"><text:span text:style-name="T22">trauma-informed approaches</text:span></text:span><text:span text:style-name="T22"> and </text:span><text:span text:style-name="Strong_20_Emphasis"><text:span text:style-name="T22">post-coercion recovery pathways</text:span></text:span><text:span text:style-name="T22">. Respondents were invited to consider not just the technical aspects of deprescribing, but also the institutional responsibilities and reparative frameworks necessary to undo past harm -thus expanding the very scope of what is commonly considered psychiatric care.</text:span></text:p>
      <text:p text:style-name="P3"><text:span text:style-name="T22">The </text:span><text:span text:style-name="Strong_20_Emphasis"><text:span text:style-name="T22">tempo of the survey</text:span></text:span><text:span text:style-name="T22"> -distributed during a narrow window between February and May 2025 -reflected both strategic timing and urgent constraints. It was launched shortly after the final national consultation meetings and just before the Ministry of Health began formalizing its updated implementation plans. Key members of the policy taskforce expressed direct interest in the findings, and several professionals responded with explicit references to the National Mental Health Strategy, affirming the survey’s relevance and urgency. Moreover, the format and wording of each scenario were intentionally designed to be </text:span><text:span text:style-name="Strong_20_Emphasis"><text:span text:style-name="T22">forward-compatible</text:span></text:span><text:span text:style-name="T22"> with potential policy instruments, ensuring that the answers would have interpretive and planning value not just for academia, but for health governance, training institutions, and legal review. </text:span><text:span text:style-name="T33">The instrument is set to be further improved and adapted, redeployed in other countries and Spain anew, translated to fit regional needs, shared it all as open source under a free license, in a free public repository ready to be localized </text:span><text:span text:style-name="T34">and run</text:span><text:span text:style-name="T33">.</text:span></text:p>
      <text:p text:style-name="P3"><text:span text:style-name="T33">T</text:span><text:span text:style-name="T22">his survey represents a methodologically rigorous, epistemologically grounded, and policy-attuned intervention at the intersection of science, lived experience, and institutional change. It captures not only professional attitudes, but the </text:span><text:span text:style-name="Strong_20_Emphasis"><text:span text:style-name="T22">emerging fractures, ethical debates, and practical constraints</text:span></text:span><text:span text:style-name="T22"> of a mental health system in transition. Its value lies not only in what it records, but in what it prompts -reflection, dialogue, and coordination among those tasked with building a safer, more effective, and more human mental health system.</text:span></text:p>
      <text:p text:style-name="P49"/>
      <text:p text:style-name="P28"><text:span text:style-name="Strong_20_Emphasis"><text:span text:style-name="T46"><office:annotation office:name="__Annotation__21680_12930430" loext:resolved="false"><dc:creator>Unknown Author</dc:creator><dc:date>2025-06-28T09:28:36.518786875</dc:date><text:p text:style-name="Comment">Template filled</text:p></office:annotation></text:span></text:span><text:span text:style-name="Strong_20_Emphasis"><text:span text:style-name="T46">XXXXXXXX TEMPLATES XXXXXXXX</text:span></text:span><office:annotation-end office:name="__Annotation__21680_12930430"/><text:span text:style-name="Strong_20_Emphasis"><text:span text:style-name="T46"> </text:span></text:span></text:p>
      <text:p text:style-name="P30"><text:line-break/></text:p>
      <text:p text:style-name="P36"><text:line-break/>2.2.4 Reflection on survey methodology in mental health and anthropology</text:p>
      <text:p text:style-name="P45">Survey methodology in the context of psychiatry and medical anthropology requires more than technical precision; it demands epistemic humility, ethical reflexivity, and contextual sensitivity to the historical violence, institutional asymmetries, and power-laden dynamics that structure both <text:soft-page-break/>psychiatric care and social research. Each of the three surveys included in this dissertation was designed not simply to gather data, but to document situated knowledge, generate reflection, and engage professionals in collective reappraisal of practices often shielded by clinical authority or bureaucratic inertia. The very act of surveying -especially on topics such as coercion, diagnostic validity, and shared decision-making -constitutes an intervention in itself, capable of both unsettling and reorienting established frames of reference. In mental health, the positionality of the researcher is never neutral, and even less so when the researcher is also a survivor, a clinician, and an educator embedded within the systems being studied (Gobo, 2008; Haraway, 1988; Fernando, 2014). Thus, the methodological design of each instrument incorporated not only clear operational constructs and evidence-informed questions, but also space for narrative elaboration, dissent, uncertainty, and critique. The balance between structured and open-ended content was crucial to allow for nuanced engagement, mitigating the epistemological violence often reproduced by instruments that reduce complex moral realities to binary answers or quantifiable attitudes (Tronto, 1993; Flick, 2018; Patton, 2015).</text:p>
      <text:p text:style-name="P45">The implementation of these surveys under conditions of systemic adversity -personal precarity, institutional obstruction, and the collapse of protective mechanisms -offers a necessary critique of academic norms that presume stable environments for ethical research. While most survey design frameworks emphasize clarity of language, pretesting, and balanced item construction (De Vaus, 2013; Fink, 2013), few account for the sociopolitical hostility and infrastructural void faced by action-researchers working on contested terrain. The breakdown of Microsoft Forms due to algorithmic spam detection, for instance, illustrates not only a technological limitation but a broader failure of institutional foresight in enabling open, researcher-led inquiry. In the face of such structural neglect, the very collection of responses -often from professionals overburdened by austerity, bureaucratic micromanagement, or clinical despair -becomes a demonstration of solidarity and commitment to transformative knowledge (Moncrieff et al., 2013; WHO, 2021). The surveys, therefore, must be read as partial archives of possibility and resistance. Their limitations, including lower-than-expected response rates, are not evidence of methodological failure but of the urgent need for supportive infrastructures, decentralized research tools, and scientific culture attuned to the burdens borne by those who research from within sites of suffering (Mol, 2008; Reason &amp; Bradbury, 2008). Each data point is a relational accomplishment, enabled by trust, resonance, and often years of dialogue-building and credibility work in the field.</text:p>
      <text:p text:style-name="P45"><text:span text:style-name="T83">T</text:span>he survey methodology employed foregrounds a model of ethical co-production and applied anthropology that stands in contrast to extractive or merely descriptive approaches. These surveys are not isolated instruments but integral components of a wider action-research project rooted in lived experience, structural critique, and the commitment to advance dignity-affirming mental health systems. They reflect a methodological praxis where the scientific, ethical, and political dimensions of inquiry are inseparable. Each instrument sought to extend not only knowledge but also dialogue -horizontal, situated, and potentially emancipatory. The methodological reflections offered in this section should guide future efforts not merely to replicate but to deepen these approaches, insisting on the role of anthropology and biomedicine not as neutral observers but as active agents in the production of more just, reflective, and responsive psychiatric care. Open science standards -ranging from the FAIR data principles to the transparency of survey protocols -must be institutionalized, not suggested; professional engagement should be valued as knowledge creation, not incidental feedback; and surveys must be understood as ethical-political acts as much as methodological tools (Wilkinson et al., 2016; European Commission, 2020; Nosek et al., 2018). <text:soft-page-break/><text:span text:style-name="T84">This is desperately required for </text:span>research on mental health move beyond <text:span text:style-name="T85">flawed </text:span>metrics and models, <text:span text:style-name="T85">from abusing methods,</text:span> <text:span text:style-name="T85">skewed toward corruption and crime,</text:span> toward <text:span text:style-name="T87">the needed </text:span><text:span text:style-name="T86">paradigm shift</text:span>.</text:p>
      <text:p text:style-name="P45"/>
      <text:p text:style-name="P71"><text:span text:style-name="Strong_20_Emphasis"><text:span text:style-name="T63">2.3 </text:span></text:span><text:span text:style-name="Strong_20_Emphasis"><text:span text:style-name="T71">F</text:span></text:span><text:span text:style-name="Strong_20_Emphasis"><text:span text:style-name="T63">ieldwork and participant observation<text:line-break/><text:line-break/>The core of this dissertation rests on a longitudinal, transnational, and action-oriented ethnographic engagement conducted between 2020 and 2025, framed within the intersecting crises of psychiatric violence, institutional inertia, and epistemic injustice. The fieldwork unfolded across multiple countries and institutional contexts, often under conditions of direct threat and systemic abandonment. Rather than following a classical anthropological model of immersion in a single locale, the methodological design pursued a distributed and participatory approach, aligning with the principles of critical medical anthropology (Scheper-Hughes, 1992), activist ethnography (Speed, 2006), and action-research grounded in biocultural vulnerability (Singer et al., 2017). Each activity was selected based on its strategic relevance for understanding, contesting, and transforming coercive practices in mental health systems. The field sites included networks of resistance, policy initiatives, educational platforms, and institutional reform spaces. The following subsections detail each engagement, from its inception and purpose to its methodological contribution.<text:line-break/><text:line-break/>The documentation and analysis of fieldwork in this dissertation adheres to high scientific, ethical, and epistemological standards that go beyond conventional descriptions of research activity. In line with recent advancements in anthropological, medical, and action-research methodologies, each fieldwork undertaking, institutional engagement, and academic mission has been systematically reported using a comprehensive template designed to ensure full transparency, traceability, and accountability (Ellis et al., 2011; Scheper-Hughes, 1995; Beauchamp &amp; Childress, 2019). This structured approach meets emerging demands for reproducibility, contextual specificity, and ethical reflexivity in critical mental health research (Fricker, 2007; Puertas &amp; Costa, 2021).</text:span></text:span></text:p>
      <text:p text:style-name="P3"><text:span text:style-name="T22">The reporting template is divided into four interrelated sections, each capturing distinct Yet, complementary dimensions of the research process. The first table documents the operational role and institutional positioning of the researcher, allowing for comparative tracking of responsibilities, partnerships, and declared outputs across fieldwork contexts. The second addresses methodological framing and data collection, capturing not only the tools used but also the logic of engagement, duration, and relevance to the dissertation’s aims. The third covers ethical protocols and epistemic positioning, with specific attention to the embedded nature of the researcher within systems of violence, trauma, or structural vulnerability -key features in psychiatric ethnography and survivor-led knowledge production (Kalathil et al., 2022; Russo &amp; Beresford, 2015). The final section deals with systemic constraints, open science principles, and observed impacts, acknowledging that the context of participation -including institutional obstruction, funding limitations, or legal threats -critically shapes what research is possible, how it is interpreted, and whom it benefits (Hess, 2007; Strathern, 2000).<text:line-break/><text:line-break/></text:span><text:span text:style-name="Strong_20_Emphasis"><text:span text:style-name="T22">Table 1. General Identification and Operational Role</text:span></text:span></text:p>
      <table:table table:name="Table19" table:style-name="Table19">
        <table:table-column table:style-name="Table19.A"/>
        <table:table-column table:style-name="Table19.B"/>
        <table:table-header-rows>
          <table:table-row>
            <table:table-cell table:style-name="Table19.A1" office:value-type="string">
              <text:p text:style-name="P58">Field</text:p>
            </table:table-cell>
            <table:table-cell table:style-name="Table19.A1" office:value-type="string">
              <text:p text:style-name="P58">Description</text:p>
            </table:table-cell>
          </table:table-row>
        </table:table-header-rows>
        <table:table-row>
          <table:table-cell table:style-name="Table19.A1" office:value-type="string">
            <text:p text:style-name="P41">Activity Name</text:p>
          </table:table-cell>
          <table:table-cell table:style-name="Table19.A1" office:value-type="string">
            <text:p text:style-name="P41">Title or short name of the fieldwork or engagement</text:p>
          </table:table-cell>
        </table:table-row>
        <text:soft-page-break/>
        <table:table-row>
          <table:table-cell table:style-name="Table19.A1" office:value-type="string">
            <text:p text:style-name="P41">Time Frame</text:p>
          </table:table-cell>
          <table:table-cell table:style-name="Table19.A1" office:value-type="string">
            <text:p text:style-name="P41">Duration</text:p>
          </table:table-cell>
        </table:table-row>
        <table:table-row>
          <table:table-cell table:style-name="Table19.A1" office:value-type="string">
            <text:p text:style-name="P41">Geographic Location(s)</text:p>
          </table:table-cell>
          <table:table-cell table:style-name="Table19.A1" office:value-type="string">
            <text:p text:style-name="P41">Country/region or institutional site(s) involved</text:p>
          </table:table-cell>
        </table:table-row>
        <table:table-row>
          <table:table-cell table:style-name="Table19.A1" office:value-type="string">
            <text:p text:style-name="P41">Institutional Affiliation</text:p>
          </table:table-cell>
          <table:table-cell table:style-name="Table19.A1" office:value-type="string">
            <text:p text:style-name="P41">Official partner institution(s) or network(s)</text:p>
          </table:table-cell>
        </table:table-row>
        <table:table-row>
          <table:table-cell table:style-name="Table19.A1" office:value-type="string">
            <text:p text:style-name="P41">Researcher Role</text:p>
          </table:table-cell>
          <table:table-cell table:style-name="Table19.A1" office:value-type="string">
            <text:p text:style-name="P41">Main role assumed </text:p>
          </table:table-cell>
        </table:table-row>
        <table:table-row>
          <table:table-cell table:style-name="Table19.A1" office:value-type="string">
            <text:p text:style-name="P41">Co-authors or Collaborators</text:p>
          </table:table-cell>
          <table:table-cell table:style-name="Table19.A1" office:value-type="string">
            <text:p text:style-name="P41">Individuals, institutions, or networks involved, if any</text:p>
          </table:table-cell>
        </table:table-row>
        <table:table-row>
          <table:table-cell table:style-name="Table19.A1" office:value-type="string">
            <text:p text:style-name="P41">Reported Output</text:p>
          </table:table-cell>
          <table:table-cell table:style-name="Table19.A1" office:value-type="string">
            <text:p text:style-name="P41">Related deliverables, reports, publications, or dissemination format</text:p>
          </table:table-cell>
        </table:table-row>
      </table:table>
      <text:p text:style-name="P45"/>
      <text:p text:style-name="P3"><text:span text:style-name="T22">This multidimensional structure supports the dual function of fieldwork in this dissertation: as both data source and lived intervention. The principle guiding its deployment is one of </text:span><text:span text:style-name="Emphasis"><text:span text:style-name="T22">situated accountability</text:span></text:span><text:span text:style-name="T22"> (Haraway, 1988): the recognition that all knowledge is produced within power-laden, historically situated relationships. For this reason, each mission is not only described but </text:span><text:span text:style-name="Emphasis"><text:span text:style-name="T22">contextualized</text:span></text:span><text:span text:style-name="T22">, with metadata on how it was implemented, who participated, what barriers were encountered, and what outcomes -material or symbolic -ensued. In doing so, the methodology honors the call for participatory, emancipatory frameworks in health research that foreground experience, respect community knowledge, and seek structural transformation (Cornwall &amp; Jewkes, 1995; Tronto, 1993).<text:line-break/><text:line-break/></text:span><text:span text:style-name="Strong_20_Emphasis"><text:span text:style-name="T22">Table 2. Methodological Framing and Implementation</text:span></text:span></text:p>
      <table:table table:name="Table20" table:style-name="Table20">
        <table:table-column table:style-name="Table20.A"/>
        <table:table-column table:style-name="Table20.B"/>
        <table:table-header-rows>
          <table:table-row>
            <table:table-cell table:style-name="Table20.A1" office:value-type="string">
              <text:p text:style-name="P44">Field</text:p>
            </table:table-cell>
            <table:table-cell table:style-name="Table20.A1" office:value-type="string">
              <text:p text:style-name="P44">Description</text:p>
            </table:table-cell>
          </table:table-row>
        </table:table-header-rows>
        <table:table-row>
          <table:table-cell table:style-name="Table20.A1" office:value-type="string">
            <text:p text:style-name="P41">Research Aim or Question</text:p>
          </table:table-cell>
          <table:table-cell table:style-name="Table20.A1" office:value-type="string">
            <text:p text:style-name="P41">Central research purpose or hypothesis</text:p>
          </table:table-cell>
        </table:table-row>
        <table:table-row>
          <table:table-cell table:style-name="Table20.A1" office:value-type="string">
            <text:p text:style-name="P41">Methods Employed</text:p>
          </table:table-cell>
          <table:table-cell table:style-name="Table20.A1" office:value-type="string">
            <text:p text:style-name="P41">Types of methods used (e.g., ethnographic observation, facilitation, qualitative documentation)</text:p>
          </table:table-cell>
        </table:table-row>
        <table:table-row>
          <table:table-cell table:style-name="Table20.A1" office:value-type="string">
            <text:p text:style-name="P41">Data Collected</text:p>
          </table:table-cell>
          <table:table-cell table:style-name="Table20.A1" office:value-type="string">
            <text:p text:style-name="P41">Nature of collected data (e.g., fieldnotes, testimonies, institutional feedback, audiovisual material)</text:p>
          </table:table-cell>
        </table:table-row>
        <table:table-row>
          <table:table-cell table:style-name="Table20.A1" office:value-type="string">
            <text:p text:style-name="P41">Mode of Engagement</text:p>
          </table:table-cell>
          <table:table-cell table:style-name="Table20.A1" office:value-type="string">
            <text:p text:style-name="P41">On-site, remote, hybrid, or document-based</text:p>
          </table:table-cell>
        </table:table-row>
        <table:table-row>
          <table:table-cell table:style-name="Table20.A1" office:value-type="string">
            <text:p text:style-name="P41">Integration with Thesis</text:p>
          </table:table-cell>
          <table:table-cell table:style-name="Table20.A1" office:value-type="string">
            <text:p text:style-name="P41">How this mission contributes to the dissertation aims and chapters</text:p>
          </table:table-cell>
        </table:table-row>
        <table:table-row>
          <table:table-cell table:style-name="Table20.A1" office:value-type="string">
            <text:p text:style-name="P41">Duration and Frequency</text:p>
          </table:table-cell>
          <table:table-cell table:style-name="Table20.A1" office:value-type="string">
            <text:p text:style-name="P41">Estimated number of sessions/days and regularity of engagement</text:p>
          </table:table-cell>
        </table:table-row>
      </table:table>
      <text:p text:style-name="P45"/>
      <text:p text:style-name="P45">This template will be systematically applied to every mission, including COST Action participations, teaching roles, institutional stays, policy contributions, and ethnographic immersion. Each will be inserted within the broader analytical architecture of the thesis, reinforcing both scientific coherence and ethical legitimacy.</text:p>
      <text:p text:style-name="P17"><text:span text:style-name="Strong_20_Emphasis"><text:span text:style-name="T63"><text:line-break/>Table 3. Ethical and Epistemic Considerations</text:span></text:span></text:p>
      <table:table table:name="Table21" table:style-name="Table21">
        <table:table-column table:style-name="Table21.A"/>
        <table:table-column table:style-name="Table21.B"/>
        <table:table-header-rows>
          <table:table-row>
            <table:table-cell table:style-name="Table21.A1" office:value-type="string">
              <text:p text:style-name="P44">Field</text:p>
            </table:table-cell>
            <table:table-cell table:style-name="Table21.A1" office:value-type="string">
              <text:p text:style-name="P44">Description</text:p>
            </table:table-cell>
          </table:table-row>
        </table:table-header-rows>
        <table:table-row>
          <table:table-cell table:style-name="Table21.A1" office:value-type="string">
            <text:p text:style-name="P41">Ethical Protocol</text:p>
          </table:table-cell>
          <table:table-cell table:style-name="Table21.A1" office:value-type="string">
            <text:p text:style-name="P41">Ethics approval status and protocol references, if applicable</text:p>
          </table:table-cell>
        </table:table-row>
        <table:table-row>
          <table:table-cell table:style-name="Table21.A1" office:value-type="string">
            <text:p text:style-name="P41">Lived Experience Consideration</text:p>
          </table:table-cell>
          <table:table-cell table:style-name="Table21.A1" office:value-type="string">
            <text:p text:style-name="P41">Role of researcher’s positionality and experiential knowledge</text:p>
          </table:table-cell>
        </table:table-row>
        <table:table-row>
          <table:table-cell table:style-name="Table21.A1" office:value-type="string">
            <text:p text:style-name="P41">Power Dynamics and <text:soft-page-break/>Reflexivity</text:p>
          </table:table-cell>
          <table:table-cell table:style-name="Table21.A1" office:value-type="string">
            <text:p text:style-name="P41">Noted asymmetries, conflicts of interest, or identity-based <text:soft-page-break/>influences</text:p>
          </table:table-cell>
        </table:table-row>
        <table:table-row>
          <table:table-cell table:style-name="Table21.A1" office:value-type="string">
            <text:p text:style-name="P41">Consent and Participation</text:p>
          </table:table-cell>
          <table:table-cell table:style-name="Table21.A1" office:value-type="string">
            <text:p text:style-name="P41">Mode of informed consent and safeguarding of participants</text:p>
          </table:table-cell>
        </table:table-row>
        <table:table-row>
          <table:table-cell table:style-name="Table21.A1" office:value-type="string">
            <text:p text:style-name="P41">Epistemic Justice Measures</text:p>
          </table:table-cell>
          <table:table-cell table:style-name="Table21.A1" office:value-type="string">
            <text:p text:style-name="P41">Measures taken to center marginalized knowledge and plural perspectives</text:p>
          </table:table-cell>
        </table:table-row>
      </table:table>
      <text:p text:style-name="P18"><text:span text:style-name="Strong_20_Emphasis"><text:span text:style-name="T63"><text:line-break/><text:line-break/>The method adopted to account for the actions taken during this research is grounded in a praxis of </text:span></text:span><text:span text:style-name="Strong_20_Emphasis"><text:span text:style-name="Emphasis"><text:span text:style-name="T76">scientific witnessing under duress </text:span></text:span></text:span><text:span text:style-name="Strong_20_Emphasis"><text:span text:style-name="Emphasis"><text:span text:style-name="T63">-</text:span></text:span></text:span><text:span text:style-name="Strong_20_Emphasis"><text:span text:style-name="T63">a </text:span></text:span><text:span text:style-name="Strong_20_Emphasis"><text:span text:style-name="T64">never sought after, nor asked </text:span></text:span><text:span text:style-name="Strong_20_Emphasis"><text:span text:style-name="T63">form of situated action-research that integrates survival, resistance, and documentation in conditions of extreme structural and interpersonal violence. Within the field of mental health, this approach is not merely a methodological choice but an epistemological necessity: when the researcher is simultaneously the target of psychiatric abuse, institutional betrayal, and domestic persecution, the very act of documenting becomes both evidence generation and a refusal of erasure. Following the logic of militant ethnography (Scheper-Hughes, 1995) and the epistemic justice frameworks proposed by Fricker (2007) and Russo &amp; Beresford (2015), the recording of each mission -however interrupted or precarious -constitutes a data point in the analysis of how systems harm, obscure harm, or enable healing. The ability to carry out these actions while suffering from documented crimes, homelessness, threats, and lack of institutional support further validates the relevance of the findings: they emerge not from detached observation but from embodied, scientifically mediated endurance. This dual positionality enables the capture of knowledge otherwise invisible to dominant metrics, legitimizing alternative forms of rigour that center moral accountability, empirical granularity, and life-preserving intent.<text:line-break/><text:line-break/>Table 4. Contextual Constraints, Open Science and Impact</text:span></text:span></text:p>
      <table:table table:name="Table22" table:style-name="Table22">
        <table:table-column table:style-name="Table22.A"/>
        <table:table-column table:style-name="Table22.B"/>
        <table:table-header-rows>
          <table:table-row>
            <table:table-cell table:style-name="Table22.A1" office:value-type="string">
              <text:p text:style-name="P44">Field</text:p>
            </table:table-cell>
            <table:table-cell table:style-name="Table22.A1" office:value-type="string">
              <text:p text:style-name="P44">Description</text:p>
            </table:table-cell>
          </table:table-row>
        </table:table-header-rows>
        <table:table-row>
          <table:table-cell table:style-name="Table22.A1" office:value-type="string">
            <text:p text:style-name="P41">Structural Barriers</text:p>
          </table:table-cell>
          <table:table-cell table:style-name="Table22.A1" office:value-type="string">
            <text:p text:style-name="P41">Limitations due to institutional, political, or technical conditions</text:p>
          </table:table-cell>
        </table:table-row>
        <table:table-row>
          <table:table-cell table:style-name="Table22.A1" office:value-type="string">
            <text:p text:style-name="P41">Trauma/Violence Context</text:p>
          </table:table-cell>
          <table:table-cell table:style-name="Table22.A1" office:value-type="string">
            <text:p text:style-name="P41">Any role of personal risk, institutional violence, or domestic abuse impacting the work</text:p>
          </table:table-cell>
        </table:table-row>
        <table:table-row>
          <table:table-cell table:style-name="Table22.A1" office:value-type="string">
            <text:p text:style-name="P41">Open Science Compliance</text:p>
          </table:table-cell>
          <table:table-cell table:style-name="Table22.A1" office:value-type="string">
            <text:p text:style-name="P41">Whether protocols, data, or materials were made openly available</text:p>
          </table:table-cell>
        </table:table-row>
        <table:table-row>
          <table:table-cell table:style-name="Table22.A1" office:value-type="string">
            <text:p text:style-name="P41">Documentation Format</text:p>
          </table:table-cell>
          <table:table-cell table:style-name="Table22.A1" office:value-type="string">
            <text:p text:style-name="P41">Fieldnotes, video/audio, reflexive memos, code repositories, etc.</text:p>
          </table:table-cell>
        </table:table-row>
        <table:table-row>
          <table:table-cell table:style-name="Table22.A1" office:value-type="string">
            <text:p text:style-name="P41">Observed Impact</text:p>
          </table:table-cell>
          <table:table-cell table:style-name="Table22.A1" office:value-type="string">
            <text:p text:style-name="P41">Tangible or intangible outcomes, stakeholder feedback, institutional change, community mobilization</text:p>
          </table:table-cell>
        </table:table-row>
        <table:table-row>
          <table:table-cell table:style-name="Table22.A1" office:value-type="string">
            <text:p text:style-name="P41">Dissemination Path</text:p>
          </table:table-cell>
          <table:table-cell table:style-name="Table22.A1" office:value-type="string">
            <text:p text:style-name="P41">Whether outputs were shared publicly, through networks, or with policy makers</text:p>
          </table:table-cell>
        </table:table-row>
      </table:table>
      <text:p text:style-name="P18"><text:span text:style-name="Strong_20_Emphasis"><text:span text:style-name="T63"><text:line-break/>The engagements </text:span></text:span><text:span text:style-name="Strong_20_Emphasis"><text:span text:style-name="T65">are </text:span></text:span><text:span text:style-name="Strong_20_Emphasis"><text:span text:style-name="T63">categorized </text:span></text:span><text:span text:style-name="Strong_20_Emphasis"><text:span text:style-name="T65">on its online versus offline nature. The first table lists those that </text:span></text:span><text:span text:style-name="Strong_20_Emphasis"><text:span text:style-name="T63">relied entirely on digital infrastructures, reflecting the methodological evolution of ethnography toward distributed, digitally mediated fieldwork. These activities demonstrate how critical psychiatry networks, COST Actions, and mental health reform efforts can be mapped and influenced remotely. The shift to digital settings has been deeply analyzed within digital anthropology and mental health research (Pink et al., 2016; Horst &amp; Miller, 2012), and this work aligns with those frameworks while maintaining a firm ethical grounding. Virtual ethnography, liaison coordination, and collaborative governance -particularly during the pandemic -offered both </text:span></text:span><text:soft-page-break/><text:span text:style-name="Strong_20_Emphasis"><text:span text:style-name="T63">challenges and opportunities for tracking epistemic injustice, advocating for best practices, and supporting emerging infrastructures of care (Fricker, 2007; Topór et al., 2020).</text:span></text:span></text:p>
      <text:p text:style-name="P19"><text:span text:style-name="Strong_20_Emphasis"><text:span text:style-name="T63"><text:line-break/>Digital Fieldwork Engagements</text:span></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4">Date</text:p>
            </table:table-cell>
            <table:table-cell table:style-name="Table23.A1" office:value-type="string">
              <text:p text:style-name="P44">Activity</text:p>
            </table:table-cell>
            <table:table-cell table:style-name="Table23.A1" office:value-type="string">
              <text:p text:style-name="P44">Description</text:p>
            </table:table-cell>
          </table:table-row>
        </table:table-header-rows>
        <table:table-row>
          <table:table-cell table:style-name="Table23.A1" office:value-type="string">
            <text:p text:style-name="P41">2022–202<text:span text:style-name="T108">5</text:span></text:p>
          </table:table-cell>
          <table:table-cell table:style-name="Table23.A1" office:value-type="string">
            <text:p text:style-name="P41">ReMO Virtual Ethnography on Mental Health Expert Systems</text:p>
          </table:table-cell>
          <table:table-cell table:style-name="Table23.A1" office:value-type="string">
            <text:p text:style-name="P41">Conducted structured digital observation and analysis of ethical algorithms and clinical automation.</text:p>
          </table:table-cell>
        </table:table-row>
        <table:table-row>
          <table:table-cell table:style-name="Table23.A1" office:value-type="string">
            <text:p text:style-name="P41">2025</text:p>
          </table:table-cell>
          <table:table-cell table:style-name="Table23.A1" office:value-type="string">
            <text:p text:style-name="P41">CliMent COST Action</text:p>
          </table:table-cell>
          <table:table-cell table:style-name="Table23.A1" office:value-type="string">
            <text:p text:style-name="P41">Contributed to protocol review and governance discussions on ethics in clinical mental health practice.</text:p>
          </table:table-cell>
        </table:table-row>
        <table:table-row>
          <table:table-cell table:style-name="Table23.A1" office:value-type="string">
            <text:p text:style-name="P41">2025</text:p>
          </table:table-cell>
          <table:table-cell table:style-name="Table23.A1" office:value-type="string">
            <text:p text:style-name="P41">Youth Digital Mental Health COST Action</text:p>
          </table:table-cell>
          <table:table-cell table:style-name="Table23.A1" office:value-type="string">
            <text:p text:style-name="P41">Developed survey instruments, theoretical framing, and prevention strategies within digital youth contexts.</text:p>
          </table:table-cell>
        </table:table-row>
      </table:table>
      <text:p text:style-name="P19"><text:span text:style-name="Strong_20_Emphasis"><text:span text:style-name="T63"><text:line-break/></text:span></text:span></text:p>
      <text:p text:style-name="P19"><text:span text:style-name="T22">The </text:span><text:span text:style-name="Strong_20_Emphasis"><text:span text:style-name="T63">mixed-mode fieldwork engagements</text:span></text:span><text:span text:style-name="T22"> involved a blend of in-person and online methods, reflecting the hybrid nature of many current transnational research collaborations. Mixed-mode participation combines the relational depth of embodied encounters with the scalability of digital methods. This duality requires particular methodological attention to continuity, contextual fidelity, and cross-modal validity (Beaulieu, 2010; Lupton, 2020). In these COST Actions and institutional partnerships, the researcher performed a variety of roles -from governance to observation -while documenting both face-to-face and virtual engagements, generating data across interlocking spaces of influence.<text:line-break/><text:line-break/> </text:span><text:span text:style-name="T54">M</text:span><text:span text:style-name="Strong_20_Emphasis"><text:span text:style-name="T63">ixed-mode fieldwork engagements</text:span></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4">Date</text:p>
            </table:table-cell>
            <table:table-cell table:style-name="Table24.A1" office:value-type="string">
              <text:p text:style-name="P44">Activity</text:p>
            </table:table-cell>
            <table:table-cell table:style-name="Table24.A1" office:value-type="string">
              <text:p text:style-name="P44">Description</text:p>
            </table:table-cell>
          </table:table-row>
        </table:table-header-rows>
        <table:table-row>
          <table:table-cell table:style-name="Table24.A1" office:value-type="string">
            <text:p text:style-name="P41">2020–2022</text:p>
          </table:table-cell>
          <table:table-cell table:style-name="Table24.A1" office:value-type="string">
            <text:p text:style-name="P41">Coordinator of the spanish open dialogue network</text:p>
          </table:table-cell>
          <table:table-cell table:style-name="Table24.A1" office:value-type="string">
            <text:p text:style-name="P41">Led national network on dialogic psychiatry reform through digital forums and documentation.</text:p>
          </table:table-cell>
        </table:table-row>
        <table:table-row>
          <table:table-cell table:style-name="Table24.A1" office:value-type="string">
            <text:p text:style-name="P41">2020–2022</text:p>
          </table:table-cell>
          <table:table-cell table:style-name="Table24.A1" office:value-type="string">
            <text:p text:style-name="P41">Mad in america global network liaison</text:p>
          </table:table-cell>
          <table:table-cell table:style-name="Table24.A1" office:value-type="string">
            <text:p text:style-name="P41">Coordinated survivor testimony, critical psychiatry networks, and transnational digital ethnography.</text:p>
          </table:table-cell>
        </table:table-row>
        <table:table-row>
          <table:table-cell table:style-name="Table24.A1" office:value-type="string">
            <text:p text:style-name="P41">2020–2024</text:p>
          </table:table-cell>
          <table:table-cell table:style-name="Table24.A1" office:value-type="string">
            <text:p text:style-name="P41">ReMO COST Action</text:p>
          </table:table-cell>
          <table:table-cell table:style-name="Table24.A1" office:value-type="string">
            <text:p text:style-name="P41">Documented epistemic injustice and researcher vulnerability in hybrid academic environments.</text:p>
          </table:table-cell>
        </table:table-row>
        <table:table-row>
          <table:table-cell table:style-name="Table24.A1" office:value-type="string">
            <text:p text:style-name="P41">2020–2024</text:p>
          </table:table-cell>
          <table:table-cell table:style-name="Table24.A1" office:value-type="string">
            <text:p text:style-name="P41">FOSTREN COST Action</text:p>
          </table:table-cell>
          <table:table-cell table:style-name="Table24.A1" office:value-type="string">
            <text:p text:style-name="P41">Participated in coercion reduction initiatives and working groups via online and on-site events.</text:p>
          </table:table-cell>
        </table:table-row>
        <table:table-row>
          <table:table-cell table:style-name="Table24.A1" office:value-type="string">
            <text:p text:style-name="P41">2021–2025</text:p>
          </table:table-cell>
          <table:table-cell table:style-name="Table24.A1" office:value-type="string">
            <text:p text:style-name="P41">EU BEACON One Health Education COST Action</text:p>
          </table:table-cell>
          <table:table-cell table:style-name="Table24.A1" office:value-type="string">
            <text:p text:style-name="P41">Co-founded and led transdisciplinary network integrating policy, ethics, and open science in mental health.</text:p>
          </table:table-cell>
        </table:table-row>
        <table:table-row>
          <table:table-cell table:style-name="Table24.A1" office:value-type="string">
            <text:p text:style-name="P41">2025</text:p>
          </table:table-cell>
          <table:table-cell table:style-name="Table24.A1" office:value-type="string">
            <text:p text:style-name="P41">Visiting Scholar – Universitas Muhammadiyah Yogyakarta (UMY), Indonesia</text:p>
          </table:table-cell>
          <table:table-cell table:style-name="Table24.A1" office:value-type="string">
            <text:p text:style-name="P41">Conducted cross-cultural ethnography on pasung, taught mental health ethics, and maintained international digital communication.</text:p>
          </table:table-cell>
        </table:table-row>
      </table:table>
      <text:p text:style-name="P19"><text:span text:style-name="Strong_20_Emphasis"><text:span text:style-name="T63"/></text:span></text:p>
      <text:p text:style-name="P19"><text:span text:style-name="T22">The </text:span><text:span text:style-name="T54">i</text:span><text:span text:style-name="Strong_20_Emphasis"><text:span text:style-name="T63">n-person fieldwork engagements</text:span></text:span><text:span text:style-name="T22"> required direct, embodied presence within clinical, educational, or policy settings. In-person fieldwork continues to be central to medical and psychological anthropology, allowing deep contextual immersion and multisensory engagement (Ingold, 2014; Good, 1994). The researcher here engaged in formal training, observational practice, and symposium organization while documenting critical aspects of mental health reform, trauma, </text:span><text:soft-page-break/><text:span text:style-name="T22">and institutional violence. Such engagements allowed for the co-construction of meaning with stakeholders, active witnessing, and narrative co-production under challenging and often oppressive conditions.<text:line-break/><text:line-break/></text:span><text:span text:style-name="Strong_20_Emphasis"><text:span text:style-name="T63">In-person fieldwork engagements</text:span></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4">Date</text:p>
            </table:table-cell>
            <table:table-cell table:style-name="Table25.A1" office:value-type="string">
              <text:p text:style-name="P44">Activity</text:p>
            </table:table-cell>
            <table:table-cell table:style-name="Table25.A1" office:value-type="string">
              <text:p text:style-name="P44">Description</text:p>
            </table:table-cell>
          </table:table-row>
        </table:table-header-rows>
        <table:table-row>
          <table:table-cell table:style-name="Table25.A1" office:value-type="string">
            <text:p text:style-name="P41">Aug–Sep 2022</text:p>
          </table:table-cell>
          <table:table-cell table:style-name="Table25.A1" office:value-type="string">
            <text:p text:style-name="P41">Fieldwork in Trieste, Italy (WHO-recognized model)</text:p>
          </table:table-cell>
          <table:table-cell table:style-name="Table25.A1" office:value-type="string">
            <text:p text:style-name="P41">Immersive observation of community-based, non-coercive psychiatry.</text:p>
          </table:table-cell>
        </table:table-row>
        <table:table-row>
          <table:table-cell table:style-name="Table25.A1" office:value-type="string">
            <text:p text:style-name="P41">2021</text:p>
          </table:table-cell>
          <table:table-cell table:style-name="Table25.A1" office:value-type="string">
            <text:p text:style-name="P41">Teaching at University of Almería (Inclúyete Program)</text:p>
          </table:table-cell>
          <table:table-cell table:style-name="Table25.A1" office:value-type="string">
            <text:p text:style-name="P41">Dialogic pedagogy and mental health awareness in formal academic settings.</text:p>
          </table:table-cell>
        </table:table-row>
        <table:table-row>
          <table:table-cell table:style-name="Table25.A1" office:value-type="string">
            <text:p text:style-name="P41">2021</text:p>
          </table:table-cell>
          <table:table-cell table:style-name="Table25.A1" office:value-type="string">
            <text:p text:style-name="P41">Open Dialogue Training (Barcelona)</text:p>
          </table:table-cell>
          <table:table-cell table:style-name="Table25.A1" office:value-type="string">
            <text:p text:style-name="P41">Participatory coordination and observation of structural resistance within a public university.</text:p>
          </table:table-cell>
        </table:table-row>
        <table:table-row>
          <table:table-cell table:style-name="Table25.A1" office:value-type="string">
            <text:p text:style-name="P41">2021</text:p>
          </table:table-cell>
          <table:table-cell table:style-name="Table25.A1" office:value-type="string">
            <text:p text:style-name="P41">Open Dialogue National Conference Organization</text:p>
          </table:table-cell>
          <table:table-cell table:style-name="Table25.A1" office:value-type="string">
            <text:p text:style-name="P41">Organized and facilitated Spain’s main event promoting dialogic psychiatry.</text:p>
          </table:table-cell>
        </table:table-row>
        <table:table-row>
          <table:table-cell table:style-name="Table25.A1" office:value-type="string">
            <text:p text:style-name="P41">2022</text:p>
          </table:table-cell>
          <table:table-cell table:style-name="Table25.A1" office:value-type="string">
            <text:p text:style-name="P41">ISPS Conference Presentation</text:p>
          </table:table-cell>
          <table:table-cell table:style-name="Table25.A1" office:value-type="string">
            <text:p text:style-name="P41">Shared national data and professional resistance narratives in public academic forum.</text:p>
          </table:table-cell>
        </table:table-row>
        <table:table-row>
          <table:table-cell table:style-name="Table25.A1" office:value-type="string">
            <text:p text:style-name="P41">2023</text:p>
          </table:table-cell>
          <table:table-cell table:style-name="Table25.A1" office:value-type="string">
            <text:p text:style-name="P41">WPA Congress and Political Abuse Seminar Series</text:p>
          </table:table-cell>
          <table:table-cell table:style-name="Table25.A1" office:value-type="string">
            <text:p text:style-name="P41">Curated survivor narratives and presented findings on systemic psychiatric harm.</text:p>
          </table:table-cell>
        </table:table-row>
        <table:table-row>
          <table:table-cell table:style-name="Table25.A1" office:value-type="string">
            <text:p text:style-name="P41">Jan–Nov 2023</text:p>
          </table:table-cell>
          <table:table-cell table:style-name="Table25.A1" office:value-type="string">
            <text:p text:style-name="P41">Global Symposium on Political Abuse of Psychiatry</text:p>
          </table:table-cell>
          <table:table-cell table:style-name="Table25.A1" office:value-type="string">
            <text:p text:style-name="P41">Designed and coordinated a multi-format event exposing psychiatric repression.</text:p>
          </table:table-cell>
        </table:table-row>
      </table:table>
      <text:p text:style-name="P19"><text:span text:style-name="Strong_20_Emphasis"><text:span text:style-name="T63"/></text:span></text:p>
      <text:p text:style-name="P20"><text:span text:style-name="Strong_20_Emphasis"><text:span text:style-name="T63">The following subsections -2.3.1, 2.3.2, and 2.3.3- present a structured categorization of the researcher’s fieldwork activities, organized according to modality: digital-only, hybrid mixed digital and in-person, and exclusively in-person engagements. This tripartite division reflects the methodological adaptations necessitated by both the nature of the research contexts and the constraints imposed by global events such as the COVID-19 pandemic, institutional restrictions, and ongoing personal risk. Rather than grouping activities thematically or geographically, the selected approach prioritizes the mode of engagement as a core epistemological variable, shaping access, interaction, and observational depth (Lupton, 2020; Pink et al., 2016). This method aligns with contemporary anthropological and sociological standards recognizing digital ethnography, hybrid participation, and embodied field immersion as distinct, valid forms of knowledge production (Beaulieu, 2010; Horst &amp; Miller, 2012).</text:span></text:span></text:p>
      <text:p text:style-name="P45">Each section is structured using a consistent reporting template that enables comparative analysis and methodological transparency. This includes specifying dates, roles, objectives, documentation techniques, and measurable impact for each activity. Such systematic tabulation adheres to open science and research integrity principles, allowing external audit, replication where appropriate, and critical reflection on the positionality of the researcher (Fricker, 2007; Nind, 2017). Reporting the fieldwork in this manner also meets increasing demands in transdisciplinary health research to foreground not only the content of knowledge but also the conditions under which it is produced -particularly under structural duress, epistemic injustice, or personal vulnerability (Topór et al., 2020; Gill &amp; Donaghue, 2016). Ultimately, this methodology reinforces the rigor of scientific accountability in mental health research that incorporates lived experience, critical reflection, and field-based action.</text:p>
      <text:p text:style-name="P69"><text:span text:style-name="Strong_20_Emphasis"><text:span text:style-name="T66">2.3.1 Digital-only fieldwork engagements</text:span></text:span></text:p>
      <text:p text:style-name="P69"><text:soft-page-break/><text:span text:style-name="Strong_20_Emphasis"><text:span text:style-name="T66"><text:line-break/>The table above presents the core digital-only fieldwork engagements undertaken between 2020 and 2025, grounded in feminist and biocultural methodologies and executed under extreme constraints, including lockdown with abusers, lack of institutional support, and survival amidst systemic violence. Each row corresponds to an action-research initiative performed virtually due to pandemic conditions, parental care obligations, and international collaboration needs. Feminist epistemologies -especially those acknowledging the ethics of care (Tronto, 1993; Puig de la Bellacasa, 2017) -require full recognition that caregiving duties, structural violence, and embodied positionalities are not peripheral to scientific inquiry but foundational to its integrity.</text:span></text:span></text:p>
      <text:p text:style-name="P22"><text:span text:style-name="Strong_20_Emphasis"><text:span text:style-name="T66"><text:line-break/>Table. </text:span></text:span><text:span text:style-name="Strong_20_Emphasis"><text:span text:style-name="T72">Online </text:span></text:span><text:span text:style-name="Strong_20_Emphasis"><text:span text:style-name="T66">fieldwork engagements, general overview</text:span></text:span></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P8"><text:span text:style-name="Strong_20_Emphasis"><text:span text:style-name="T89">Activity</text:span></text:span></text:p>
            </table:table-cell>
            <table:table-cell table:style-name="Table26.A1" office:value-type="string">
              <text:p text:style-name="P8"><text:span text:style-name="Strong_20_Emphasis"><text:span text:style-name="T89">Description</text:span></text:span></text:p>
            </table:table-cell>
            <table:table-cell table:style-name="Table26.A1" office:value-type="string">
              <text:p text:style-name="P8"><text:span text:style-name="Strong_20_Emphasis"><text:span text:style-name="T89">Methodological Approach</text:span></text:span></text:p>
            </table:table-cell>
            <table:table-cell table:style-name="Table26.A1" office:value-type="string">
              <text:p text:style-name="P8"><text:span text:style-name="Strong_20_Emphasis"><text:span text:style-name="T89">Observed or Projected Impact</text:span></text:span></text:p>
            </table:table-cell>
          </table:table-row>
        </table:table-header-rows>
        <table:table-row>
          <table:table-cell table:style-name="Table26.A1" office:value-type="string">
            <text:p text:style-name="P53">ReMO COST Action – virtual ethnography</text:p>
          </table:table-cell>
          <table:table-cell table:style-name="Table26.A1" office:value-type="string">
            <text:p text:style-name="P61">Ongoing ethnographic mission to learn from, and help disseminate, the work of health and mental health expert systems developed, old and now</text:p>
          </table:table-cell>
          <table:table-cell table:style-name="Table26.A1" office:value-type="string">
            <text:p text:style-name="P60">Both literature review, and virtual ethnographic exploration of sources of knowledge in this area; interviews and presentations with experts</text:p>
          </table:table-cell>
          <table:table-cell table:style-name="Table26.A1" office:value-type="string">
            <text:p text:style-name="P60">This mission must inform the work on other projects, such as a tutor-carer developed under the auspice of EU BEACON, and the laying down of best practices in Youth DMH.</text:p>
          </table:table-cell>
        </table:table-row>
        <table:table-row>
          <table:table-cell table:style-name="Table26.A1" office:value-type="string">
            <text:p text:style-name="P53">CliMent COST Action (early phase)</text:p>
          </table:table-cell>
          <table:table-cell table:style-name="Table26.A1" office:value-type="string">
            <text:p text:style-name="P53">Contributed remotely to the scientific and ethical framing of clinical mental health reform in Europe. Participated in the review of initial protocols, theoretical frameworks, and agenda setting.</text:p>
          </table:table-cell>
          <table:table-cell table:style-name="Table26.A1" office:value-type="string">
            <text:p text:style-name="P55">Environmental, ecological approach. One Health applied to mental health. <text:span text:style-name="T90">Biophilia and the healing properties of natural environments, from a psychological, physiological and molecular level.</text:span></text:p>
          </table:table-cell>
          <table:table-cell table:style-name="Table26.A1" office:value-type="string">
            <text:p text:style-name="P53">Early shaping of new COST initiative focused on clinical ethics and rights-based mental health care; extended existing EU collaborations.</text:p>
          </table:table-cell>
        </table:table-row>
        <table:table-row>
          <table:table-cell table:style-name="Table26.A1" office:value-type="string">
            <text:p text:style-name="P53">Youth Digital Mental Health COST Action</text:p>
          </table:table-cell>
          <table:table-cell table:style-name="Table26.A1" office:value-type="string">
            <text:p text:style-name="P53">Participated in early working groups of new COST Action focused on digital prevention strategies in youth mental health. Supported framing of educational and civic resilience approaches.</text:p>
          </table:table-cell>
          <table:table-cell table:style-name="Table26.A1" office:value-type="string">
            <text:p text:style-name="P53">Digital fieldwork in education, co-design of youth-oriented prevention frameworks, interdisciplinary policy work. Emphasis on youth rights and the ethics of digital health surveillance.</text:p>
          </table:table-cell>
          <table:table-cell table:style-name="Table26.A1" office:value-type="string">
            <text:p text:style-name="P53">Expanded transdisciplinary work into youth mental health; aligned digital ethnographic findings with broader prevention-oriented systems design.</text:p>
          </table:table-cell>
        </table:table-row>
      </table:table>
      <text:p text:style-name="P21"><text:span text:style-name="Strong_20_Emphasis"><text:span text:style-name="T66"/></text:span></text:p>
      <text:p text:style-name="P3"><text:span text:style-name="T22">In this case, the impossibility of professional detachment served not as a limitation but as an epistemological lens. Methodological honesty demands situating the researcher's full living condition within the scientific narrative. Choosing coworking spaces, libraries, and late-night hours to protect one's children while building global mental health initiatives is not a footnote but the method itself. These digital engagements -far from secondary -were the only feasible mode of international knowledge production under violent constraint. Yet, they generated substantial impact: building networks, shaping policy, and feeding into supranational reforms. This relational labor, usually feminized and invisibilized, is here made central to the account of methods, in alignment with One Health principles that recognize the indivisibility of social, bodily, and ecological systems (Horton et al., 2014; WHO, 2021).<text:line-break/></text:span><text:soft-page-break/><text:span text:style-name="Strong_20_Emphasis"><text:span text:style-name="T63"><text:line-break/>Despite the breadth of engagement and innovation achieved through these digital fieldwork modalities, the methodological process was severely constrained by systemic violence and infrastructural neglect. The researcher endured prolonged institutional and domestic abuse, resulting not only in personal trauma but in the near-total loss of scientific documentation. All primary data not explicitly backed up -fieldnotes, email records, community archives, and virtual networks cultivated across years -were irreversibly destroyed due to financial precarity and lack of institutional support. The digital knowledge base constructed collaboratively with hundreds of professionals and survivors, many of whom were dependent on these connections for ongoing reform efforts, was dismantled through platform failures triggered by unpaid service thresholds, academic email inaccessibility, and storage limitations. These constraints were not accidental. They reflect broader epistemic injustices whereby those most exposed to violence, and most committed to structural improvement, are denied the tools and safeguards necessary to sustain their work (Fricker, 2007; Kidd et al., 2022). Participant action research rooted in the suffering and resistance of survivors -those often pathologized, discredited, or prematurely killed by systemic cruelty -depends on sustained technical and institutional care, not precarious self-sacrifice </text:span></text:span><text:span text:style-name="Strong_20_Emphasis"><text:span text:style-name="T67">and suffering</text:span></text:span><text:span text:style-name="Strong_20_Emphasis"><text:span text:style-name="T63">.</text:span></text:span></text:p>
      <text:p text:style-name="P45">The inability to maintain even a basic digital infrastructure -laptops, servers, stable cloud storage -while leading significant research actions illustrates the fragility of ethical science under coercive conditions. Only one physical folder containing essential documents was retained over the years of homelessness and persecution, surviving as the last material trace of hundreds of notebooks, datasets, collaborative outputs, and personal libraries erased by the conditions of abuse. This systemic failure not only disrupted academic continuity, but also harmed those depending on the researcher’s work to build safer, more compassionate services. The intellectual, emotional, and strategic labour invested by colleagues, survivors, and professionals within these networks was extinguished by an environment where survival itself was at stake, and no meaningful protection was offered. The repercussions of such destruction extend far beyond one researcher, reverberating across scientific and civic communities that relied on continuity and visibility to consolidate change (Moncrieff et al., 2022; WHO, 2021).</text:p>
      <text:p text:style-name="P45">Going forward, it is imperative that institutions adopt robust mechanisms for scientific protection, data redundancy, and emergency academic continuity plans -not just for reputational science, but for <text:span text:style-name="T91">any </text:span><text:span text:style-name="T92">and all </text:span>research that embodies the ethics of care, urgency, and transformation. <text:span text:style-name="T93">Everyone needs to be working safe, </text:span><text:span text:style-name="T94">in the field, the laboratories, the classrooms, the hospitals, </text:span><text:span text:style-name="T95">community </text:span><text:span text:style-name="T94">health centers, and elsewhere. <text:line-break/><text:line-break/></text:span>The EU BEACON One Health Education COST Action, to which this thesis contribute<text:span text:style-name="T96">d my work as founder, brining it up from scratch despite the harshness of violence</text:span>, aims to help catalyze this structural <text:span text:style-name="T97">and cultural </text:span>shift <text:span text:style-name="T98">from the educational school and families </text:span><text:span text:style-name="T99">with children </text:span><text:span text:style-name="T98">system up</text:span>. The researcher’s inability to establish protective organizations or institutional platforms during the period of distress speaks to the depth of the systemic abandonment and material sabotage endured. Nevertheless, the survival of this work, despite the overwhelming obstacles, stands as both scientific and moral testimony to what is possible when research is anchored in truth, justice, and the shared imperative to eliminate institutional harm. As long as the perpetrators -whether individual or institutional -do not succeed in extinguishing this trajectory, the collective transformation envisioned will remain viable, and every remaining opportunity will be used to <text:soft-page-break/>rebuild, reconnect, and continue. Scientific knowledge cannot remain in armchairs if it is to uphold its public and ethical mission (Tronto, 1993; Honneth, 2012; Horton et al., 2014).</text:p>
      <text:p text:style-name="P23"><text:span text:style-name="Strong_20_Emphasis"><text:span text:style-name="T63"><text:line-break/></text:span></text:span><text:span text:style-name="Strong_20_Emphasis"><text:span text:style-name="T77">Section 2.3.2 - </text:span></text:span><text:span text:style-name="Strong_20_Emphasis"><text:span text:style-name="T78">M</text:span></text:span><text:span text:style-name="Strong_20_Emphasis"><text:span text:style-name="T77">ixed fieldwork engagements</text:span></text:span></text:p>
      <text:p text:style-name="P3"><text:span text:style-name="T22">Unlike fully digital undertakings or traditional in-person ethnography, a significant part of this dissertation’s methodological architecture rests on mixed fieldwork engagements, combining remote participation with episodic physical presence when feasible. The engagements reported in this section, including sustained contributions to the ReMO and FOSTREN COST Actions, co-leadership of the EU BEACON One Health Education network, and the visiting scholarship at Universitas Muhammadiyah Yogyakarta (UMY), were undertaken during a period of acute personal duress and global constraint. The COVID-19 pandemic played a crucial role in shaping the hybrid nature of these engagements. Institutional infrastructures defaulted to digital spaces, and most collaborative work -both logistical and intellectual -was carried out online. Meetings were far and few in between, and physical participation, when possible, was limited by both public health restrictions and the author’s precarious situation, tied to caregiving obligations and the need to remain in a protective stance against recurrent domestic violence.<text:line-break/><text:line-break/><text:line-break/></text:span><text:span text:style-name="Strong_20_Emphasis"><text:span text:style-name="T22">Table. Mixed fieldwork engagements, general overview</text:span></text:span></text:p>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P44">Activity</text:p>
            </table:table-cell>
            <table:table-cell table:style-name="Table27.A1" office:value-type="string">
              <text:p text:style-name="P44">Description</text:p>
            </table:table-cell>
            <table:table-cell table:style-name="Table27.A1" office:value-type="string">
              <text:p text:style-name="P44">Methodological Approach</text:p>
            </table:table-cell>
            <table:table-cell table:style-name="Table27.A1" office:value-type="string">
              <text:p text:style-name="P44">Observed or Projected Impact</text:p>
            </table:table-cell>
          </table:table-row>
        </table:table-header-rows>
        <table:table-row>
          <table:table-cell table:style-name="Table27.A1" office:value-type="string">
            <text:p text:style-name="P53">Mad in America Global Network Liaison</text:p>
          </table:table-cell>
          <table:table-cell table:style-name="Table27.A1" office:value-type="string">
            <text:p text:style-name="P53">Coordinated international survivor-led psychiatry networks, supported comparative mapping of coercion, resilience, and reform efforts globally. Participated in virtual forums and advocacy panels.</text:p>
          </table:table-cell>
          <table:table-cell table:style-name="Table27.A1" office:value-type="string">
            <text:p text:style-name="P53">Digital ethnography, grounded theory, participant observation, document analysis. Feminist and decolonial epistemologies applied to survivor knowledge and transnational solidarity networks.</text:p>
          </table:table-cell>
          <table:table-cell table:style-name="Table27.A1" office:value-type="string">
            <text:p text:style-name="P53">Strengthened international comparative lens on psychiatric violence; integrated survivor expertise into scientific mapping; built solidarity-based epistemic community.</text:p>
          </table:table-cell>
        </table:table-row>
        <table:table-row>
          <table:table-cell table:style-name="Table27.A1" office:value-type="string">
            <text:p text:style-name="P53">Coordination of the Spanish Open Dialogue Network</text:p>
          </table:table-cell>
          <table:table-cell table:style-name="Table27.A1" office:value-type="string">
            <text:p text:style-name="P53">Built and sustained national network of Open Dialogue professionals. Co-developed ethical guidelines, supported interregional communication, created database of practitioners.</text:p>
          </table:table-cell>
          <table:table-cell table:style-name="Table27.A1" office:value-type="string">
            <text:p text:style-name="P53">Virtual coordination, collaborative ethnography, ethical design of clinical communication. Reflexive accountability applied to distributed reform movements.</text:p>
          </table:table-cell>
          <table:table-cell table:style-name="Table27.A1" office:value-type="string">
            <text:p text:style-name="P53">Enabled national community of practice; supported institutional attempts at Open Dialogue diffusion; built lasting archive of practitioner resistance to coercion.</text:p>
          </table:table-cell>
        </table:table-row>
        <table:table-row>
          <table:table-cell table:style-name="Table27.A1" office:value-type="string">
            <text:p text:style-name="P53">ReMO COST Action</text:p>
          </table:table-cell>
          <table:table-cell table:style-name="Table27.A1" office:value-type="string">
            <text:p text:style-name="P53">Engaged in the alleged Researcher Mental Health Observatory network to document structural risks, mental health inequalities, and epistemic injustice across European academia.</text:p>
          </table:table-cell>
          <table:table-cell table:style-name="Table27.A1" office:value-type="string">
            <text:p text:style-name="P53">Online plenary sessions, working group participation, institutional ethnography, digital memoing, consensus-building documents</text:p>
          </table:table-cell>
          <table:table-cell table:style-name="Table27.A1" office:value-type="string">
            <text:p text:style-name="P53">Influenced policy recommendations on researcher mental health, produced critical reflections on structural barriers to early-career well-being</text:p>
          </table:table-cell>
        </table:table-row>
        <table:table-row>
          <table:table-cell table:style-name="Table27.A1" office:value-type="string">
            <text:p text:style-name="P53">FOSTREN COST Action</text:p>
          </table:table-cell>
          <table:table-cell table:style-name="Table27.A1" office:value-type="string">
            <text:p text:style-name="P53">Supported European coordination to reduce coercion in mental health services; mapped <text:soft-page-break/>implementation fidelity, distortions of good practices, and resistance to non-coercive reform.</text:p>
          </table:table-cell>
          <table:table-cell table:style-name="Table27.A1" office:value-type="string">
            <text:p text:style-name="P53">Comparative case study methods, online collaboration, protocol analysis, document-<text:soft-page-break/>based observation</text:p>
          </table:table-cell>
          <table:table-cell table:style-name="Table27.A1" office:value-type="string">
            <text:p text:style-name="P53">Provided insights on national variability, risks of reform co-optation, and strengthened the theoretical <text:soft-page-break/>basis for anti-coercion clinical practices</text:p>
          </table:table-cell>
        </table:table-row>
        <table:table-row>
          <table:table-cell table:style-name="Table27.A1" office:value-type="string">
            <text:p text:style-name="P53">EU BEACON One Health Education COST Action</text:p>
          </table:table-cell>
          <table:table-cell table:style-name="Table27.A1" office:value-type="string">
            <text:p text:style-name="P53">Co-founded and directed dissemination for EU BEACON, integrating education, technology, and ethics for non-coercive mental health transformation across planetary and intergenerational dimensions.</text:p>
          </table:table-cell>
          <table:table-cell table:style-name="Table27.A1" office:value-type="string">
            <text:p text:style-name="P53">Hybrid field coordination, transdisciplinary task forces, digital ethnography, open science publication workflows</text:p>
          </table:table-cell>
          <table:table-cell table:style-name="Table27.A1" office:value-type="string">
            <text:p text:style-name="P53">Facilitated multi-country cooperation, produced open-access repositories, supported the conceptual and technological basis for One Health education in psychiatry</text:p>
          </table:table-cell>
        </table:table-row>
        <table:table-row>
          <table:table-cell table:style-name="Table27.A1" office:value-type="string">
            <text:p text:style-name="P53">Visiting Scholarship at Muhammadiyah University of Yogyakarta <text:line-break/><text:line-break/>(<text:span text:style-name="T100">Java, </text:span>Indonesia)</text:p>
          </table:table-cell>
          <table:table-cell table:style-name="Table27.A1" office:value-type="string">
            <text:p text:style-name="P53">Ethnographic and teaching stay in Universitas Muhammadiyah Yogyakarta, combining comparative study on pasung (coercion/confinement) with curriculum design and student engagement.</text:p>
          </table:table-cell>
          <table:table-cell table:style-name="Table27.A1" office:value-type="string">
            <text:p text:style-name="P53">Hybrid teaching-research model, cultural immersion, participant observation, oral history, trauma-informed interviews</text:p>
          </table:table-cell>
          <table:table-cell table:style-name="Table27.A1" office:value-type="string">
            <text:p text:style-name="P53">Contributed to transnational discourse on coercion, reinforced One Health and Islamic psychological approaches to dignity-based mental health reform in Southeast Asian contexts</text:p>
          </table:table-cell>
        </table:table-row>
      </table:table>
      <text:p text:style-name="P45"/>
      <text:p text:style-name="P45">The hybrid model enabled participation despite structural adversity, but it also exposed profound asymmetries in resource access and epistemic visibility. As Tronto (1993) and Honneth (2012) argue, the ethics of care and recognition must extend beyond rhetoric to material support. In practice, no logistical support was provided by the home institution for field mobility, coworking spaces, or access to technological equipment -forcing the researcher to pay out of pocket or rely on public libraries during homelessness and economic destitution. The acts of presence, both virtual and on-site, were sustained through resilience and necessity, not institutional facilitation. Still, these mixed engagements became vital loci for gathering insights into European psychiatry reform efforts, documenting internal contradictions, and participating in multi-stakeholder policy dialogues.</text:p>
      <text:p text:style-name="P45">In methodological terms, mixed engagement provided both richness and fragmentation. While digital ethnography (Pink et al., 2016) enabled documentation of live decision-making, consensus-building, and conflict management processes across institutional networks, the absence of sustained embodied presence constrained access to informal, unmediated dimensions of field interaction (Knorr-Cetina, 2001). Nonetheless, the hybrid format allowed triangulation of observations across formats and contexts, building a resilient methodological platform. The COST Action structure -requiring collaborative workplans, position papers, and multilateral engagement -also served as a structural frame to implement action-research principles within a semi-institutional format. Through these efforts, the thesis was able to interface with high-level reform initiatives and policy frameworks while remaining grounded in critical medical anthropology and lived experience perspectives (Fricker, 2007; Gill &amp; Donaghue, 2016).</text:p>
      <text:p text:style-name="P45"><text:soft-page-break/>This section follows the standardized methodological reporting structure introduced earlier, documenting each fieldwork strand across the dimensions of identity, method, ethics, and impact. The hybrid modality is neither a compromise nor a flaw -it is a reflection of contemporary conditions, where exclusionary systems force creativity, digital tools become sites of solidarity, and research under oppression adapts to survive. Each of the entries that follow was conducted not in ideal conditions, but under a praxis of persistence, care, and scientific accountability.</text:p>
      <text:p text:style-name="P45"/>
      <text:p text:style-name="P24"><text:span text:style-name="Strong_20_Emphasis"><text:span text:style-name="T63">2.3.</text:span></text:span><text:span text:style-name="Strong_20_Emphasis"><text:span text:style-name="T73">3 </text:span></text:span><text:span text:style-name="Strong_20_Emphasis"><text:span text:style-name="T63">- </text:span></text:span><text:span text:style-name="Strong_20_Emphasis"><text:span text:style-name="T73">In person</text:span></text:span><text:span text:style-name="Strong_20_Emphasis"><text:span text:style-name="T63"> </text:span></text:span><text:span text:style-name="Strong_20_Emphasis"><text:span text:style-name="T73">f</text:span></text:span><text:span text:style-name="Strong_20_Emphasis"><text:span text:style-name="T63">ieldwork </text:span></text:span><text:span text:style-name="Strong_20_Emphasis"><text:span text:style-name="T73">e</text:span></text:span><text:span text:style-name="Strong_20_Emphasis"><text:span text:style-name="T63">ngagements</text:span></text:span></text:p>
      <text:p text:style-name="P23"><text:span text:style-name="Strong_20_Emphasis"><text:span text:style-name="T63"/></text:span></text:p>
      <text:p text:style-name="P3"><text:span text:style-name="Strong_20_Emphasis"><text:span text:style-name="T22">Table. In-Person Fieldwork Activity: Activity, Description, Methodological Approach, and Impact</text:span></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8"><text:span text:style-name="Strong_20_Emphasis"><text:span text:style-name="T89">Description</text:span></text:span></text:p>
            </table:table-cell>
            <table:table-cell table:style-name="Table28.A1" office:value-type="string">
              <text:p text:style-name="P8"><text:span text:style-name="Strong_20_Emphasis"><text:span text:style-name="T89">Methodological Approach</text:span></text:span></text:p>
            </table:table-cell>
            <table:table-cell table:style-name="Table28.A1" office:value-type="string">
              <text:p text:style-name="P8"><text:span text:style-name="Strong_20_Emphasis"><text:span text:style-name="T89">Observed or Projected Impact</text:span></text:span></text:p>
            </table:table-cell>
          </table:table-row>
        </table:table-header-rows>
        <table:table-row>
          <table:table-cell table:style-name="Table28.A1" office:value-type="string">
            <text:p text:style-name="P53">On-site research at the WHO-recognized community psychiatry model. Full-time presence in mental health centers, residential facilities, and emergency care units.</text:p>
          </table:table-cell>
          <table:table-cell table:style-name="Table28.A1" office:value-type="string">
            <text:p text:style-name="P53">Immersive participant observation, informal ethnographic interviewing, process tracing, and narrative documentation.</text:p>
          </table:table-cell>
          <table:table-cell table:style-name="Table28.A1" office:value-type="string">
            <text:p text:style-name="P53">Offered in-depth empirical evidence on non-coercive psychiatric practice, institutional dignity, and the socio-political limits of reform sustainability.</text:p>
          </table:table-cell>
        </table:table-row>
      </table:table>
      <text:p text:style-name="P23"><text:span text:style-name="Strong_20_Emphasis"><text:span text:style-name="T63"/></text:span></text:p>
      <text:p text:style-name="P25"><text:span text:style-name="Strong_20_Emphasis"><text:span text:style-name="T63">2.4 </text:span></text:span><text:span text:style-name="Strong_20_Emphasis"><text:span text:style-name="T71">C</text:span></text:span><text:span text:style-name="Strong_20_Emphasis"><text:span text:style-name="T63">onferences, seminars, and symposium-based methods</text:span></text:span></text:p>
      <text:p text:style-name="P25"><text:span text:style-name="Strong_20_Emphasis"><text:span text:style-name="T63">The use of academic and professional events -conferences, seminars, and symposiums -as a methodological component of this dissertation is grounded in the principles of action-research, epistemic engagement, and emancipatory pedagogy. These spaces offered not only opportunities for knowledge dissemination but also served as arenas for participatory validation, horizontal critique, and exposure of systemic tensions within the psychiatric field. Participation was selective, constrained by structural violence and economic precarity, but maximized for strategic relevance. Most events were attended remotely due to financial restrictions, institutional abandonment, and the obligations of care and survival in an abusive context. When possible, presence was asserted despite the impossibility of preparation under dignified conditions, often immediately following episodes of medical harm, including poisoning and beatings that went unacknowledged or were actively concealed by professionals responsible for safeguarding.</text:span></text:span></text:p>
      <text:p text:style-name="P45">Attending such events thus became both an act of methodological rigor and civil disobedience. The pain of listening to self-proclaimed experts -some defenders of coercive practice, others complicit through silence -was rendered more acute by the contradiction between their privileged discourses and the reality of daily criminal abuse endured by this researcher. This epistemic and affective dissonance marks a core feature of this methodology: the conscious refusal to dissociate scientific observation from ethical accountability. The emotional labor involved in confronting these contradictions was substantial, but not ancillary. It was the method. As feminist and decolonial thinkers have long emphasized, the researcher’s body is both a site of data and a vehicle of resistance (Haraway, 1988; Harding, 1993; Collins, 2000). What is witnessed, endured, and contested during such events cannot be abstracted from the epistemological process without reproducing the very violence this dissertation aims to expose and undo.</text:p>
      <text:p text:style-name="P45"><text:soft-page-break/>The conferences included in this methodological strategy range from the ISPS international meeting to WPA-sponsored congresses and survivor-led events. Each venue contributed to the articulation of resistance, identification of allies, and gathering of situated knowledge. Dialogues, presentations, and confrontations were documented through reflexive fieldnotes and memos, later analyzed in terms of alignment with international human rights standards and scientific rigor. Not all spaces were safe, and many reproduced the patterns of structural exclusion and symbolic violence characteristic of mainstream psychiatry (Rose &amp; Abi-Rached, 2013; Newnes, 2021). Yet, within them, critical narratives circulated, and the researcher’s testimony was not merely tolerated but welcomed in some cases -particularly in survivor-led and ethically attuned contexts. The discrepancy between these spaces speaks volumes about the state of the field and the urgent need for structural reform.</text:p>
      <text:p text:style-name="P45">This dissertation therefore treats conference participation not as ancillary dissemination but as a core method: a form of political witnessing, boundary-work, and translational science that links micro-ethnography with macro-structural diagnosis (Gieryn, 1999; Hacking, 1999). It is a laboratory of discourse, where language, silence, posture, and alignment reveal the deeper architectures of professional complicity and emancipation alike. Speaking truth under threat, while recovering from torture, is not an exaggeration of positionality -it is the scientific condition from which this field of inquiry must be reconstituted. These events made visible the paradigm shift underway: from paternalism and clinical supremacy to models of shared decision-making, personhood, and community-based recovery (Topor et al., 2020; von Peter et al., 2019; WHO, 2021). The contrast between those clinging to obsolete dogmas and those charting emancipatory paths is not merely rhetorical; it is the terrain on which future lives will be lost or protected.</text:p>
      <text:p text:style-name="P45">The method, then, is exposure -to hostile discourses, ethical bankruptcy, and ongoing harm -but also to solidarity, co-resistance, and cognitive justice. It is in this tension that truth emerges, not as an abstract property, but as a product of struggle, validation, and situated responsibility. As the fieldwork reveals, systemic change does not emerge from passive publication but from embodied articulation, dialogical encounter, and the radical honesty of those whose survival itself is methodological resistance (Fricker, 2007; Tronto, 1993; Moncrieff et al., 2010).</text:p>
      <text:p text:style-name="P26"><text:span text:style-name="Strong_20_Emphasis"><text:span text:style-name="T63">2.5 </text:span></text:span><text:span text:style-name="Strong_20_Emphasis"><text:span text:style-name="T71">T</text:span></text:span><text:span text:style-name="Strong_20_Emphasis"><text:span text:style-name="T63">eaching as action-research and curriculum co-production</text:span></text:span></text:p>
      <text:p text:style-name="P26"><text:span text:style-name="Strong_20_Emphasis"><text:span text:style-name="T63">The integration of teaching within this dissertation is not incidental but forms an essential component of its methodological framework. From the standpoint of action-research, teaching is itself a site of inquiry and intervention, where knowledge is not merely transmitted but co-constructed in dialogue with learners, colleagues, and institutional structures (Kemmis et al., 2014). The engagements described here unfolded under precarious conditions -marked by profound institutional betrayal, near-fatal poisoning, and the systematic degradation of the author’s physical and professional capacities -Yet, they signified a pivotal recovery and the reclamation of voice, knowledge, and transformative potential. From being unable to speak or write, to guiding mental health education in universities and scientific networks, this pedagogical journey constitutes both an embodied method and a political act of resistance and reconstitution.</text:span></text:span></text:p>
      <text:p text:style-name="P45">Teaching took multiple forms, including guest lecturing, formal curriculum development, participation in pedagogical collectives, and the creation of open-access resources. These activities were both necessity and strategy: necessary for implementing the research’s theoretical contributions into practice; strategic for securing a viable professional pathway post-PhD, especially <text:soft-page-break/>given the systemic marginalization of critical researchers within conventional career structures. Action-research methodology prescribes iterative reflection, situated learning, and systemic feedback loops (Stringer, 2014). Teaching allowed this process to materialize, not as abstraction, but as dialogic transformation. Students became both recipients and co-analysts of emergent knowledge; institutions became testbeds for epistemic reform; classrooms became platforms for validating survivor knowledge, integrating trauma-informed pedagogy, and operationalizing One Health principles in psychiatric education (Davies et al., 2021).</text:p>
      <text:p text:style-name="P45">This methodological layer is grounded in a biocultural pedagogy that links molecular neurodevelopment with social determinants, ethical formation, and institutional behavior (Kohrt &amp; Mendenhall, 2015). To teach under these premises required not only scientific rigor, but also radical clarity about the structural violence that shapes both clinical and academic environments. The author’s lived experience -of systemic torture, forced silencing, and coercive medicalization -was not hidden in these teaching engagements. It was presented analytically, with evidence, as part of an open learning strategy that dismantles epistemic hierarchies and reconfigures the authority of knowledge from credentials alone to lived epistemologies and co-produced insights (Collins, 2000; Fricker, 2007; Cresswell &amp; Spandler, 2013).</text:p>
      <text:p text:style-name="P70">Initial engagement with the American Anthropological Association’s Medical Anthropology Health Professional Education interest group laid the groundwork for future licensing pathways for trainers and course participants, enabling the broader dissemination of best practices in open, rights-based education. Parallel participation in the EU AURORA excellence alliance, particularly through the Health Working Group, advanced the integration of shared microcredentialing across member institutions and allies. These efforts converge around a transformative pedagogical vision: to embed health education within the Sustainable Development Goals, One Health frameworks, and citizen science initiatives, ensuring accessibility not only for recognized citizens but for stateless populations and structurally excluded communities. This vision actively informs the development of open-access educational resources—MOOCs, COIL exchanges, and open courseware—licensed to guarantee global reach and long-term sustainability. Teaching is not merely a professional aspiration but an ethical imperative: to serve, as soon as the doctoral defense is completed, as a professor of global mental health and medical anthropology in the full sense—one committed to restoring human sanity, not defined by corrupted norms but by dignity, protection, and care. This trajectory has unfolded in the face of sustained personal and institutional threats, with earlier action-research roles within initiatives such as ICAM, MELISSA, and biocultural medical education in engineering environments cut short by structural violence. The methodological foundation I have built—and continue to refine—is both a survival strategy and a mandate. It affirms the right of all, especially the most stigmatized, to safety, education, and scientific participation. In a world that trains its institutions to abandon, shame, or destroy entire populations—among them, survivors, single mothers, displaced children, and racialized bodies—this work insists on another definition of sanity: one rooted in collective ethics, not institutional corruption.</text:p>
      <text:p text:style-name="P70">The 1st International Conference of Aerospace Medicine (ICAM 2022), held in Paris from September 22–24, 2022, alongside the European Space Agency’s MELiSSA Conference, represented not only milestones in space health research but critical junctions for my own academic and professional trajectory. My research group—comprising collaborators from the Aerospace Medical Student and Resident Organization (AMSRO), the Aerospace Medical Association (AsMA), and the Space Generation Advisory Council—had posters and presentations accepted at <text:soft-page-break/>both events, reflecting our commitment to advancing sustainable, bioculturally aware life-support systems and trauma-informed care models applicable both in space and on Earth. However, due to the escalating violence, psychological torture, and systemic abuses endured during that period, I was forced to withdraw from participation. This loss, both personal and collective, symbolized a deeper rupture: the interruption of some of the most promising trajectories for humanity, at a time when integration of cutting-edge knowledge into health, education, and civic life is not only possible but urgently needed. Space medicine, and initiatives like MELiSSA, offer critical insights into how humans can thrive under extreme conditions, maintain cognitive and emotional balance, and develop resource-efficient systems that protect life. These lessons should be guiding how we educate, organize, and reform our societies. Tragically, the very technological and scientific gains meant to support human flourishing are too often weaponized or misused, while those most engaged in their ethical advancement are silenced or harmed. Despite this, the vision continues through actions like EU BEACON: initially born from the aspiration to translate aerospace and planetary health breakthroughs into equitable systems of care, the action now focuses on education in One Health for schoolchildren, supported by new digital and open-source technologies. This work is building a new way of learning, planning, and caring—globally interconnected, ethically grounded, and oriented toward peace, not conflict. Toward lives that are long, dignified, and meaningful—not lives spent enduring suffering that could and should have been prevented. We persist, not out of utopian idealism, but from a grounded understanding of what is both necessary and scientifically feasible.</text:p>
      <text:p text:style-name="P65">This approach aligns with the ethics of Open Science and public mental health: all materials produced <text:span text:style-name="T109">have been and are </text:span>designed for dissemination beyond the classroom, through the open knowledge base of EU BEACON and its dissemination platforms, which the author coordinates, <text:span text:style-name="T109">as well as other platform and its own open science notebook</text:span>. With over 20,000 subscribers and readers, the dissemination role is not merely administrative but epistemological: it affirms that education, communication, and structural reform must be unified processes, conducted in public, accountable to the most harmed, and grounded in science that serves dignity, survival, and transformation (Nowotny et al., 2001; WHO, 2021). In this role, the researcher developed pedagogical content on neurodevelopment, social determinants, and ethical psychiatry for undergraduate and graduate levels, while supporting curriculum transformation at partner institutions. Teaching thus enabled <text:span text:style-name="T110">and enables </text:span>the research to become action <text:span text:style-name="T110">as well</text:span>, the theory to be tested through interaction, and the methods to be replicated and refined in real time. It marked the transition from wounded subject to critical professor-in-training, reclaiming public space and professional legitimacy through the very act of education. As Freire (1970) posited, education is never neutral: it either reinforces oppression or facilitates liberation. This dissertation embodies the latter, using teaching as method, platform, and strategy to ensure that those who have been broken by the system may one day lead it toward justice.</text:p>
      <text:p text:style-name="P65"/>
      <text:p text:style-name="P27"><text:span text:style-name="Strong_20_Emphasis"><text:span text:style-name="T63">2.6 </text:span></text:span><text:span text:style-name="Strong_20_Emphasis"><text:span text:style-name="T71">P</text:span></text:span><text:span text:style-name="Strong_20_Emphasis"><text:span text:style-name="T63">olicy engagement, </text:span></text:span><text:span text:style-name="Strong_20_Emphasis"><text:span text:style-name="T71">public </text:span></text:span><text:span text:style-name="Strong_20_Emphasis"><text:span text:style-name="T63">scientific contribution to institutional change</text:span></text:span></text:p>
      <text:p text:style-name="P27"><text:span text:style-name="Strong_20_Emphasis"><text:span text:style-name="T63"/></text:span></text:p>
      <text:p text:style-name="P27"><text:span text:style-name="Strong_20_Emphasis"><text:span text:style-name="T63">In an act that </text:span></text:span><text:span text:style-name="Strong_20_Emphasis"><text:span text:style-name="T68">is</text:span></text:span><text:span text:style-name="Strong_20_Emphasis"><text:span text:style-name="T63"> indistinguishable from political persecution in authoritarian regimes, the police in Sweden treated the hosting of a scientific symposium -featuring internationally recognized experts exposing torture, extrajudicial psychiatry, and forced organ extraction -as a potentially criminal </text:span></text:span><text:soft-page-break/><text:span text:style-name="Strong_20_Emphasis"><text:span text:style-name="T63">activity. Rather than safeguarding academic freedom, the Swedish authorities’ response mimicked the logic of the People's Republic of China: classifying critical research and human rights reporting as subversion. The implications of this alignment go far beyond personal retaliation -they mark the dangerous transnational enforcement of authoritarian epistemologies by democratic institutions (Fricker, 2007; Scheinin, 2022). That the legal apparatus in an EU member state could distort the law to this extent -defining scientific inquiry as deviance, undermining whistleblowers, and sustaining networks of family-based, institutional, and state-level abuse, </text:span></text:span><text:span text:style-name="Strong_20_Emphasis"><text:span text:style-name="T68">ignoring all reports, and protecting the abusers instead while destroying a career, a family, exposing children to further harm </text:span></text:span><text:span text:style-name="Strong_20_Emphasis"><text:span text:style-name="T69">under alleged protection, shielding the criminals and disallowing other forces and professional services to even check their well-being</text:span></text:span><text:span text:style-name="Strong_20_Emphasis"><text:span text:style-name="T63"> -amounts not simply to malpractice, but to a systematic betrayal of democratic principles. These actions, and the prolonged refusal to rectify them, constitute an institutional pattern of epistemic and political violence against the very individuals upholding the values and responsibilities that define civic life and professional duty (Méndez, 2013; Nowak, 2019; UN OHCHR, 2020).</text:span></text:span></text:p>
      <text:p text:style-name="P45">What has unfolded since that turning point is a continuum of domestic and public destruction. The complicity of law enforcement and social services -acting in lockstep with family abusers, silencing dissent, denying protection -demonstrates how informal networks of repression thrive when formal oversight collapses. This failure is not merely a bureaucratic oversight, nor can it be excused by fear or capacity constraints. These actors have acted with clarity and determination to destroy the lives of those who speak truth under duress. Their actions -backed by institutional cowardice or opportunism -have destroyed families, separated children, and erased professional careers. They have protected the guilty and punished the witnesses, all while enabling foreign logics of repression to corrupt our internal norms. In doing so, they have abandoned the very mandate that grants them legitimacy: to uphold law, protect human rights, and ensure the integrity of public service (Flynn et al., 2021; Gill &amp; Donaghue, 2016; PEN International, 2021).</text:p>
      <text:p text:style-name="P45">The urgency of our work cannot be overstated. Millions of lives are at stake -not metaphorically, but literally -when institutional truth-tellers, health defenders, and scientists are systematically discredited, silenced, or killed. The betrayal of democracy by democratic institutions, the alignment of legal systems with regimes of violence, and the distortion of science into compliance are now global syndemics requiring coordinated resistance. The murders of scientists, journalists, and professionals for doing their work -legally and ethically -is not a statistical anomaly; it is the emergent pattern of a global decay (Chomsky, 2017; Singer et al., 2020). Against this tide, we are building a global network -thousands strong and growing -through the EU BEACON action and its international allies. One Health is not a slogan. It is an existential necessity. No state, failed or functional, can afford to ignore it. In fact, it is often the rogue states -where citizens suffer the most -that require our science, care, and solidarity the most. Our collective duty now is to ensure that justice, education, and scientific truth are never again treated as threats, but as the most urgent forms of defense we have left.</text:p>
      <text:p text:style-name="P27"><text:span text:style-name="Strong_20_Emphasis"><text:span text:style-name="T63"><text:line-break/>2.7 </text:span></text:span><text:span text:style-name="Strong_20_Emphasis"><text:span text:style-name="T71">O</text:span></text:span><text:span text:style-name="Strong_20_Emphasis"><text:span text:style-name="T63">pen </text:span></text:span><text:span text:style-name="Strong_20_Emphasis"><text:span text:style-name="T71">methods</text:span></text:span><text:span text:style-name="Strong_20_Emphasis"><text:span text:style-name="T63">, </text:span></text:span><text:span text:style-name="Strong_20_Emphasis"><text:span text:style-name="T71">knowledge bases, </text:span></text:span><text:span text:style-name="Strong_20_Emphasis"><text:span text:style-name="T63">justice, </text:span></text:span><text:span text:style-name="Strong_20_Emphasis"><text:span text:style-name="T74">dissemination, </text:span></text:span><text:span text:style-name="Strong_20_Emphasis"><text:span text:style-name="T63">engagement </text:span></text:span><text:span text:style-name="Strong_20_Emphasis"><text:span text:style-name="T75">and exploitation</text:span></text:span></text:p>
      <text:p text:style-name="P36">The integrity of scientific inquiry, particularly in the domains of psychiatry, public health, and medical anthropology, requires a steadfast commitment to open science principles. In the present doctoral project, open methods were not a peripheral addition, but a structural axis through which epistemic justice, democratic accountability, and knowledge sustainability were pursued under the <text:soft-page-break/>harshest conditions of violence, precarity, and systemic abandonment. From the earliest stages of this research, transparency in methodology and dissemination served as not only a scientific standard, but an ethical imperative. Open access fieldwork notebooks, collaborative platforms, and public engagement infrastructures were deployed to invite collective scrutiny, foster distributed ownership, and safeguard the reality of the harms reported -precisely when institutional denial and epistemic injustice were the norm, not the exception (Fricker, 2007; Elliot et al., 2017; Tennant et al., 2019).</text:p>
      <text:p text:style-name="P45">In parallel, this approach confronted violent opposition. The very act of reporting -through calls for participation, open posting of methods and observations, and peer engagement -was met with coercion and intimidation. The abusers, some with institutional protection and others embedded in kinship systems or state-supported networks, repeatedly demanded the removal of posts and threatened retaliation, both directly and through legal proxies. At the height of threats against the life and safety of the researcher's children and beloved ones, the demand was not for dialogue, but for erasure. The silencing of evidence, a core mechanism of authoritarian governance and institutional cowardice, reemerged in academic and civic spaces where transparency and protection should have prevailed. These are not isolated events but part of a broader pattern in which survivor-led research and action-based inquiry are undermined by weak ethical enforcement, professional betrayal, and moral complicity from peers who choose comfort over courage (Medvecky &amp; Leach, 2017; Cummings, 2020).</text:p>
      <text:p text:style-name="P45">Rather than receive support from colleagues within institutions allegedly committed to scientific progress and human rights, many fled or disengaged at the first sign of controversy. Some played roles as performative allies, interested in the optics of solidarity without accepting the responsibilities it entails. Others simply turned away, invoking professionalism or neutrality while refusing even to verify facts or stand by foundational principles of care, dignity, and truth. This cowardice -amplified by the prestige economy and peer review systems hostile to dissent -exposes an institutionalized culture of avoidance and passivity that enables abuse through omission. It is not a matter of moral weakness alone, but of structural immaturity, in which people ascend to positions of influence without the requisite ethical formation, resilience, or historical understanding to exercise those roles meaningfully (Milan &amp; Treré, 2019; Gill &amp; Donaghue, 2016).</text:p>
      <text:p text:style-name="P45">Such dynamics mirror the larger failure of global political systems, where state-backed actors, rogue regimes, and organized crime syndicates exploit opacity, fear, and disinformation to enforce silence and control. Science, journalism, and civic reporting are increasingly targeted as subversive acts -rendered punishable by administrative sanctions, institutional retaliation, or direct threats to life. The consequences of such normalization are catastrophic. They corrode the pillars of democratic society, escalate ecocide, genocide, and sociopolitical collapse, and leave the global community paralyzed in the face of accelerating thresholds in climate, health, and social cohesion (IPBES, 2019; Horton et al., 2014; Amnesty International, 2021). In such a context, open science is not merely a scholarly ideal -it is a defensive infrastructure for survival. The ability to document, share, verify, and act upon knowledge is what allows reality to be negotiated collectively, and for the truth to be protected from weaponized lies and denial (Fecher &amp; Friesike, 2014; Bezuidenhout et al., 2017).</text:p>
      <text:p text:style-name="P45">The present thesis, therefore, frames dissemination and exploitation not as academic requirements, but as existential imperatives. The maintenance of open digital infrastructures -despite financial ruin, institutional non-support, and active obstruction -represents a commitment to a future where <text:soft-page-break/>research does not disappear under duress, where science is not the exclusive domain of the powerful, and where the most affected are not once more erased. Calls for participation were posted openly; methods were documented in real time; feedback was invited, and networks were built from below, drawing on the shared suffering and determination of those long excluded from the academic and clinical mainstream. This form of reporting honors the sacrifices made by the researcher and their collaborators, by colleagues who risked their own standing to support, and by the many whose lives were prematurely lost due to the systems this work seeks to transform (de Sousa Santos, 2018; Campbell &amp; Burgess, 2012).</text:p>
      <text:p text:style-name="P45">In conclusion, this dissertation reaffirms that open science is not neutral. It is political, ethical, and structural. It calls for a world where institutional cowardice, professional betrayal, and authoritarian suppression cannot so easily prevail. Where reporting is protected, where transparency is enforced, where scientific truth serves as a force for justice. And where the refusal to speak up, to act, or to defend the abused is not only called out, but held accountable -as we move toward a system that values life, dignity, and the future of all.</text:p>
      <text:p text:style-name="P45">Across the documented fieldwork and interdisciplinary analysis of this dissertation, a deeply rooted pattern emerges in how legal and health systems not only fail to respond to individuals in states of distress or medical crisis but actively convert these moments into long-term vulnerabilities. Methodologically, the system is built on an inversion of the therapeutic principle: instead of moving individuals from illness to health, it transforms temporary suffering or institutional betrayal into chronic pathology, in need of control, isolation, or degradation (Rose, 2006; Foucault, 1973). This is not merely a failure of service delivery, but an inherited epistemology and operational code drawn from eugenic, carceral, and colonial precedents (Gori &amp; Beneduce, 2017; Sisti et al., 2015).</text:p>
      <text:p text:style-name="P45">In modern psychiatric and legal systems, particularly in Western democracies claiming to uphold human rights, methods of care are misused as tools of subjugation. Individuals labeled as mentally ill -especially those whose suffering is connected to abuse, violence, or systemic injustice -are not offered empowerment or restoration. Instead, they are subjected to surveillance, over-medication, isolation, or structural abandonment. The system treats their condition not as a legitimate human response to trauma but as a defect in need of containment. The medical file becomes the new scarlet letter: branding the individual with chronicity, unreliability, and professional exclusion (Metzl, 2010; Fricker, 2007).</text:p>
      <text:p text:style-name="P45">The counter-methodologies deployed by these institutions are often disguised as safeguards -diagnostic tools, risk assessments, treatment guidelines -but serve to recode vulnerability as disorder, dissent as pathology, and structural failure as personal dysfunction. As in historical eugenics, the root assumption is the unfitness of the subject: no longer marked for sterilization or asylum, but now for permanent social disqualification through algorithmic profiling, pseudoscientific risk modeling, or legal guardianship structures that deny the capacity for self-determination (Wang &amp; Fawcett, 2023; Council of Europe, 2023).</text:p>
      <text:p text:style-name="P45">This is where the One Health Education methodology must intervene -not as a metaphor or institutional label, but as a realignment of the core pedagogical and clinical principles guiding our public systems. One Health, in its true biocultural and structural application, rejects the artificial split between human suffering and ecological, educational, economic, and systemic wellbeing (Zinsstag et al., 2021). It insists that when the most abused, beaten, and silenced are left unprotected <text:soft-page-break/>-when their scars are medicalized instead of repaired -then it is not only the individual who is poisoned, but the very well from which society draws its legitimacy, labor, future.</text:p>
      <text:p text:style-name="P45">Educational systems must teach, from the root, that vulnerability is a social responsibility, not a personal failing. Systems must be structured to recover, document, and repair what violence has torn apart -not to erase and render indistinct through bureaucratic language and denial. This dissertation proposes the One Health method not merely as content to teach, but as the form of teaching itself: radically inclusive, trauma-informed, structurally grounded, and ethically absolute. A system that fails to protect, that targets whistleblowers, that renders illness permanent through its negligence or intentional sabotage, is not flawed -it is functioning precisely as designed under a regime of denial and systemic reproduction of inequality (Campbell &amp; Burgess, 2012; WHO, 2021; Horton et al., 2014).</text:p>
      <text:p text:style-name="P45">Let us name the system not as malfunctioning, but as a methodologically consistent apparatus of silencing, historically traceable and legally unjustifiable. Let us recognize that the task of the researcher is not to adapt to this structure, but to overturn it with rigorous science, full transparency, and moral clarity.</text:p>
      <text:h text:style-name="P40" text:outline-level="3">Table: Institutional counter-methods masked as care</text:h>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54">Systemic Action</text:p>
            </table:table-cell>
            <table:table-cell table:style-name="Table29.A1" office:value-type="string">
              <text:p text:style-name="P54">Method Employed</text:p>
            </table:table-cell>
            <table:table-cell table:style-name="Table29.A1" office:value-type="string">
              <text:p text:style-name="P54">Masked Justification</text:p>
            </table:table-cell>
            <table:table-cell table:style-name="Table29.A1" office:value-type="string">
              <text:p text:style-name="P54">Real Function</text:p>
            </table:table-cell>
            <table:table-cell table:style-name="Table29.A1" office:value-type="string">
              <text:p text:style-name="P54">Structural Consequence</text:p>
            </table:table-cell>
          </table:table-row>
        </table:table-header-rows>
        <table:table-row>
          <table:table-cell table:style-name="Table29.A1" office:value-type="string">
            <text:p text:style-name="P53">Medicalization of trauma</text:p>
          </table:table-cell>
          <table:table-cell table:style-name="Table29.A1" office:value-type="string">
            <text:p text:style-name="P53">Diagnostic labeling without trauma history inclusion</text:p>
          </table:table-cell>
          <table:table-cell table:style-name="Table29.A1" office:value-type="string">
            <text:p text:style-name="P53">Alleged evidence-based classification</text:p>
          </table:table-cell>
          <table:table-cell table:style-name="Table29.A1" office:value-type="string">
            <text:p text:style-name="P53">Deflection from institutional abuse</text:p>
          </table:table-cell>
          <table:table-cell table:style-name="Table29.A1" office:value-type="string">
            <text:p text:style-name="P53">Chronic invalidation and social exclusion</text:p>
          </table:table-cell>
        </table:table-row>
        <table:table-row>
          <table:table-cell table:style-name="Table29.A1" office:value-type="string">
            <text:p text:style-name="P53">Destruction or withholding of records</text:p>
          </table:table-cell>
          <table:table-cell table:style-name="Table29.A1" office:value-type="string">
            <text:p text:style-name="P53">Blocking or erasing access to medical, legal, or academic files</text:p>
          </table:table-cell>
          <table:table-cell table:style-name="Table29.A1" office:value-type="string">
            <text:p text:style-name="P53">Alleged privacy, alleged security, or alleged clinical discretion</text:p>
          </table:table-cell>
          <table:table-cell table:style-name="Table29.A1" office:value-type="string">
            <text:p text:style-name="P53">Disempowerment and epistemic erasure</text:p>
          </table:table-cell>
          <table:table-cell table:style-name="Table29.A1" office:value-type="string">
            <text:p text:style-name="P53">Denial of redress, legal defense, and scientific reporting</text:p>
          </table:table-cell>
        </table:table-row>
        <table:table-row>
          <table:table-cell table:style-name="Table29.A1" office:value-type="string">
            <text:p text:style-name="P53">Algorithmic profiling and flagging</text:p>
          </table:table-cell>
          <table:table-cell table:style-name="Table29.A1" office:value-type="string">
            <text:p text:style-name="P53">Predictive policing, alleged risk assessment, or psychiatric flags in systems</text:p>
          </table:table-cell>
          <table:table-cell table:style-name="Table29.A1" office:value-type="string">
            <text:p text:style-name="P53">Alleged preventive care</text:p>
          </table:table-cell>
          <table:table-cell table:style-name="Table29.A1" office:value-type="string">
            <text:p text:style-name="P53">Control of population labeled as dangerous</text:p>
          </table:table-cell>
          <table:table-cell table:style-name="Table29.A1" office:value-type="string">
            <text:p text:style-name="P53">Entrenchment of racialized, class-based, or gendered violence</text:p>
          </table:table-cell>
        </table:table-row>
        <table:table-row>
          <table:table-cell table:style-name="Table29.A1" office:value-type="string">
            <text:p text:style-name="P53">Coercive or involuntary treatment</text:p>
          </table:table-cell>
          <table:table-cell table:style-name="Table29.A1" office:value-type="string">
            <text:p text:style-name="P53">Forced drugging, institutionalization, guardianship</text:p>
          </table:table-cell>
          <table:table-cell table:style-name="Table29.A1" office:value-type="string">
            <text:p text:style-name="P53">Alleged lack of insight, alleged duty of care</text:p>
          </table:table-cell>
          <table:table-cell table:style-name="Table29.A1" office:value-type="string">
            <text:p text:style-name="P53">Enforcement of state power over bodily autonomy</text:p>
          </table:table-cell>
          <table:table-cell table:style-name="Table29.A1" office:value-type="string">
            <text:p text:style-name="P53">Legalized torture and destruction of agency</text:p>
          </table:table-cell>
        </table:table-row>
        <table:table-row>
          <table:table-cell table:style-name="Table29.A1" office:value-type="string">
            <text:p text:style-name="P53">Denial of witness and whistleblower protection</text:p>
          </table:table-cell>
          <table:table-cell table:style-name="Table29.A1" office:value-type="string">
            <text:p text:style-name="P53">Non-investigation of abuses, reclassification as delusional</text:p>
          </table:table-cell>
          <table:table-cell table:style-name="Table29.A1" office:value-type="string">
            <text:p text:style-name="P53">Alleged unsubstantiated, alleged lacking credibility</text:p>
          </table:table-cell>
          <table:table-cell table:style-name="Table29.A1" office:value-type="string">
            <text:p text:style-name="P53">Protection of corrupt institutions</text:p>
          </table:table-cell>
          <table:table-cell table:style-name="Table29.A1" office:value-type="string">
            <text:p text:style-name="P53">Continuation of abuse and silence</text:p>
          </table:table-cell>
        </table:table-row>
        <table:table-row>
          <table:table-cell table:style-name="Table29.A1" office:value-type="string">
            <text:p text:style-name="P53">Narrative inversion</text:p>
          </table:table-cell>
          <table:table-cell table:style-name="Table29.A1" office:value-type="string">
            <text:p text:style-name="P53">Pathologizing those who document, speak, or resist</text:p>
          </table:table-cell>
          <table:table-cell table:style-name="Table29.A1" office:value-type="string">
            <text:p text:style-name="P53">Alleged grandiosity, alleged paranoia, alleged mental instability</text:p>
          </table:table-cell>
          <table:table-cell table:style-name="Table29.A1" office:value-type="string">
            <text:p text:style-name="P53">Discrediting survivor-researchers and critics</text:p>
          </table:table-cell>
          <table:table-cell table:style-name="Table29.A1" office:value-type="string">
            <text:p text:style-name="P53">Suppression of dissent and systemic rot</text:p>
          </table:table-cell>
        </table:table-row>
        <table:table-row>
          <table:table-cell table:style-name="Table29.A1" office:value-type="string">
            <text:p text:style-name="P53">Delegitimization of one health knowledge</text:p>
          </table:table-cell>
          <table:table-cell table:style-name="Table29.A1" office:value-type="string">
            <text:p text:style-name="P53">Blocking education, mislabeling bioecological content as fringe</text:p>
          </table:table-cell>
          <table:table-cell table:style-name="Table29.A1" office:value-type="string">
            <text:p text:style-name="P53">Alleged not clinical, alleged not primary care</text:p>
          </table:table-cell>
          <table:table-cell table:style-name="Table29.A1" office:value-type="string">
            <text:p text:style-name="P53">Protecting industrial interests and institutional inertia</text:p>
          </table:table-cell>
          <table:table-cell table:style-name="Table29.A1" office:value-type="string">
            <text:p text:style-name="P53">Collapse of integrative health capacity</text:p>
          </table:table-cell>
        </table:table-row>
      </table:table>
      <text:p text:style-name="P45"/>
      <text:p text:style-name="P56"><text:soft-page-break/><text:span text:style-name="Strong_20_Emphasis"><text:span text:style-name="T70">The foundational need for open-source infrastructures, transparent data governance, and radical accountability in mental health and society-wide science must be understood as a civilizational imperative.</text:span></text:span><text:span text:style-name="T70"> Open methodologies, published protocols, verifiable processes, and version-controlled documentation are not optional add-ons but structural safeguards essential to the preservation of collective sanity, public trust, and democratic functionality. In a domain as sensitive and high-stakes as mental health -where misclassification, diagnostic violence, and institutional malpractice can destroy lives -the requirement to open data for rigorous public scrutiny must be treated as a categorical ethical standard, not a discretionary practice. Scientific inquiry thrives under conditions of falsifiability, replication, and systemic transparency; mental health research, in particular, must expose not only its findings but also its errors, contexts, and power asymmetries (Ioannidis, 2005; Nosek et al., 2015; Munafò et al., 2017).</text:span></text:p>
      <text:p text:style-name="P50">A thriving and economically sustainable knowledge society depends on feedback loops of continuous improvement -on honest reporting of failure as a key pedagogical resource and the prevention of epistemic stagnation through mechanisms of accountability. Honest mistakes, when openly addressed, become the raw material of institutional learning and collective competence. Conversely, misallocation of responsibility, institutional <text:span text:style-name="T102">misallocated </text:span><text:span text:style-name="T101">shame and crimes hidden</text:span>, and the cultural coding of <text:span text:style-name="T103">new </text:span>error<text:span text:style-name="T103">s, acting and learning responsibly,</text:span> as personal shame<text:span text:style-name="T103">ful acts to punish,</text:span> convert <text:span text:style-name="T104">those </text:span>failures into crimes of omission <text:span text:style-name="T104">repeating over and over</text:span>, fueling a corrosive cycle of systemic collapse and social despair (Fricker, 2007; Edwards &amp; Roy, 2017). This calls for the universal adoption of open science platforms in psychiatry, medicine, education, and public service administration, ensuring that decisions affecting human lives are not buried in opaque silos but co-governed by informed, ethically grounded, and scientifically trained citizens. The educational system must rise to meet this demand, equipping each new generation not only with scientific literacy but with civic character, trained in the responsibility to build and uphold truth-based institutions and ethical governance infrastructures (Kennedy, 1963; European Commission, 2016; UNESCO, 2021). The future is not secure in the hands of those who play at adulthood while weaponizing authority against vulnerability. It must be held by those who understand that power entails duty -always public, accountable, and protective of life, not its degradation.</text:p>
      <text:p text:style-name="P50">In operationalizing the civilizational imperative for open infrastructures and truth-based governance, this doctoral work adopted a situated action-research methodology that actively resisted opacity, disinformation, and diagnostic authoritarianism in the fields of mental health and institutional science. The core methods implemented were not theoretical aspirations but practical necessities developed and executed under duress, in conditions marked by extreme precarity, targeted violence, and systematic betrayal. These methods include open publication of protocols, continuous digital documentation (despite recurrent sabotage), version-controlled knowledge bases, and full public accountability across all phases of research, coordination, and dissemination.</text:p>
      <text:p text:style-name="P45">Scientific documentation was treated as a form of civil protection -an epistemic archive meant to resist the erasure of facts, the rewriting of institutional records, and the gaslighting of survivor-researchers by abusive systems. The collapse of scientific and legal safeguards was not an abstract concept but a lived experience. Mental health classifications were weaponized to obscure physical abuse, police refused to take testimony despite visible injury, and support services stood with the perpetrators, enabling a long continuum of harm. Against this, the methods of this thesis included: maintaining a personal and collective knowledge base with open-source tools; preserving digital remnants despite systemic sabotage of data (loss of cloud accounts, email histories, and <text:soft-page-break/>collaborative platforms); and engaging directly with affected communities in co-producing curricula, protocols, and research agendas responsive to lived reality.</text:p>
      <text:p text:style-name="P45">Importantly, this was not an individualized intellectual project. It emerged from collective experience and sought to articulate collective need. The methods were co-informative, born from dialogue with other survivors, clinicians, and global researchers facing similar patterns of erasure and structural silencing. Their suffering, and the systemic suppression of their voices, reinforced the need for structural open science -science that is not a private enterprise of experts, but a public infrastructure of shared survival (Fricker, 2007; Munafò et al., 2017). Data governance, in this context, had to mean more than GDPR compliance: it required safeguarding the narrative and cognitive integrity of individuals forcibly rewritten by the state, by institutions, and by professional complicity. Version control of clinical and legal documentation was approached not only as a technical standard but as an ethical obligation -one that, if ignored, enables gaslighting, retraumatization, and structural repetition of abuse (Ioannidis, 2005; Edwards &amp; Roy, 2017).</text:p>
      <text:p text:style-name="P45">Working in these conditions -after being poisoned, repeatedly beaten, and punished for fulfilling basic parental responsibilities -meant that action-research itself had to become a survival practice. The state’s refusal to protect, its complicity in abuse, and its administrative weaponization of mental health labels made scientific rigor an act of dissent. Every effort to teach, write, organize, and document was criminalized or blocked. Still, the action-research proceeded: calls for participation were issued; materials and protocols shared in the open; courseware developed in real-time with the communities it was meant to serve. Civic and scientific communication was upheld as a principle of life-preservation, not just career development.</text:p>
      <text:p text:style-name="P45">The methods described were constrained by the near-total lack of funding, equipment, and institutional support. Despite these constraints, this research initiated the development of EU BEACON’s governance protocols for open science in education and health. It created free-access survey instruments, digital training materials, and a platform to disseminate evidence on coercion and structural violence, serving more than 20,000 users and stakeholders globally. The very process of carrying out these methods was pedagogical in nature -training others in critical literacy, non-coercive practice, and systems thinking, while resisting the systemic gaslighting so typical of psychiatric and social services under crisis capitalism (Fisher, 2009; Campbell &amp; Burgess, 2012).</text:p>
      <text:p text:style-name="P45">To document honestly, in public, in real time, from within states and systems whose own agents violated the rights of children, researchers, and citizens, was not a theoretical choice. It was what had to be done. These methods, learned through suffering, have global relevance. They form the backbone of a One Health education and research infrastructure that understands science not as control, but as a collective obligation to sustain truth, prevent harm, and heal what can still be saved.</text:p>
      <text:p text:style-name="P50">To protect and amplify the scientific effort described, this work concludes with a methodological pivot: from survivor-led field documentation and open resistance to diagnostic coercion, toward the institutionalization of protective infrastructures through expert systems. The EU BEACON One Health Education Action, founded and guided by this research, serves as a living framework for implementing algorithmically transparent, ethically grounded, and participatory expert systems for mental health, education, and public governance. These systems -under development and iteratively tested -embody open science principles not merely as aspirational goals but as operational <text:soft-page-break/>requirements, designed to counter the degradation of knowledge and the manipulation of diagnostics by state and professional actors in positions of abusive power.</text:p>
      <text:p text:style-name="P45">Scientific rigour, in this context, must expose and dismantle the pathologies of power that allow institutional actors to feign victimhood while perpetuating abuse. It is methodologically urgent to name this inversion of responsibility: the professionalized perpetrator class that frames accountability as persecution, that feigns outrage and appeals for ‘help’ to evade scrutiny. This psychological masquerade, enabled by bureaucratic privilege and enforced silence, is not an isolated phenomenon but an institutionalized practice deeply embedded in clinical, legal, and educational systems across Europe and beyond (Herman, 1992; Foucault, 1977; Rose, 1998). It functions by coopting the language of suffering while dehumanizing those truly harmed, turning vulnerability into criminalized deviance and criminality into an administrative routine (Goffman, 1961; Scott, 1990).</text:p>
      <text:p text:style-name="P45">The scientific method, properly implemented, offers a counter-method: evidence, transparency, reproducibility, and epistemic accountability. But in psychiatry and state-aligned disciplines, the failure to integrate biology as a living, dynamic process -not merely as reductionist neurotransmitter charts but in its evolutionary, ecological, and developmental reality -has fostered a grotesque simulacrum of science. That simulacrum upholds the most violent forms of institutional control while claiming biological legitimacy. Yet, it lacks molecular fidelity, ignores physiological systems integration, and remains ignorant of basic zoological, comparative, and developmental biology -thus betraying its foundational claims. Open science is the only valid corrective: a continuous, distributed, peer-auditable model of institutional learning, rooted in the democratic governance of knowledge and implemented from the ground up across research centres, clinical settings, educational hubs, and the wider citizenry (Ioannidis, 2005; Munafò et al., 2017; UNESCO, 2021).<text:line-break/><text:span text:style-name="T9"><text:line-break/></text:span>T<text:span text:style-name="T105">his research shows</text:span> <text:span text:style-name="T105">how</text:span> necessary to acknowledge a mode of fieldwork and scientific perseverance that no academic training prepares for, Yet, which constitutes a core methodological contribution of this dissertation: the forced displacement and transnational survival under extreme risk, with a backpack as the only equipment, and every departure executed before dawn under the imminent fear of death. The flight from institutional and domestic persecution was not symbolic -it was physical, procedural, and existential. It entailed months of sleeping dressed, boots on, ready to escape at any moment, knowing the children had already been taken, mourning in silence while strategizing survival. This form of autoethnographic resistance is not outside the domain of scientific method; rather, it represents a radical intensification of it, where documentation, memory, and responsibility toward others become the only remaining tools of epistemic agency (Behar, 1996; Fassin, 2017; Scheper-Hughes, 1995). The betrayal by those charged with protection -national police, social services, courts, university structures -was not an incidental oversight but a deliberate and sustained collapse of democratic duty, often acting in coordination with foreign logics of control, in contradiction to European and international human rights law (Nowak, 2019; UN OHCHR, 2020; Scheinin, 2022).</text:p>
      <text:p text:style-name="P45">In such conditions, method becomes indistinguishable from life itself. The careful maintenance of a secure digital knowledge base, the decision of what documents to carry and what to sacrifice, the continuation of writing and coordination amidst flight and grief -these were not journalistic instincts, but scientific obligations performed under torture-adjacent constraints (Méndez, 2013). The work was not only about preserving data, but preserving the possibility of speaking truth. It is <text:soft-page-break/>thus necessary to state, without embellishment or apology, that all findings in this dissertation -conceptual, empirical, political -were extracted against a backdrop of structural hatred, criminal impunity, and a coordinated attempt to silence a witness to systemic psychiatric violence. The institutions involved, both public and professional, operated with such bold disregard for life, legality, and scientific integrity that their conduct will require independent, transnational investigation. In the meantime, this work proceeds as it began: by recording, analyzing, and resisting, not in safety, but in clarity. One Health requires the protection of those who produce and safeguard the epistemic structures we depend on to survive pandemics, prevent atrocities, and dismantle corruption from within. If this work survives, it is because violence did not win -yet. But its agents remain in position, and they remain dangerous.</text:p>
      <text:p text:style-name="P39"><text:span text:style-name="Strong_20_Emphasis"><text:span text:style-name="T79"><text:line-break/>2.</text:span></text:span><text:span text:style-name="Strong_20_Emphasis"><text:span text:style-name="T80">8</text:span></text:span><text:span text:style-name="Strong_20_Emphasis"><text:span text:style-name="T79"> </text:span></text:span><text:span text:style-name="Strong_20_Emphasis"><text:span text:style-name="T22">Contextual introduction to published paper: ethical imperatives in qualitative research</text:span></text:span></text:p>
      <text:p text:style-name="P3"><text:span text:style-name="T22">The following paper, accepted for publication in the </text:span><text:span text:style-name="Emphasis"><text:span text:style-name="T22">Methods in Psychology</text:span></text:span><text:span text:style-name="T22"> Special Issue on "Ethical Issues in Qualitative Research" (Elsevier, Q1), represents a culmination of five years of longitudinal, multisite fieldwork carried out in Spain, Sweden, Italy, and Indonesia under the auspices of three major EU COST Actions (FOSTREN, ReMO, and BEACON). It directly addresses the central thematic core of this special call, which sought to explore ethical dilemmas in qualitative research, particularly in high-risk, structurally violent or epistemically contested environments. The inclusion of this peer-reviewed paper at the close of the chapter aligns with the thesis's overarching methodological and bioethical orientation. It exemplifies how medical anthropological inquiry must engage not only with procedural ethics, but with dynamic, real-time ethical responsiveness in contexts of institutional betrayal, psychiatric coercion, and testimonial silencing (Fricker, 2007; Guillemin &amp; Gillam, 2004). The study contributes substantively to current debates around the necessity of trauma-informed, open science-based, and action-research grounded methodologies, in alignment with recent WHO, UN, and Council of Europe calls to reform coercive mental health systems (WHO, 2021; Pūras, 2020; Council of Europe, 2023).</text:span></text:p>
      <text:p text:style-name="P45">As a contribution to this high-impact special issue, the paper strengthens the thesis’s evidentiary base and exemplifies the translational potential of field-based qualitative research to inform both policy and scholarly discourse. It operationalizes the methodological and ethical principles elaborated throughout this dissertation -especially concerning epistemic justice, researcher safety, and ethical infrastructures of witnessing -and demonstrates their viability within the peer-reviewed academic landscape. The article thus serves not merely as a product of field engagement, but as a vehicle for institutional critique and scholarly trans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mment" style:family="paragraph" style:parent-style-name="Standard" style:class="extra">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2:08:39.196072081</meta:creation-date>
    <meta:generator>LibreOffice/24.2.7.2$Linux_X86_64 LibreOffice_project/420$Build-2</meta:generator>
    <dc:date>2025-06-28T10:07:38.898105459</dc:date>
    <meta:editing-duration>P1DT2H15M14S</meta:editing-duration>
    <meta:editing-cycles>138</meta:editing-cycles>
    <meta:document-statistic meta:table-count="29" meta:image-count="0" meta:object-count="0" meta:page-count="47" meta:paragraph-count="712" meta:word-count="22215" meta:character-count="164929" meta:non-whitespace-character-count="143390"/>
  </office:meta>
</office:document-meta>
</file>